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9ef39" officeooo:paragraph-rsid="0019ef39"/>
    </style:style>
    <style:style style:name="P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bd066" officeooo:paragraph-rsid="0019ef39"/>
    </style:style>
    <style:style style:name="P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1c6170" officeooo:paragraph-rsid="001c5ff3"/>
    </style:style>
    <style:style style:name="P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8eb9c" officeooo:paragraph-rsid="0058eb9c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95790" officeooo:paragraph-rsid="00595790"/>
    </style:style>
    <style:style style:name="P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aa705" officeooo:paragraph-rsid="005aa705"/>
    </style:style>
    <style:style style:name="P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d8275" officeooo:paragraph-rsid="005d8275"/>
    </style:style>
    <style:style style:name="P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dff36" officeooo:paragraph-rsid="005dff36"/>
    </style:style>
    <style:style style:name="P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5fcb71" officeooo:paragraph-rsid="005fcb71"/>
    </style:style>
    <style:style style:name="P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2a25e" officeooo:paragraph-rsid="0062a25e"/>
    </style:style>
    <style:style style:name="P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31179" officeooo:paragraph-rsid="00631179"/>
    </style:style>
    <style:style style:name="P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539cd" officeooo:paragraph-rsid="006539cd"/>
    </style:style>
    <style:style style:name="P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5a63a" officeooo:paragraph-rsid="0065a63a"/>
    </style:style>
    <style:style style:name="P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39b10" officeooo:paragraph-rsid="00639b10"/>
    </style:style>
    <style:style style:name="P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7f1d9" officeooo:paragraph-rsid="0067f1d9"/>
    </style:style>
    <style:style style:name="P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8fa27" officeooo:paragraph-rsid="0068fa27"/>
    </style:style>
    <style:style style:name="P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b38b3" officeooo:paragraph-rsid="006b38b3"/>
    </style:style>
    <style:style style:name="P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6c882b" officeooo:paragraph-rsid="006c882b"/>
    </style:style>
    <style:style style:name="P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35618" officeooo:paragraph-rsid="006eaeac"/>
    </style:style>
    <style:style style:name="P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35618" officeooo:paragraph-rsid="00735618"/>
    </style:style>
    <style:style style:name="P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5380e" officeooo:paragraph-rsid="0075380e"/>
    </style:style>
    <style:style style:name="P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58341" officeooo:paragraph-rsid="00758341"/>
    </style:style>
    <style:style style:name="P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6d710" officeooo:paragraph-rsid="0076d710"/>
    </style:style>
    <style:style style:name="P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881c6" officeooo:paragraph-rsid="007881c6"/>
    </style:style>
    <style:style style:name="P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a2b93" officeooo:paragraph-rsid="007a2b93"/>
    </style:style>
    <style:style style:name="P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aafc3" officeooo:paragraph-rsid="007aafc3"/>
    </style:style>
    <style:style style:name="P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b4f1d" officeooo:paragraph-rsid="007b4f1d"/>
    </style:style>
    <style:style style:name="P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bce31" officeooo:paragraph-rsid="007bce31"/>
    </style:style>
    <style:style style:name="P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d430b" officeooo:paragraph-rsid="007d430b"/>
    </style:style>
    <style:style style:name="P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7f2e11" officeooo:paragraph-rsid="007f2e11"/>
    </style:style>
    <style:style style:name="P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800790" officeooo:paragraph-rsid="00800790"/>
    </style:style>
    <style:style style:name="P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81bfbb" officeooo:paragraph-rsid="0081bfbb"/>
    </style:style>
    <style:style style:name="P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8473ad" officeooo:paragraph-rsid="008473ad"/>
    </style:style>
    <style:style style:name="P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85db2e" officeooo:paragraph-rsid="0085db2e"/>
    </style:style>
    <style:style style:name="P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87d7f7" officeooo:paragraph-rsid="0087d7f7"/>
    </style:style>
    <style:style style:name="P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8814be" officeooo:paragraph-rsid="008814be"/>
    </style:style>
    <style:style style:name="P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officeooo:rsid="00898898" officeooo:paragraph-rsid="00898898"/>
    </style:style>
    <style:style style:name="P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language="ru" fo:country="RU" fo:font-weight="bold" officeooo:rsid="001e33b8" officeooo:paragraph-rsid="00114514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19ef39"/>
    </style:style>
    <style:style style:name="P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1c5ff3"/>
    </style:style>
    <style:style style:name="P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20ee1e"/>
    </style:style>
    <style:style style:name="P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357ada" officeooo:paragraph-rsid="003518a8"/>
    </style:style>
    <style:style style:name="P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3cd86f" officeooo:paragraph-rsid="00365abf"/>
    </style:style>
    <style:style style:name="P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3e983d" officeooo:paragraph-rsid="003e983d"/>
    </style:style>
    <style:style style:name="P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4353c8" officeooo:paragraph-rsid="0041bbf1"/>
    </style:style>
    <style:style style:name="P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4353c8" officeooo:paragraph-rsid="004353c8"/>
    </style:style>
    <style:style style:name="P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450349" officeooo:paragraph-rsid="00450349"/>
    </style:style>
    <style:style style:name="P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51152c" officeooo:paragraph-rsid="0089ad5f" fo:background-color="transparent"/>
    </style:style>
    <style:style style:name="P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8cecff" officeooo:paragraph-rsid="008cecff" fo:background-color="transparent"/>
    </style:style>
    <style:style style:name="P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8e9b20" officeooo:paragraph-rsid="008e9b20" fo:background-color="transparent"/>
    </style:style>
    <style:style style:name="P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90329a" officeooo:paragraph-rsid="0090329a" fo:background-color="transparent"/>
    </style:style>
    <style:style style:name="P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91b0f9" officeooo:paragraph-rsid="0091b0f9" fo:background-color="transparent"/>
    </style:style>
    <style:style style:name="P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929006" officeooo:paragraph-rsid="00929006" fo:background-color="transparent"/>
    </style:style>
    <style:style style:name="P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960c49" officeooo:paragraph-rsid="00960c49" fo:background-color="transparent"/>
    </style:style>
    <style:style style:name="P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8bab60" officeooo:paragraph-rsid="008bab60" fo:background-color="transparent"/>
    </style:style>
    <style:style style:name="P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a4e708" officeooo:paragraph-rsid="00a397af" fo:background-color="transparent"/>
    </style:style>
    <style:style style:name="P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a4e708" officeooo:paragraph-rsid="00a4e708" fo:background-color="transparent"/>
    </style:style>
    <style:style style:name="P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a96e44" officeooo:paragraph-rsid="00a7f1fa" fo:background-color="transparent"/>
    </style:style>
    <style:style style:name="P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a9b25b" officeooo:paragraph-rsid="00a9b25b" fo:background-color="transparent"/>
    </style:style>
    <style:style style:name="P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af912e" officeooo:paragraph-rsid="00af912e" fo:background-color="transparent"/>
    </style:style>
    <style:style style:name="P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adbf6a" officeooo:paragraph-rsid="00b0a367" fo:background-color="transparent"/>
    </style:style>
    <style:style style:name="P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b57820" officeooo:paragraph-rsid="00b4ee7a" fo:background-color="transparent"/>
    </style:style>
    <style:style style:name="P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b57820" officeooo:paragraph-rsid="00b57820" fo:background-color="transparent"/>
    </style:style>
    <style:style style:name="P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b9edc2" officeooo:paragraph-rsid="00b9edc2" fo:background-color="transparent"/>
    </style:style>
    <style:style style:name="P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be0bc7" officeooo:paragraph-rsid="00be0bc7" fo:background-color="transparent"/>
    </style:style>
    <style:style style:name="P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ceaa36" officeooo:paragraph-rsid="00ceaa36" fo:background-color="transparent"/>
    </style:style>
    <style:style style:name="P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cfa284" officeooo:paragraph-rsid="00cfa284" fo:background-color="transparent"/>
    </style:style>
    <style:style style:name="P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1ff6e" officeooo:paragraph-rsid="00d1ff6e" fo:background-color="transparent"/>
    </style:style>
    <style:style style:name="P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9d574" officeooo:paragraph-rsid="00d9d574" fo:background-color="transparent"/>
    </style:style>
    <style:style style:name="P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c7022" officeooo:paragraph-rsid="00db8197" fo:background-color="transparent"/>
    </style:style>
    <style:style style:name="P7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c7022" officeooo:paragraph-rsid="00dc7022" fo:background-color="transparent"/>
    </style:style>
    <style:style style:name="P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c9244" officeooo:paragraph-rsid="00dc9244" fo:background-color="transparent"/>
    </style:style>
    <style:style style:name="P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c999e" officeooo:paragraph-rsid="00dc999e" fo:background-color="transparent"/>
    </style:style>
    <style:style style:name="P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cbe7a" officeooo:paragraph-rsid="00dc999e" fo:background-color="transparent"/>
    </style:style>
    <style:style style:name="P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cbe7a" officeooo:paragraph-rsid="00dcbe7a" fo:background-color="transparent"/>
    </style:style>
    <style:style style:name="P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eb47f" officeooo:paragraph-rsid="00de5077" fo:background-color="transparent"/>
    </style:style>
    <style:style style:name="P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eb47f" officeooo:paragraph-rsid="00deb47f" fo:background-color="transparent"/>
    </style:style>
    <style:style style:name="P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df2d71" officeooo:paragraph-rsid="00df2d71" fo:background-color="transparent"/>
    </style:style>
    <style:style style:name="P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169ab" officeooo:paragraph-rsid="00e169ab" fo:background-color="transparent"/>
    </style:style>
    <style:style style:name="P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18bab" officeooo:paragraph-rsid="00e18bab" fo:background-color="transparent"/>
    </style:style>
    <style:style style:name="P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31735" officeooo:paragraph-rsid="00e31735" fo:background-color="transparent"/>
    </style:style>
    <style:style style:name="P8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59fed" officeooo:paragraph-rsid="00e31735" fo:background-color="transparent"/>
    </style:style>
    <style:style style:name="P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59fed" officeooo:paragraph-rsid="00e59fed" fo:background-color="transparent"/>
    </style:style>
    <style:style style:name="P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5f41e" officeooo:paragraph-rsid="00e5f41e" fo:background-color="transparent"/>
    </style:style>
    <style:style style:name="P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7042f" officeooo:paragraph-rsid="00e7042f" fo:background-color="transparent"/>
    </style:style>
    <style:style style:name="P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880d9" officeooo:paragraph-rsid="00e880d9" fo:background-color="transparent"/>
    </style:style>
    <style:style style:name="P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a93c7" officeooo:paragraph-rsid="00ea93c7" fo:background-color="transparent"/>
    </style:style>
    <style:style style:name="P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ee7d11" officeooo:paragraph-rsid="00ed33a5" fo:background-color="transparent"/>
    </style:style>
    <style:style style:name="P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f1b0a6" officeooo:paragraph-rsid="00ee7d11" fo:background-color="transparent"/>
    </style:style>
    <style:style style:name="P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f2a170" officeooo:paragraph-rsid="00f2a170" fo:background-color="transparent"/>
    </style:style>
    <style:style style:name="P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f34fa2" officeooo:paragraph-rsid="00f34fa2" fo:background-color="transparent"/>
    </style:style>
    <style:style style:name="P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paragraph-rsid="00f5a709" fo:background-color="transparent"/>
    </style:style>
    <style:style style:name="P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f5a709" officeooo:paragraph-rsid="00f5a709" fo:background-color="transparent"/>
    </style:style>
    <style:style style:name="P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f72026" officeooo:paragraph-rsid="00f5bc86" fo:background-color="transparent"/>
    </style:style>
    <style:style style:name="P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f72026" officeooo:paragraph-rsid="00f72026" fo:background-color="transparent"/>
    </style:style>
    <style:style style:name="P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f90a88" officeooo:paragraph-rsid="00f90a88" fo:background-color="transparent"/>
    </style:style>
    <style:style style:name="P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fa66b1" officeooo:paragraph-rsid="00fa66b1" fo:background-color="transparent"/>
    </style:style>
    <style:style style:name="P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0fc4a43" officeooo:paragraph-rsid="00fc4a43" fo:background-color="transparent"/>
    </style:style>
    <style:style style:name="P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0087ac" officeooo:paragraph-rsid="00fc4a43" fo:background-color="transparent"/>
    </style:style>
    <style:style style:name="P1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03235a" officeooo:paragraph-rsid="0103235a" fo:background-color="transparent"/>
    </style:style>
    <style:style style:name="P1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0e52a4" officeooo:paragraph-rsid="010e52a4" fo:background-color="transparent"/>
    </style:style>
    <style:style style:name="P1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0f539d" officeooo:paragraph-rsid="010f539d" fo:background-color="transparent"/>
    </style:style>
    <style:style style:name="P1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06187" officeooo:paragraph-rsid="01106187" fo:background-color="transparent"/>
    </style:style>
    <style:style style:name="P1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1a544" officeooo:paragraph-rsid="0111a544" fo:background-color="transparent"/>
    </style:style>
    <style:style style:name="P1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23777" officeooo:paragraph-rsid="01123777" fo:background-color="transparent"/>
    </style:style>
    <style:style style:name="P1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2bea0" officeooo:paragraph-rsid="0112bea0" fo:background-color="transparent"/>
    </style:style>
    <style:style style:name="P1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3dea5" officeooo:paragraph-rsid="0113dea5" fo:background-color="transparent"/>
    </style:style>
    <style:style style:name="P10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57d1d" officeooo:paragraph-rsid="01157d1d" fo:background-color="transparent"/>
    </style:style>
    <style:style style:name="P1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6d7db" officeooo:paragraph-rsid="0116d7db" fo:background-color="transparent"/>
    </style:style>
    <style:style style:name="P1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7b801" officeooo:paragraph-rsid="0117b801" fo:background-color="transparent"/>
    </style:style>
    <style:style style:name="P1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98f3d" officeooo:paragraph-rsid="01198f3d" fo:background-color="transparent"/>
    </style:style>
    <style:style style:name="P1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b32e2" officeooo:paragraph-rsid="01198f3d" fo:background-color="transparent"/>
    </style:style>
    <style:style style:name="P1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b6dfd" officeooo:paragraph-rsid="011b6dfd" fo:background-color="transparent"/>
    </style:style>
    <style:style style:name="P1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bb420" officeooo:paragraph-rsid="011b6dfd" fo:background-color="transparent"/>
    </style:style>
    <style:style style:name="P1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bb420" officeooo:paragraph-rsid="011bb420" fo:background-color="transparent"/>
    </style:style>
    <style:style style:name="P1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219b33" officeooo:paragraph-rsid="01219b33" fo:background-color="transparent"/>
    </style:style>
    <style:style style:name="P1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264985" officeooo:paragraph-rsid="01264985" fo:background-color="transparent"/>
    </style:style>
    <style:style style:name="P1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2783dc" officeooo:paragraph-rsid="012783dc" fo:background-color="transparent"/>
    </style:style>
    <style:style style:name="P1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27b17f" officeooo:paragraph-rsid="0127b17f" fo:background-color="transparent"/>
    </style:style>
    <style:style style:name="P1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2590b0" officeooo:paragraph-rsid="012590b0" fo:background-color="transparent"/>
    </style:style>
    <style:style style:name="P1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29d29b" officeooo:paragraph-rsid="0129d29b" fo:background-color="transparent"/>
    </style:style>
    <style:style style:name="P1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2ad512" officeooo:paragraph-rsid="012ad512" fo:background-color="transparent"/>
    </style:style>
    <style:style style:name="P1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2d9431" officeooo:paragraph-rsid="012d9431" fo:background-color="transparent"/>
    </style:style>
    <style:style style:name="P1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30ca1d" officeooo:paragraph-rsid="0130ca1d" fo:background-color="transparent"/>
    </style:style>
    <style:style style:name="P1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33a109" officeooo:paragraph-rsid="0130ca1d" fo:background-color="transparent"/>
    </style:style>
    <style:style style:name="P1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33a109" officeooo:paragraph-rsid="0133a109" fo:background-color="transparent"/>
    </style:style>
    <style:style style:name="P1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34f044" officeooo:paragraph-rsid="0134f044" fo:background-color="transparent"/>
    </style:style>
    <style:style style:name="P1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4370c0" officeooo:paragraph-rsid="01420706" fo:background-color="transparent"/>
    </style:style>
    <style:style style:name="P1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4370c0" officeooo:paragraph-rsid="014370c0" fo:background-color="transparent"/>
    </style:style>
    <style:style style:name="P1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439aa5" officeooo:paragraph-rsid="014370c0" fo:background-color="transparent"/>
    </style:style>
    <style:style style:name="P1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468839" officeooo:paragraph-rsid="014555e2" fo:background-color="transparent"/>
    </style:style>
    <style:style style:name="P1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4e379d" officeooo:paragraph-rsid="014d2a00" fo:background-color="transparent"/>
    </style:style>
    <style:style style:name="P1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4e3d92" officeooo:paragraph-rsid="014e3d92" fo:background-color="transparent"/>
    </style:style>
    <style:style style:name="P1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4fa94a" officeooo:paragraph-rsid="014fa94a" fo:background-color="transparent"/>
    </style:style>
    <style:style style:name="P1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16e98" officeooo:paragraph-rsid="01516e98" fo:background-color="transparent"/>
    </style:style>
    <style:style style:name="P1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1f624" officeooo:paragraph-rsid="0151f624" fo:background-color="transparent"/>
    </style:style>
    <style:style style:name="P1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31a75" officeooo:paragraph-rsid="01531a75" fo:background-color="transparent"/>
    </style:style>
    <style:style style:name="P1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3c3e8" officeooo:paragraph-rsid="0153c3e8" fo:background-color="transparent"/>
    </style:style>
    <style:style style:name="P1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52009" officeooo:paragraph-rsid="01552009" fo:background-color="transparent"/>
    </style:style>
    <style:style style:name="P1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716f3" officeooo:paragraph-rsid="015716f3" fo:background-color="transparent"/>
    </style:style>
    <style:style style:name="P1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7fbfa" officeooo:paragraph-rsid="0157fbfa" fo:background-color="transparent"/>
    </style:style>
    <style:style style:name="P1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924dc" officeooo:paragraph-rsid="015924dc" fo:background-color="transparent"/>
    </style:style>
    <style:style style:name="P1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9d68a" officeooo:paragraph-rsid="0159b52f" fo:background-color="transparent"/>
    </style:style>
    <style:style style:name="P1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bfece" officeooo:paragraph-rsid="015bfece" fo:background-color="transparent"/>
    </style:style>
    <style:style style:name="P1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d6d48" officeooo:paragraph-rsid="015cb81f" fo:background-color="transparent"/>
    </style:style>
    <style:style style:name="P1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d6d48" officeooo:paragraph-rsid="015d6d48" fo:background-color="transparent"/>
    </style:style>
    <style:style style:name="P1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f0c50" officeooo:paragraph-rsid="015f0c50" fo:background-color="transparent"/>
    </style:style>
    <style:style style:name="P1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07c2a" officeooo:paragraph-rsid="01607c2a" fo:background-color="transparent"/>
    </style:style>
    <style:style style:name="P1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cb81f" officeooo:paragraph-rsid="015cb81f" fo:background-color="transparent"/>
    </style:style>
    <style:style style:name="P1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3b2ac" officeooo:paragraph-rsid="0163b2ac" fo:background-color="transparent"/>
    </style:style>
    <style:style style:name="P1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41378" officeooo:paragraph-rsid="01641378" fo:background-color="transparent"/>
    </style:style>
    <style:style style:name="P1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446c9" officeooo:paragraph-rsid="016446c9" fo:background-color="transparent"/>
    </style:style>
    <style:style style:name="P1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4daff" officeooo:paragraph-rsid="0164daff" fo:background-color="transparent"/>
    </style:style>
    <style:style style:name="P1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607d3" officeooo:paragraph-rsid="016607d3" fo:background-color="transparent"/>
    </style:style>
    <style:style style:name="P1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7f7a2" officeooo:paragraph-rsid="0167f7a2" fo:background-color="transparent"/>
    </style:style>
    <style:style style:name="P1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82268" officeooo:paragraph-rsid="01682268" fo:background-color="transparent"/>
    </style:style>
    <style:style style:name="P1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839ba" officeooo:paragraph-rsid="016839ba" fo:background-color="transparent"/>
    </style:style>
    <style:style style:name="P1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8b14a" officeooo:paragraph-rsid="0168b14a" fo:background-color="transparent"/>
    </style:style>
    <style:style style:name="P1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9e552" officeooo:paragraph-rsid="0168b14a" fo:background-color="transparent"/>
    </style:style>
    <style:style style:name="P1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6cf931" officeooo:paragraph-rsid="016cf931" fo:background-color="transparent"/>
    </style:style>
    <style:style style:name="P1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704ddb" officeooo:paragraph-rsid="01704ddb" fo:background-color="transparent"/>
    </style:style>
    <style:style style:name="P1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70e93f" officeooo:paragraph-rsid="0170e93f" fo:background-color="transparent"/>
    </style:style>
    <style:style style:name="P1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7c9da8" officeooo:paragraph-rsid="017c9da8" fo:background-color="transparent"/>
    </style:style>
    <style:style style:name="P1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88bcb8" officeooo:paragraph-rsid="0188bcb8" fo:background-color="transparent"/>
    </style:style>
    <style:style style:name="P1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8a2e18" officeooo:paragraph-rsid="018a2e18" fo:background-color="transparent"/>
    </style:style>
    <style:style style:name="P1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8c104c" officeooo:paragraph-rsid="018c104c" fo:background-color="transparent"/>
    </style:style>
    <style:style style:name="P1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8c1d04" officeooo:paragraph-rsid="018c1d04" fo:background-color="transparent"/>
    </style:style>
    <style:style style:name="P1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8d7ea9" officeooo:paragraph-rsid="018d7ea9" fo:background-color="transparent"/>
    </style:style>
    <style:style style:name="P1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9a6ac2" officeooo:paragraph-rsid="0199fd64" fo:background-color="transparent"/>
    </style:style>
    <style:style style:name="P1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59b52f" officeooo:paragraph-rsid="015924dc" fo:background-color="transparent"/>
    </style:style>
    <style:style style:name="P171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color="#000000" fo:language="ru" fo:country="RU" officeooo:rsid="0382829a" officeooo:paragraph-rsid="0382829a" fo:background-color="transparent"/>
    </style:style>
    <style:style style:name="P1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77f904" officeooo:paragraph-rsid="03738371" fo:background-color="transparent"/>
    </style:style>
    <style:style style:name="P1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b95423" officeooo:paragraph-rsid="03b92b55" fo:background-color="transparent"/>
    </style:style>
    <style:style style:name="P1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b9ebbc" officeooo:paragraph-rsid="03b9ebbc" fo:background-color="transparent"/>
    </style:style>
    <style:style style:name="P1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bdc64f" officeooo:paragraph-rsid="03bdc64f" fo:background-color="transparent"/>
    </style:style>
    <style:style style:name="P1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374772" officeooo:paragraph-rsid="01374772"/>
    </style:style>
    <style:style style:name="P1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396ded" officeooo:paragraph-rsid="01396ded"/>
    </style:style>
    <style:style style:name="P1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3a4556" officeooo:paragraph-rsid="013a4556"/>
    </style:style>
    <style:style style:name="P1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19b3ca" officeooo:paragraph-rsid="0319b3ca"/>
    </style:style>
    <style:style style:name="P1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2e2203" officeooo:paragraph-rsid="032e2203"/>
    </style:style>
    <style:style style:name="P1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2ee78a" officeooo:paragraph-rsid="032ee78a"/>
    </style:style>
    <style:style style:name="P18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2fc51c" officeooo:paragraph-rsid="032fc51c"/>
    </style:style>
    <style:style style:name="P1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0d9ec" officeooo:paragraph-rsid="0330d9ec"/>
    </style:style>
    <style:style style:name="P1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1beff" officeooo:paragraph-rsid="0331beff"/>
    </style:style>
    <style:style style:name="P1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42239" officeooo:paragraph-rsid="03342239"/>
    </style:style>
    <style:style style:name="P1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424d1" officeooo:paragraph-rsid="03342239"/>
    </style:style>
    <style:style style:name="P1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5e18b" officeooo:paragraph-rsid="0335e18b"/>
    </style:style>
    <style:style style:name="P1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aef17" officeooo:paragraph-rsid="033aef17"/>
    </style:style>
    <style:style style:name="P1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aef17" officeooo:paragraph-rsid="0356b8da"/>
    </style:style>
    <style:style style:name="P1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bfa38" officeooo:paragraph-rsid="033bfa38"/>
    </style:style>
    <style:style style:name="P1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dd885" officeooo:paragraph-rsid="033bfa38"/>
    </style:style>
    <style:style style:name="P1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dd885" officeooo:paragraph-rsid="033dd885"/>
    </style:style>
    <style:style style:name="P1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dd885" officeooo:paragraph-rsid="033d6153"/>
    </style:style>
    <style:style style:name="P1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3f2d5b" officeooo:paragraph-rsid="033f2d5b"/>
    </style:style>
    <style:style style:name="P1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515699" officeooo:paragraph-rsid="03515699"/>
    </style:style>
    <style:style style:name="P1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529f2c" officeooo:paragraph-rsid="03529f2c"/>
    </style:style>
    <style:style style:name="P1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35b47e2" officeooo:paragraph-rsid="035b47e2"/>
    </style:style>
    <style:style style:name="P1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officeooo:paragraph-rsid="003518a8"/>
    </style:style>
    <style:style style:name="P1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officeooo:rsid="03796d4c" officeooo:paragraph-rsid="03796d4c"/>
    </style:style>
    <style:style style:name="P2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31ae1a"/>
    </style:style>
    <style:style style:name="P2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3ce5aa"/>
    </style:style>
    <style:style style:name="P2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4353c8" officeooo:paragraph-rsid="004353c8"/>
    </style:style>
    <style:style style:name="P2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5d8275" officeooo:paragraph-rsid="005d8275"/>
    </style:style>
    <style:style style:name="P2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660ffb" officeooo:paragraph-rsid="00660ffb"/>
    </style:style>
    <style:style style:name="P2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68fa27" officeooo:paragraph-rsid="0068fa27"/>
    </style:style>
    <style:style style:name="P2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6b38b3" officeooo:paragraph-rsid="006b38b3"/>
    </style:style>
    <style:style style:name="P2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6c882b" officeooo:paragraph-rsid="006c882b"/>
    </style:style>
    <style:style style:name="P20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6eaeac"/>
    </style:style>
    <style:style style:name="P2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73ff12" officeooo:paragraph-rsid="0073ff12"/>
    </style:style>
    <style:style style:name="P2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758341" officeooo:paragraph-rsid="00758341"/>
    </style:style>
    <style:style style:name="P2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7881c6" officeooo:paragraph-rsid="007881c6"/>
    </style:style>
    <style:style style:name="P2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7bce31" officeooo:paragraph-rsid="007bce31"/>
    </style:style>
    <style:style style:name="P2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81bfbb" officeooo:paragraph-rsid="0081bfbb"/>
    </style:style>
    <style:style style:name="P2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898898" officeooo:paragraph-rsid="00898898"/>
    </style:style>
    <style:style style:name="P2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89ad5f" officeooo:paragraph-rsid="0089ad5f"/>
    </style:style>
    <style:style style:name="P2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d9d574" officeooo:paragraph-rsid="00d9d574" fo:background-color="transparent"/>
    </style:style>
    <style:style style:name="P2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6007dc" officeooo:paragraph-rsid="036007dc" fo:background-color="transparent"/>
    </style:style>
    <style:style style:name="P21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color="#c9211e" fo:language="ru" fo:country="RU" officeooo:rsid="01aedcea" officeooo:paragraph-rsid="01a9e2d4" fo:background-color="transparent"/>
    </style:style>
    <style:style style:name="P2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abbf19" officeooo:paragraph-rsid="03abbf19" fo:background-color="transparent"/>
    </style:style>
    <style:style style:name="P2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8cea74" officeooo:paragraph-rsid="038cea74" fo:background-color="transparent"/>
    </style:style>
    <style:style style:name="P2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07458d" officeooo:paragraph-rsid="0307458d" fo:background-color="transparent"/>
    </style:style>
    <style:style style:name="P2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8f7a45" officeooo:paragraph-rsid="038f7a45" fo:background-color="transparent"/>
    </style:style>
    <style:style style:name="P2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8fdc18" officeooo:paragraph-rsid="038fdc18" fo:background-color="transparent"/>
    </style:style>
    <style:style style:name="P2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90ecbb" officeooo:paragraph-rsid="0390ecbb" fo:background-color="transparent"/>
    </style:style>
    <style:style style:name="P2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91039c" officeooo:paragraph-rsid="0391039c" fo:background-color="transparent"/>
    </style:style>
    <style:style style:name="P2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929eea" officeooo:paragraph-rsid="03929eea" fo:background-color="transparent"/>
    </style:style>
    <style:style style:name="P2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961844" officeooo:paragraph-rsid="03961844" fo:background-color="transparent"/>
    </style:style>
    <style:style style:name="P2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9ae597" officeooo:paragraph-rsid="039ae597" fo:background-color="transparent"/>
    </style:style>
    <style:style style:name="P2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b421f3" officeooo:paragraph-rsid="03b421f3" fo:background-color="transparent"/>
    </style:style>
    <style:style style:name="P2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03e983d" officeooo:paragraph-rsid="003e983d"/>
    </style:style>
    <style:style style:name="P2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fo:font-weight="normal" officeooo:rsid="039cc36a" officeooo:paragraph-rsid="039cc36a" style:font-weight-asian="normal" style:font-weight-complex="normal"/>
    </style:style>
    <style:style style:name="P2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officeooo:paragraph-rsid="00db8197"/>
    </style:style>
    <style:style style:name="P2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officeooo:rsid="0360d15c" officeooo:paragraph-rsid="0360d15c"/>
    </style:style>
    <style:style style:name="P2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a397af"/>
    </style:style>
    <style:style style:name="P2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a4e708" officeooo:paragraph-rsid="00a4e708"/>
    </style:style>
    <style:style style:name="P2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91b0f9"/>
    </style:style>
    <style:style style:name="P2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a7f1fa"/>
    </style:style>
    <style:style style:name="P2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a9b25b" officeooo:paragraph-rsid="00a9b25b"/>
    </style:style>
    <style:style style:name="P2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adbf6a"/>
    </style:style>
    <style:style style:name="P2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aebd93"/>
    </style:style>
    <style:style style:name="P2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af912e"/>
    </style:style>
    <style:style style:name="P2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b0a367" officeooo:paragraph-rsid="00b0a367"/>
    </style:style>
    <style:style style:name="P2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b4ee7a"/>
    </style:style>
    <style:style style:name="P2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b8a73d"/>
    </style:style>
    <style:style style:name="P2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b9edc2" officeooo:paragraph-rsid="00b9edc2"/>
    </style:style>
    <style:style style:name="P2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bc3959"/>
    </style:style>
    <style:style style:name="P2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be7a55" officeooo:paragraph-rsid="00be7a55"/>
    </style:style>
    <style:style style:name="P2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d056b0"/>
    </style:style>
    <style:style style:name="P2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d1ff6e" officeooo:paragraph-rsid="00d1ff6e"/>
    </style:style>
    <style:style style:name="P2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d307e2" officeooo:paragraph-rsid="00d307e2"/>
    </style:style>
    <style:style style:name="P2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cfa284"/>
    </style:style>
    <style:style style:name="P2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d97b15"/>
    </style:style>
    <style:style style:name="P2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dc999e" officeooo:paragraph-rsid="00dc999e"/>
    </style:style>
    <style:style style:name="P2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de5077" officeooo:paragraph-rsid="00de5077"/>
    </style:style>
    <style:style style:name="P2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e18bab" officeooo:paragraph-rsid="00e18bab"/>
    </style:style>
    <style:style style:name="P2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e31735"/>
    </style:style>
    <style:style style:name="P2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5eb91e" officeooo:rsid="00e31735" officeooo:paragraph-rsid="00e31735"/>
    </style:style>
    <style:style style:name="P2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e880d9" officeooo:paragraph-rsid="00e880d9"/>
    </style:style>
    <style:style style:name="P2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ea93c7" officeooo:paragraph-rsid="00ea93c7"/>
    </style:style>
    <style:style style:name="P2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ead9c1"/>
    </style:style>
    <style:style style:name="P2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eb9be4" officeooo:paragraph-rsid="00eb9be4"/>
    </style:style>
    <style:style style:name="P2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ee7d11" officeooo:paragraph-rsid="00ee7d11"/>
    </style:style>
    <style:style style:name="P2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ed33a5"/>
    </style:style>
    <style:style style:name="P2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f4ef50" officeooo:paragraph-rsid="00f4ef50"/>
    </style:style>
    <style:style style:name="P2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f5bc86"/>
    </style:style>
    <style:style style:name="P2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f90a88" officeooo:paragraph-rsid="00f90a88"/>
    </style:style>
    <style:style style:name="P2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f90a88"/>
    </style:style>
    <style:style style:name="P2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03235a" officeooo:paragraph-rsid="0103235a"/>
    </style:style>
    <style:style style:name="P2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f34fa2"/>
    </style:style>
    <style:style style:name="P2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fa66b1"/>
    </style:style>
    <style:style style:name="P27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066f87"/>
    </style:style>
    <style:style style:name="P2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ee7d11"/>
    </style:style>
    <style:style style:name="P2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12bea0" officeooo:paragraph-rsid="0112bea0"/>
    </style:style>
    <style:style style:name="P2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17b801" officeooo:paragraph-rsid="0117b801"/>
    </style:style>
    <style:style style:name="P2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1b6dfd" officeooo:paragraph-rsid="011b6dfd"/>
    </style:style>
    <style:style style:name="P2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219b33" officeooo:paragraph-rsid="01219b33"/>
    </style:style>
    <style:style style:name="P2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2590b0"/>
    </style:style>
    <style:style style:name="P2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264985" officeooo:paragraph-rsid="01264985"/>
    </style:style>
    <style:style style:name="P2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2ad512"/>
    </style:style>
    <style:style style:name="P2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2d9431"/>
    </style:style>
    <style:style style:name="P2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2e71de" officeooo:paragraph-rsid="012e71de"/>
    </style:style>
    <style:style style:name="P28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30ca1d" officeooo:paragraph-rsid="0130ca1d"/>
    </style:style>
    <style:style style:name="P2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30ca1d"/>
    </style:style>
    <style:style style:name="P2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34f044"/>
    </style:style>
    <style:style style:name="P2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3fd260" officeooo:paragraph-rsid="003fd260"/>
    </style:style>
    <style:style style:name="P2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3fc0ee" officeooo:paragraph-rsid="013fc0ee"/>
    </style:style>
    <style:style style:name="P2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420706" officeooo:paragraph-rsid="01420706"/>
    </style:style>
    <style:style style:name="P2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4370c0"/>
    </style:style>
    <style:style style:name="P2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44e134" officeooo:paragraph-rsid="0144e134"/>
    </style:style>
    <style:style style:name="P2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439aa5"/>
    </style:style>
    <style:style style:name="P2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4555e2"/>
    </style:style>
    <style:style style:name="P2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4d2a00"/>
    </style:style>
    <style:style style:name="P2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4e391c" officeooo:paragraph-rsid="014e391c"/>
    </style:style>
    <style:style style:name="P2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4e3d92" officeooo:paragraph-rsid="014e3d92"/>
    </style:style>
    <style:style style:name="P2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51f624" officeooo:paragraph-rsid="0151f624"/>
    </style:style>
    <style:style style:name="P2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5ba977" officeooo:paragraph-rsid="015ba977"/>
    </style:style>
    <style:style style:name="P2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607c2a"/>
    </style:style>
    <style:style style:name="P2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630355" officeooo:paragraph-rsid="01630355"/>
    </style:style>
    <style:style style:name="P2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68b14a" officeooo:paragraph-rsid="0168b14a"/>
    </style:style>
    <style:style style:name="P3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6cf931" officeooo:paragraph-rsid="016cf931"/>
    </style:style>
    <style:style style:name="P3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68b14a"/>
    </style:style>
    <style:style style:name="P3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70e93f"/>
    </style:style>
    <style:style style:name="P3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7613d4" officeooo:paragraph-rsid="017613d4"/>
    </style:style>
    <style:style style:name="P3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7738ed" officeooo:paragraph-rsid="017738ed"/>
    </style:style>
    <style:style style:name="P3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7738ed"/>
    </style:style>
    <style:style style:name="P3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7c9da8" officeooo:paragraph-rsid="017c9da8"/>
    </style:style>
    <style:style style:name="P3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7c9da8"/>
    </style:style>
    <style:style style:name="P30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88bcb8"/>
    </style:style>
    <style:style style:name="P3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8c1d04" officeooo:paragraph-rsid="018c1d04"/>
    </style:style>
    <style:style style:name="P3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8d7ea9" officeooo:paragraph-rsid="018d7ea9"/>
    </style:style>
    <style:style style:name="P3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8c1d04"/>
    </style:style>
    <style:style style:name="P3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67f7a2"/>
    </style:style>
    <style:style style:name="P3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99fd64" officeooo:paragraph-rsid="0199fd64"/>
    </style:style>
    <style:style style:name="P3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61cb52"/>
    </style:style>
    <style:style style:name="P3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fc4a43"/>
    </style:style>
    <style:style style:name="P3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048498"/>
    </style:style>
    <style:style style:name="P3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da901" officeooo:paragraph-rsid="01bda901" fo:background-color="transparent"/>
    </style:style>
    <style:style style:name="P3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f11f7" officeooo:paragraph-rsid="01bf11f7" fo:background-color="transparent"/>
    </style:style>
    <style:style style:name="P3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ffafb" officeooo:paragraph-rsid="01bffafb" fo:background-color="transparent"/>
    </style:style>
    <style:style style:name="P3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c39f85" officeooo:paragraph-rsid="01c39f85" fo:background-color="transparent"/>
    </style:style>
    <style:style style:name="P3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c4dcb9" officeooo:paragraph-rsid="01c4dcb9" fo:background-color="transparent"/>
    </style:style>
    <style:style style:name="P3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c584cb" officeooo:paragraph-rsid="01c584cb" fo:background-color="transparent"/>
    </style:style>
    <style:style style:name="P3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c74bd7" officeooo:paragraph-rsid="01c74bd7" fo:background-color="transparent"/>
    </style:style>
    <style:style style:name="P3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c8005e" officeooo:paragraph-rsid="01c8005e" fo:background-color="transparent"/>
    </style:style>
    <style:style style:name="P3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c93b8f" officeooo:paragraph-rsid="01c93b8f" fo:background-color="transparent"/>
    </style:style>
    <style:style style:name="P3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ca155d" officeooo:paragraph-rsid="01ca155d" fo:background-color="transparent"/>
    </style:style>
    <style:style style:name="P3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108d4" officeooo:paragraph-rsid="01b108d4" fo:background-color="transparent"/>
    </style:style>
    <style:style style:name="P3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108d4" officeooo:paragraph-rsid="01aedcea" fo:background-color="transparent"/>
    </style:style>
    <style:style style:name="P3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1cdef" officeooo:paragraph-rsid="01b1cdef" fo:background-color="transparent"/>
    </style:style>
    <style:style style:name="P3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37893" officeooo:paragraph-rsid="01b37893" fo:background-color="transparent"/>
    </style:style>
    <style:style style:name="P3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4e2a2" officeooo:paragraph-rsid="01b4e2a2" fo:background-color="transparent"/>
    </style:style>
    <style:style style:name="P3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69c37" officeooo:paragraph-rsid="01b69c37" fo:background-color="transparent"/>
    </style:style>
    <style:style style:name="P3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7fc7e" officeooo:paragraph-rsid="01b7fc7e" fo:background-color="transparent"/>
    </style:style>
    <style:style style:name="P3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82dd3" officeooo:paragraph-rsid="01b82dd3" fo:background-color="transparent"/>
    </style:style>
    <style:style style:name="P3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9348f" officeooo:paragraph-rsid="01b9348f" fo:background-color="transparent"/>
    </style:style>
    <style:style style:name="P3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ca42b" officeooo:paragraph-rsid="01bca42b" fo:background-color="transparent"/>
    </style:style>
    <style:style style:name="P3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bcd5f2" officeooo:paragraph-rsid="01bcd5f2" fo:background-color="transparent"/>
    </style:style>
    <style:style style:name="P3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cb701c" officeooo:paragraph-rsid="01cb701c" fo:background-color="transparent"/>
    </style:style>
    <style:style style:name="P3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ce72c0" officeooo:paragraph-rsid="01ce72c0" fo:background-color="transparent"/>
    </style:style>
    <style:style style:name="P3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d541f5" officeooo:paragraph-rsid="01d541f5" fo:background-color="transparent"/>
    </style:style>
    <style:style style:name="P3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da27a3" officeooo:paragraph-rsid="01da27a3" fo:background-color="transparent"/>
    </style:style>
    <style:style style:name="P3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da6373" officeooo:paragraph-rsid="01da6373" fo:background-color="transparent"/>
    </style:style>
    <style:style style:name="P3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39b97" officeooo:paragraph-rsid="01e39b97" fo:background-color="transparent"/>
    </style:style>
    <style:style style:name="P3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49b3b" officeooo:paragraph-rsid="01e49b3b" fo:background-color="transparent"/>
    </style:style>
    <style:style style:name="P3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49b71" officeooo:paragraph-rsid="01e49b71" fo:background-color="transparent"/>
    </style:style>
    <style:style style:name="P3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6945f" officeooo:paragraph-rsid="01e6945f" fo:background-color="transparent"/>
    </style:style>
    <style:style style:name="P3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8602a" officeooo:paragraph-rsid="01e8602a" fo:background-color="transparent"/>
    </style:style>
    <style:style style:name="P3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89629" officeooo:paragraph-rsid="01e89629" fo:background-color="transparent"/>
    </style:style>
    <style:style style:name="P3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9c6b9" officeooo:paragraph-rsid="01e9c6b9" fo:background-color="transparent"/>
    </style:style>
    <style:style style:name="P3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df09b5" officeooo:paragraph-rsid="01df09b5" fo:background-color="transparent"/>
    </style:style>
    <style:style style:name="P3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0221b" officeooo:paragraph-rsid="01e0221b" fo:background-color="transparent"/>
    </style:style>
    <style:style style:name="P3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a9966" officeooo:paragraph-rsid="01ea9966" fo:background-color="transparent"/>
    </style:style>
    <style:style style:name="P3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dc819" officeooo:paragraph-rsid="01edc819" fo:background-color="transparent"/>
    </style:style>
    <style:style style:name="P3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ee4d1d" officeooo:paragraph-rsid="01ee2e38" fo:background-color="transparent"/>
    </style:style>
    <style:style style:name="P3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f72ecb" officeooo:paragraph-rsid="01f72ecb" fo:background-color="transparent"/>
    </style:style>
    <style:style style:name="P3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fad6e7" officeooo:paragraph-rsid="01fad6e7" fo:background-color="transparent"/>
    </style:style>
    <style:style style:name="P3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fccecd" officeooo:paragraph-rsid="01fccecd" fo:background-color="transparent"/>
    </style:style>
    <style:style style:name="P3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fdc882" officeooo:paragraph-rsid="01fdc882" fo:background-color="transparent"/>
    </style:style>
    <style:style style:name="P3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01e2fa" officeooo:paragraph-rsid="0201e2fa" fo:background-color="transparent"/>
    </style:style>
    <style:style style:name="P3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01e2fa" officeooo:paragraph-rsid="0202bb12" fo:background-color="transparent"/>
    </style:style>
    <style:style style:name="P3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02bb12" officeooo:paragraph-rsid="0202bb12" fo:background-color="transparent"/>
    </style:style>
    <style:style style:name="P3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03ac32" officeooo:paragraph-rsid="0203ac32" fo:background-color="transparent"/>
    </style:style>
    <style:style style:name="P3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06a3d9" officeooo:paragraph-rsid="0206a3d9" fo:background-color="transparent"/>
    </style:style>
    <style:style style:name="P3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34e016" officeooo:paragraph-rsid="0234e016" fo:background-color="transparent"/>
    </style:style>
    <style:style style:name="P3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066cdf" officeooo:paragraph-rsid="022d6c60" fo:background-color="transparent"/>
    </style:style>
    <style:style style:name="P3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066cdf" officeooo:paragraph-rsid="02066cdf" fo:background-color="transparent"/>
    </style:style>
    <style:style style:name="P3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36a2d4" officeooo:paragraph-rsid="0236a2d4" fo:background-color="transparent"/>
    </style:style>
    <style:style style:name="P3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9e623c" officeooo:paragraph-rsid="029e623c" fo:background-color="transparent"/>
    </style:style>
    <style:style style:name="P3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9eb49f" officeooo:paragraph-rsid="029eb49f" fo:background-color="transparent"/>
    </style:style>
    <style:style style:name="P3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9f929f" officeooo:paragraph-rsid="029f929f" fo:background-color="transparent"/>
    </style:style>
    <style:style style:name="P37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b2fb04" officeooo:paragraph-rsid="02b2fb04" fo:background-color="transparent"/>
    </style:style>
    <style:style style:name="P3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25b256" officeooo:paragraph-rsid="02273884" fo:background-color="transparent"/>
    </style:style>
    <style:style style:name="P3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288747" officeooo:paragraph-rsid="02288747" fo:background-color="transparent"/>
    </style:style>
    <style:style style:name="P3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2a69a3" officeooo:paragraph-rsid="022a69a3" fo:background-color="transparent"/>
    </style:style>
    <style:style style:name="P3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2dc1b7" officeooo:paragraph-rsid="022d6c60" fo:background-color="transparent"/>
    </style:style>
    <style:style style:name="P3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49c9b0" officeooo:paragraph-rsid="02383ba3" fo:background-color="transparent"/>
    </style:style>
    <style:style style:name="P3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518449" officeooo:paragraph-rsid="02518449" fo:background-color="transparent"/>
    </style:style>
    <style:style style:name="P3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52355e" officeooo:paragraph-rsid="0252355e" fo:background-color="transparent"/>
    </style:style>
    <style:style style:name="P3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0ec9e" officeooo:paragraph-rsid="0260ec9e" fo:background-color="transparent"/>
    </style:style>
    <style:style style:name="P3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29cbc" officeooo:paragraph-rsid="02629cbc" fo:background-color="transparent"/>
    </style:style>
    <style:style style:name="P3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2ddc3" officeooo:paragraph-rsid="0262ddc3" fo:background-color="transparent"/>
    </style:style>
    <style:style style:name="P38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3ee79" officeooo:paragraph-rsid="0263ee79" fo:background-color="transparent"/>
    </style:style>
    <style:style style:name="P3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72643" officeooo:paragraph-rsid="0265d4a2" fo:background-color="transparent"/>
    </style:style>
    <style:style style:name="P3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5d4a2" officeooo:paragraph-rsid="0265d4a2" fo:background-color="transparent"/>
    </style:style>
    <style:style style:name="P3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8be34" officeooo:paragraph-rsid="02672643" fo:background-color="transparent"/>
    </style:style>
    <style:style style:name="P3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a6eda" officeooo:paragraph-rsid="026a6eda" fo:background-color="transparent"/>
    </style:style>
    <style:style style:name="P3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da8d5" officeooo:paragraph-rsid="026da8d5" fo:background-color="transparent"/>
    </style:style>
    <style:style style:name="P3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6fc19c" officeooo:paragraph-rsid="026fc19c" fo:background-color="transparent"/>
    </style:style>
    <style:style style:name="P3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19b7b" officeooo:paragraph-rsid="02719b7b" fo:background-color="transparent"/>
    </style:style>
    <style:style style:name="P3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3110d" officeooo:paragraph-rsid="0273110d" fo:background-color="transparent"/>
    </style:style>
    <style:style style:name="P3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3dfd0" officeooo:paragraph-rsid="0273dfd0" fo:background-color="transparent"/>
    </style:style>
    <style:style style:name="P3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46859" officeooo:paragraph-rsid="02746859" fo:background-color="transparent"/>
    </style:style>
    <style:style style:name="P3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6b492" officeooo:paragraph-rsid="0275e331" fo:background-color="transparent"/>
    </style:style>
    <style:style style:name="P3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6b492" officeooo:paragraph-rsid="0276b492" fo:background-color="transparent"/>
    </style:style>
    <style:style style:name="P3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772d1" officeooo:paragraph-rsid="027772d1" fo:background-color="transparent"/>
    </style:style>
    <style:style style:name="P3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9fc32" officeooo:paragraph-rsid="0279fc32" fo:background-color="transparent"/>
    </style:style>
    <style:style style:name="P3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a3102" officeooo:paragraph-rsid="027a3102" fo:background-color="transparent"/>
    </style:style>
    <style:style style:name="P3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be25f" officeooo:paragraph-rsid="027be25f" fo:background-color="transparent"/>
    </style:style>
    <style:style style:name="P3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d6e0c" officeooo:paragraph-rsid="027d6e0c" fo:background-color="transparent"/>
    </style:style>
    <style:style style:name="P4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f16ce" officeooo:paragraph-rsid="027f16ce" fo:background-color="transparent"/>
    </style:style>
    <style:style style:name="P4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7fc595" officeooo:paragraph-rsid="027f16ce" fo:background-color="transparent"/>
    </style:style>
    <style:style style:name="P4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802d5a" officeooo:paragraph-rsid="02802d5a" fo:background-color="transparent"/>
    </style:style>
    <style:style style:name="P4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8fd9fb" officeooo:paragraph-rsid="028fd9fb" fo:background-color="transparent"/>
    </style:style>
    <style:style style:name="P4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91ae2c" officeooo:paragraph-rsid="0291ae2c" fo:background-color="transparent"/>
    </style:style>
    <style:style style:name="P4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9a3526" officeooo:paragraph-rsid="0292f358" fo:background-color="transparent"/>
    </style:style>
    <style:style style:name="P4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a63888" officeooo:paragraph-rsid="02a63888" fo:background-color="transparent"/>
    </style:style>
    <style:style style:name="P4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bca923" officeooo:paragraph-rsid="02bca923" fo:background-color="transparent"/>
    </style:style>
    <style:style style:name="P40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bfc97f" officeooo:paragraph-rsid="02be4608" fo:background-color="transparent"/>
    </style:style>
    <style:style style:name="P4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bfc97f" officeooo:paragraph-rsid="02bfc97f" fo:background-color="transparent"/>
    </style:style>
    <style:style style:name="P4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c015d9" officeooo:paragraph-rsid="02c015d9" fo:background-color="transparent"/>
    </style:style>
    <style:style style:name="P4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ee49ad" officeooo:paragraph-rsid="02ee49ad" fo:background-color="transparent"/>
    </style:style>
    <style:style style:name="P4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f73a2d" officeooo:paragraph-rsid="02f73a2d" fo:background-color="transparent"/>
    </style:style>
    <style:style style:name="P4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ff1636" officeooo:paragraph-rsid="02ff1636" fo:background-color="transparent"/>
    </style:style>
    <style:style style:name="P4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005fe5" officeooo:paragraph-rsid="03005fe5" fo:background-color="transparent"/>
    </style:style>
    <style:style style:name="P4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056e48" officeooo:paragraph-rsid="03056e48" fo:background-color="transparent"/>
    </style:style>
    <style:style style:name="P4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05734a" officeooo:paragraph-rsid="0305734a" fo:background-color="transparent"/>
    </style:style>
    <style:style style:name="P4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07458d" officeooo:paragraph-rsid="0307458d" fo:background-color="transparent"/>
    </style:style>
    <style:style style:name="P4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ee8be3" officeooo:paragraph-rsid="02ee8be3" fo:background-color="transparent"/>
    </style:style>
    <style:style style:name="P4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f38f55" officeooo:paragraph-rsid="02f38f55" fo:background-color="transparent"/>
    </style:style>
    <style:style style:name="P4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2f7f0a1" officeooo:paragraph-rsid="02f73a2d" fo:background-color="transparent"/>
    </style:style>
    <style:style style:name="P4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8bbbc8" officeooo:paragraph-rsid="038bbbc8" fo:background-color="transparent"/>
    </style:style>
    <style:style style:name="P4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8c0ec3" officeooo:paragraph-rsid="038c0ec3" fo:background-color="transparent"/>
    </style:style>
    <style:style style:name="P4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8cea74" officeooo:paragraph-rsid="038cea74" fo:background-color="transparent"/>
    </style:style>
    <style:style style:name="P4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8d8d8b" officeooo:paragraph-rsid="038d8d8b" fo:background-color="transparent"/>
    </style:style>
    <style:style style:name="P4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9ae597" officeooo:paragraph-rsid="039ae597" fo:background-color="transparent"/>
    </style:style>
    <style:style style:name="P4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1db840b" officeooo:paragraph-rsid="01da6373" fo:background-color="transparent"/>
    </style:style>
    <style:style style:name="P4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style:use-window-font-color="true" fo:language="ru" fo:country="RU" officeooo:rsid="0345bb00" officeooo:paragraph-rsid="0345bb00"/>
    </style:style>
    <style:style style:name="P4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b1cdef"/>
    </style:style>
    <style:style style:name="P4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b37893"/>
    </style:style>
    <style:style style:name="P4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bb9d58" officeooo:paragraph-rsid="01bb9d58"/>
    </style:style>
    <style:style style:name="P4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b9cadb"/>
    </style:style>
    <style:style style:name="P4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bca42b" officeooo:paragraph-rsid="01bca42b"/>
    </style:style>
    <style:style style:name="P4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5fcb71"/>
    </style:style>
    <style:style style:name="P4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ca155d"/>
    </style:style>
    <style:style style:name="P4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cb701c"/>
    </style:style>
    <style:style style:name="P4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cbbe7d" officeooo:paragraph-rsid="01cbbe7d"/>
    </style:style>
    <style:style style:name="P4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cc8c14"/>
    </style:style>
    <style:style style:name="P4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da6373"/>
    </style:style>
    <style:style style:name="P4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ea9966"/>
    </style:style>
    <style:style style:name="P44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ea9966" officeooo:paragraph-rsid="01ea9966"/>
    </style:style>
    <style:style style:name="P4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ec540b" officeooo:paragraph-rsid="01ec540b"/>
    </style:style>
    <style:style style:name="P4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ee4d1d" officeooo:paragraph-rsid="01ee4d1d"/>
    </style:style>
    <style:style style:name="P4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ee2e38"/>
    </style:style>
    <style:style style:name="P4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fad6e7" officeooo:paragraph-rsid="01fad6e7"/>
    </style:style>
    <style:style style:name="P4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fccecd" officeooo:paragraph-rsid="01fccecd"/>
    </style:style>
    <style:style style:name="P4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066cdf" officeooo:paragraph-rsid="02066cdf"/>
    </style:style>
    <style:style style:name="P4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01e2fa"/>
    </style:style>
    <style:style style:name="P4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03ac32" officeooo:paragraph-rsid="0225b256"/>
    </style:style>
    <style:style style:name="P4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288747" officeooo:paragraph-rsid="02288747"/>
    </style:style>
    <style:style style:name="P4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2c81f0"/>
    </style:style>
    <style:style style:name="P4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2d6c60" officeooo:paragraph-rsid="022d6c60"/>
    </style:style>
    <style:style style:name="P4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2d6c60"/>
    </style:style>
    <style:style style:name="P4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3152a2" officeooo:paragraph-rsid="023152a2"/>
    </style:style>
    <style:style style:name="P4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2b5461"/>
    </style:style>
    <style:style style:name="P45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411be4"/>
    </style:style>
    <style:style style:name="P4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50372d"/>
    </style:style>
    <style:style style:name="P4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518449" officeooo:paragraph-rsid="02518449"/>
    </style:style>
    <style:style style:name="P4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52355e" officeooo:paragraph-rsid="0252355e"/>
    </style:style>
    <style:style style:name="P4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52355e"/>
    </style:style>
    <style:style style:name="P4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518449"/>
    </style:style>
    <style:style style:name="P4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bca42b"/>
    </style:style>
    <style:style style:name="P46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e9c6b9"/>
    </style:style>
    <style:style style:name="P46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62ddc3" officeooo:paragraph-rsid="0262ddc3"/>
    </style:style>
    <style:style style:name="P46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63ee79" officeooo:paragraph-rsid="0263ee79"/>
    </style:style>
    <style:style style:name="P46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672643" officeooo:paragraph-rsid="02672643"/>
    </style:style>
    <style:style style:name="P46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65d4a2"/>
    </style:style>
    <style:style style:name="P46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6da8d5" officeooo:paragraph-rsid="026da8d5"/>
    </style:style>
    <style:style style:name="P46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719b7b" officeooo:paragraph-rsid="02719b7b"/>
    </style:style>
    <style:style style:name="P46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73110d" officeooo:paragraph-rsid="0273110d"/>
    </style:style>
    <style:style style:name="P47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76b492"/>
    </style:style>
    <style:style style:name="P47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75e331"/>
    </style:style>
    <style:style style:name="P47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746859"/>
    </style:style>
    <style:style style:name="P47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79fc32" officeooo:paragraph-rsid="0279fc32"/>
    </style:style>
    <style:style style:name="P47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7a3102"/>
    </style:style>
    <style:style style:name="P47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7be25f" officeooo:paragraph-rsid="027be25f"/>
    </style:style>
    <style:style style:name="P47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79fc32"/>
    </style:style>
    <style:style style:name="P47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802d5a" officeooo:paragraph-rsid="02802d5a"/>
    </style:style>
    <style:style style:name="P47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802d5a"/>
    </style:style>
    <style:style style:name="P47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7f16ce"/>
    </style:style>
    <style:style style:name="P48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90c303" officeooo:paragraph-rsid="0290c303"/>
    </style:style>
    <style:style style:name="P48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91ae2c"/>
    </style:style>
    <style:style style:name="P48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92f358"/>
    </style:style>
    <style:style style:name="P48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a462ee"/>
    </style:style>
    <style:style style:name="P48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a63888" officeooo:paragraph-rsid="02a63888"/>
    </style:style>
    <style:style style:name="P48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34e016"/>
    </style:style>
    <style:style style:name="P48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198f3d"/>
    </style:style>
    <style:style style:name="P48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c93b8f"/>
    </style:style>
    <style:style style:name="P48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2a69a3"/>
    </style:style>
    <style:style style:name="P48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6a6eda"/>
    </style:style>
    <style:style style:name="P49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02bb12"/>
    </style:style>
    <style:style style:name="P49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5924dc"/>
    </style:style>
    <style:style style:name="P49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59b52f"/>
    </style:style>
    <style:style style:name="P49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5cb81f"/>
    </style:style>
    <style:style style:name="P49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b108d4"/>
    </style:style>
    <style:style style:name="P49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b4e2a2"/>
    </style:style>
    <style:style style:name="P49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ed3b5a"/>
    </style:style>
    <style:style style:name="P49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f1fe6c"/>
    </style:style>
    <style:style style:name="P49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ed4707" officeooo:paragraph-rsid="02ed4707"/>
    </style:style>
    <style:style style:name="P49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fdc882"/>
    </style:style>
    <style:style style:name="P50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ee49ad"/>
    </style:style>
    <style:style style:name="P50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ee8be3"/>
    </style:style>
    <style:style style:name="P50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f1fb9f" officeooo:paragraph-rsid="02f1fb9f"/>
    </style:style>
    <style:style style:name="P50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2f38f55" officeooo:paragraph-rsid="02f38f55"/>
    </style:style>
    <style:style style:name="P50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00497a"/>
    </style:style>
    <style:style style:name="P50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f73a2d"/>
    </style:style>
    <style:style style:name="P50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73dfd0"/>
    </style:style>
    <style:style style:name="P50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be4608"/>
    </style:style>
    <style:style style:name="P50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13a4556" officeooo:paragraph-rsid="013a4556"/>
    </style:style>
    <style:style style:name="P50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374772"/>
    </style:style>
    <style:style style:name="P5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179156" officeooo:paragraph-rsid="03179156"/>
    </style:style>
    <style:style style:name="P51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17cb67" officeooo:paragraph-rsid="0317cb67"/>
    </style:style>
    <style:style style:name="P51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17cb67"/>
    </style:style>
    <style:style style:name="P51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1b42b6"/>
    </style:style>
    <style:style style:name="P51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1e09c4"/>
    </style:style>
    <style:style style:name="P51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19b3ca"/>
    </style:style>
    <style:style style:name="P51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1acc82"/>
    </style:style>
    <style:style style:name="P51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2e2203"/>
    </style:style>
    <style:style style:name="P51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2ee78a"/>
    </style:style>
    <style:style style:name="P51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42239"/>
    </style:style>
    <style:style style:name="P52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35e18b" officeooo:paragraph-rsid="0335e18b"/>
    </style:style>
    <style:style style:name="P52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3aef17" officeooo:paragraph-rsid="033aef17"/>
    </style:style>
    <style:style style:name="P52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3bfa38" officeooo:paragraph-rsid="033bfa38"/>
    </style:style>
    <style:style style:name="P52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43a9ea" officeooo:paragraph-rsid="0343a9ea"/>
    </style:style>
    <style:style style:name="P52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f2d5b"/>
    </style:style>
    <style:style style:name="P52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43a9ea"/>
    </style:style>
    <style:style style:name="P52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456eb7" officeooo:paragraph-rsid="03456eb7"/>
    </style:style>
    <style:style style:name="P52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3976d"/>
    </style:style>
    <style:style style:name="P52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7e051"/>
    </style:style>
    <style:style style:name="P52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515699"/>
    </style:style>
    <style:style style:name="P53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56b8da"/>
    </style:style>
    <style:style style:name="P53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56b8da" officeooo:paragraph-rsid="0356b8da"/>
    </style:style>
    <style:style style:name="P53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5b47e2"/>
    </style:style>
    <style:style style:name="P53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15882a"/>
    </style:style>
    <style:style style:name="P53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33e960"/>
    </style:style>
    <style:style style:name="P53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0365abf"/>
    </style:style>
    <style:style style:name="P53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4fa94a"/>
    </style:style>
    <style:style style:name="P53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38371"/>
    </style:style>
    <style:style style:name="P53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796d4c"/>
    </style:style>
    <style:style style:name="P53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5716f3"/>
    </style:style>
    <style:style style:name="P540" style:family="paragraph" style:parent-style-name="Standard">
      <loext:graphic-properties draw:fill="none"/>
      <style:paragraph-properties fo:margin-left="0in" fo:margin-right="0in" fo:text-align="start" style:justify-single-word="false" fo:text-indent="0.5in" style:auto-text-indent="false" fo:background-color="transparent"/>
      <style:text-properties fo:color="#468a1a" fo:language="ru" fo:country="RU" officeooo:rsid="0383d035" officeooo:paragraph-rsid="0383d035" fo:background-color="transparent"/>
    </style:style>
    <style:style style:name="P54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861263"/>
    </style:style>
    <style:style style:name="P54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8bbbc8"/>
    </style:style>
    <style:style style:name="P54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3bfa38"/>
    </style:style>
    <style:style style:name="P544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9e623c"/>
    </style:style>
    <style:style style:name="P54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2f38f55"/>
    </style:style>
    <style:style style:name="P54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df09b5"/>
    </style:style>
    <style:style style:name="P54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82829a"/>
    </style:style>
    <style:style style:name="P54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18a2e18"/>
    </style:style>
    <style:style style:name="P54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b85cc0"/>
    </style:style>
    <style:style style:name="P55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b8f1de"/>
    </style:style>
    <style:style style:name="P55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b92b55" officeooo:paragraph-rsid="03b92b55"/>
    </style:style>
    <style:style style:name="P552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b9ebbc" officeooo:paragraph-rsid="03b9ebbc"/>
    </style:style>
    <style:style style:name="P553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bdc64f" officeooo:paragraph-rsid="03bdc64f"/>
    </style:style>
    <style:style style:name="P554" style:family="paragraph" style:parent-style-name="Standard">
      <loext:graphic-properties draw:fill="none"/>
      <style:paragraph-properties fo:margin-left="0in" fo:margin-right="0in" fo:text-indent="0.5in" style:auto-text-indent="false" fo:background-color="transparent">
        <style:tab-stops>
          <style:tab-stop style:position="5.5646in"/>
        </style:tab-stops>
      </style:paragraph-properties>
      <style:text-properties officeooo:paragraph-rsid="03b9ebbc"/>
    </style:style>
    <style:style style:name="P555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color="#c9211e" fo:language="ru" fo:country="RU" fo:font-weight="normal" officeooo:rsid="03f31a54" style:font-weight-asian="normal" style:font-weight-complex="normal"/>
    </style:style>
    <style:style style:name="P55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1a544" officeooo:paragraph-rsid="0111a544" fo:background-color="transparent"/>
    </style:style>
    <style:style style:name="P55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000000" fo:language="ru" fo:country="RU" officeooo:rsid="0111a544" officeooo:paragraph-rsid="03c4e4fa" fo:background-color="transparent"/>
    </style:style>
    <style:style style:name="P558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color="#c9211e" fo:language="ru" fo:country="RU" officeooo:rsid="03c23606" officeooo:paragraph-rsid="03c23606" fo:background-color="transparent"/>
    </style:style>
    <style:style style:name="P55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paragraph-rsid="03c4e4fa"/>
    </style:style>
    <style:style style:name="P56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c4e4fa" officeooo:paragraph-rsid="03c4e4fa"/>
    </style:style>
    <style:style style:name="P561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3c51c8b" officeooo:paragraph-rsid="03c51c8b"/>
    </style:style>
    <style:style style:name="T1" style:family="text">
      <style:text-properties officeooo:rsid="0011eecb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9ef39"/>
    </style:style>
    <style:style style:name="T4" style:family="text">
      <style:text-properties fo:language="ru" fo:country="RU" officeooo:rsid="001bd066"/>
    </style:style>
    <style:style style:name="T5" style:family="text">
      <style:text-properties fo:language="ru" fo:country="RU" officeooo:rsid="001c6170"/>
    </style:style>
    <style:style style:name="T6" style:family="text">
      <style:text-properties fo:language="ru" fo:country="RU" officeooo:rsid="001c5ff3"/>
    </style:style>
    <style:style style:name="T7" style:family="text">
      <style:text-properties fo:language="ru" fo:country="RU" officeooo:rsid="0020ee1e"/>
    </style:style>
    <style:style style:name="T8" style:family="text">
      <style:text-properties fo:language="ru" fo:country="RU" officeooo:rsid="00217b3c"/>
    </style:style>
    <style:style style:name="T9" style:family="text">
      <style:text-properties fo:language="ru" fo:country="RU" officeooo:rsid="0026a8b9"/>
    </style:style>
    <style:style style:name="T10" style:family="text">
      <style:text-properties fo:language="ru" fo:country="RU" officeooo:rsid="0027560e"/>
    </style:style>
    <style:style style:name="T11" style:family="text">
      <style:text-properties fo:language="ru" fo:country="RU" officeooo:rsid="002c598a"/>
    </style:style>
    <style:style style:name="T12" style:family="text">
      <style:text-properties fo:language="ru" fo:country="RU" officeooo:rsid="003518a8"/>
    </style:style>
    <style:style style:name="T13" style:family="text">
      <style:text-properties fo:language="ru" fo:country="RU" officeooo:rsid="00357ada"/>
    </style:style>
    <style:style style:name="T14" style:family="text">
      <style:text-properties fo:language="ru" fo:country="RU" officeooo:rsid="003ce5aa"/>
    </style:style>
    <style:style style:name="T15" style:family="text">
      <style:text-properties fo:language="ru" fo:country="RU" officeooo:rsid="0024edf4"/>
    </style:style>
    <style:style style:name="T16" style:family="text">
      <style:text-properties fo:language="ru" fo:country="RU" officeooo:rsid="005dff36"/>
    </style:style>
    <style:style style:name="T17" style:family="text">
      <style:text-properties fo:language="ru" fo:country="RU" officeooo:rsid="00616b16"/>
    </style:style>
    <style:style style:name="T18" style:family="text">
      <style:text-properties fo:language="ru" fo:country="RU" officeooo:rsid="00639b10"/>
    </style:style>
    <style:style style:name="T19" style:family="text">
      <style:text-properties fo:language="ru" fo:country="RU" officeooo:rsid="0069c317"/>
    </style:style>
    <style:style style:name="T20" style:family="text">
      <style:text-properties fo:language="ru" fo:country="RU" officeooo:rsid="006b86f0"/>
    </style:style>
    <style:style style:name="T21" style:family="text">
      <style:text-properties fo:language="ru" fo:country="RU" officeooo:rsid="006e5c4b"/>
    </style:style>
    <style:style style:name="T22" style:family="text">
      <style:text-properties fo:language="ru" fo:country="RU" officeooo:rsid="006fe622"/>
    </style:style>
    <style:style style:name="T23" style:family="text">
      <style:text-properties fo:language="ru" fo:country="RU" officeooo:rsid="006eaeac"/>
    </style:style>
    <style:style style:name="T24" style:family="text">
      <style:text-properties fo:language="ru" fo:country="RU" officeooo:rsid="00735618"/>
    </style:style>
    <style:style style:name="T25" style:family="text">
      <style:text-properties fo:language="ru" fo:country="RU" officeooo:rsid="0075380e"/>
    </style:style>
    <style:style style:name="T26" style:family="text">
      <style:text-properties fo:language="ru" fo:country="RU" officeooo:rsid="0075db28"/>
    </style:style>
    <style:style style:name="T27" style:family="text">
      <style:text-properties fo:language="ru" fo:country="RU" officeooo:rsid="0076d710"/>
    </style:style>
    <style:style style:name="T28" style:family="text">
      <style:text-properties fo:language="ru" fo:country="RU" officeooo:rsid="007d430b"/>
    </style:style>
    <style:style style:name="T29" style:family="text">
      <style:text-properties fo:language="ru" fo:country="RU" officeooo:rsid="007f2e11"/>
    </style:style>
    <style:style style:name="T30" style:family="text">
      <style:text-properties fo:language="ru" fo:country="RU" officeooo:rsid="0082e964"/>
    </style:style>
    <style:style style:name="T31" style:family="text">
      <style:text-properties fo:language="ru" fo:country="RU" officeooo:rsid="0089ad5f"/>
    </style:style>
    <style:style style:name="T32" style:family="text">
      <style:text-properties fo:language="ru" fo:country="RU" fo:background-color="transparent" loext:char-shading-value="0"/>
    </style:style>
    <style:style style:name="T33" style:family="text">
      <style:text-properties fo:language="ru" fo:country="RU" officeooo:rsid="00e4807a" fo:background-color="transparent" loext:char-shading-value="0"/>
    </style:style>
    <style:style style:name="T34" style:family="text">
      <style:text-properties fo:language="ru" fo:country="RU" officeooo:rsid="00e31735" fo:background-color="transparent" loext:char-shading-value="0"/>
    </style:style>
    <style:style style:name="T35" style:family="text">
      <style:text-properties fo:language="ru" fo:country="RU" officeooo:rsid="00db8197" fo:background-color="transparent" loext:char-shading-value="0"/>
    </style:style>
    <style:style style:name="T36" style:family="text">
      <style:text-properties fo:language="ru" fo:country="RU" officeooo:rsid="00dc9244" fo:background-color="transparent" loext:char-shading-value="0"/>
    </style:style>
    <style:style style:name="T37" style:family="text">
      <style:text-properties fo:language="ru" fo:country="RU" officeooo:rsid="00dc7022" fo:background-color="transparent" loext:char-shading-value="0"/>
    </style:style>
    <style:style style:name="T38" style:family="text">
      <style:text-properties fo:language="ru" fo:country="RU" officeooo:rsid="02f7f0a1" fo:background-color="transparent" loext:char-shading-value="0"/>
    </style:style>
    <style:style style:name="T39" style:family="text">
      <style:text-properties fo:language="ru" fo:country="RU" officeooo:rsid="0377f904" fo:background-color="transparent" loext:char-shading-value="0"/>
    </style:style>
    <style:style style:name="T40" style:family="text">
      <style:text-properties fo:language="ru" fo:country="RU" officeooo:rsid="01c16214"/>
    </style:style>
    <style:style style:name="T41" style:family="text">
      <style:text-properties fo:language="ru" fo:country="RU" officeooo:rsid="005fcb71"/>
    </style:style>
    <style:style style:name="T42" style:family="text">
      <style:text-properties fo:language="ru" fo:country="RU" officeooo:rsid="03615ae9"/>
    </style:style>
    <style:style style:name="T43" style:family="text">
      <style:text-properties fo:language="ru" fo:country="RU" officeooo:rsid="03630f57"/>
    </style:style>
    <style:style style:name="T44" style:family="text">
      <style:text-properties fo:language="ru" fo:country="RU" officeooo:rsid="03670f86"/>
    </style:style>
    <style:style style:name="T45" style:family="text">
      <style:text-properties fo:language="ru" fo:country="RU" officeooo:rsid="0368543b"/>
    </style:style>
    <style:style style:name="T46" style:family="text">
      <style:text-properties fo:language="ru" fo:country="RU" officeooo:rsid="03687c90"/>
    </style:style>
    <style:style style:name="T47" style:family="text">
      <style:text-properties fo:language="ru" fo:country="RU" officeooo:rsid="03688a8e"/>
    </style:style>
    <style:style style:name="T48" style:family="text">
      <style:text-properties fo:language="ru" fo:country="RU" officeooo:rsid="036a6702"/>
    </style:style>
    <style:style style:name="T49" style:family="text">
      <style:text-properties fo:language="ru" fo:country="RU" officeooo:rsid="036a68a5"/>
    </style:style>
    <style:style style:name="T50" style:family="text">
      <style:text-properties fo:language="ru" fo:country="RU" officeooo:rsid="036c3eee"/>
    </style:style>
    <style:style style:name="T51" style:family="text">
      <style:text-properties fo:color="#000000" fo:language="ru" fo:country="RU"/>
    </style:style>
    <style:style style:name="T52" style:family="text">
      <style:text-properties fo:color="#000000" fo:language="ru" fo:country="RU" officeooo:rsid="0031ae1a"/>
    </style:style>
    <style:style style:name="T53" style:family="text">
      <style:text-properties fo:color="#000000" fo:language="ru" fo:country="RU" officeooo:rsid="0032906e"/>
    </style:style>
    <style:style style:name="T54" style:family="text">
      <style:text-properties fo:color="#000000" fo:language="ru" fo:country="RU" officeooo:rsid="0033e960"/>
    </style:style>
    <style:style style:name="T55" style:family="text">
      <style:text-properties fo:color="#000000" fo:language="ru" fo:country="RU" officeooo:rsid="00474f36"/>
    </style:style>
    <style:style style:name="T56" style:family="text">
      <style:text-properties fo:color="#000000" fo:language="ru" fo:country="RU" fo:background-color="transparent" loext:char-shading-value="0"/>
    </style:style>
    <style:style style:name="T57" style:family="text">
      <style:text-properties fo:color="#000000" fo:language="ru" fo:country="RU" officeooo:rsid="0090329a" fo:background-color="transparent" loext:char-shading-value="0"/>
    </style:style>
    <style:style style:name="T58" style:family="text">
      <style:text-properties fo:color="#000000" fo:language="ru" fo:country="RU" officeooo:rsid="00a397af" fo:background-color="transparent" loext:char-shading-value="0"/>
    </style:style>
    <style:style style:name="T59" style:family="text">
      <style:text-properties fo:color="#000000" fo:language="ru" fo:country="RU" officeooo:rsid="00a4e708" fo:background-color="transparent" loext:char-shading-value="0"/>
    </style:style>
    <style:style style:name="T60" style:family="text">
      <style:text-properties fo:color="#000000" fo:language="ru" fo:country="RU" officeooo:rsid="00a699f5" fo:background-color="transparent" loext:char-shading-value="0"/>
    </style:style>
    <style:style style:name="T61" style:family="text">
      <style:text-properties fo:color="#000000" fo:language="ru" fo:country="RU" officeooo:rsid="0091b0f9" fo:background-color="transparent" loext:char-shading-value="0"/>
    </style:style>
    <style:style style:name="T62" style:family="text">
      <style:text-properties fo:color="#000000" fo:language="ru" fo:country="RU" officeooo:rsid="00a7c912" fo:background-color="transparent" loext:char-shading-value="0"/>
    </style:style>
    <style:style style:name="T63" style:family="text">
      <style:text-properties fo:color="#000000" fo:language="ru" fo:country="RU" officeooo:rsid="00a7f1fa" fo:background-color="transparent" loext:char-shading-value="0"/>
    </style:style>
    <style:style style:name="T64" style:family="text">
      <style:text-properties fo:color="#000000" fo:language="ru" fo:country="RU" officeooo:rsid="00a96e44" fo:background-color="transparent" loext:char-shading-value="0"/>
    </style:style>
    <style:style style:name="T65" style:family="text">
      <style:text-properties fo:color="#000000" fo:language="ru" fo:country="RU" officeooo:rsid="00a9a002" fo:background-color="transparent" loext:char-shading-value="0"/>
    </style:style>
    <style:style style:name="T66" style:family="text">
      <style:text-properties fo:color="#000000" fo:language="ru" fo:country="RU" officeooo:rsid="00ab1775" fo:background-color="transparent" loext:char-shading-value="0"/>
    </style:style>
    <style:style style:name="T67" style:family="text">
      <style:text-properties fo:color="#000000" fo:language="ru" fo:country="RU" officeooo:rsid="00adbf6a" fo:background-color="transparent" loext:char-shading-value="0"/>
    </style:style>
    <style:style style:name="T68" style:family="text">
      <style:text-properties fo:color="#000000" fo:language="ru" fo:country="RU" officeooo:rsid="00aebd93" fo:background-color="transparent" loext:char-shading-value="0"/>
    </style:style>
    <style:style style:name="T69" style:family="text">
      <style:text-properties fo:color="#000000" fo:language="ru" fo:country="RU" officeooo:rsid="00af912e" fo:background-color="transparent" loext:char-shading-value="0"/>
    </style:style>
    <style:style style:name="T70" style:family="text">
      <style:text-properties fo:color="#000000" fo:language="ru" fo:country="RU" officeooo:rsid="00b0a367" fo:background-color="transparent" loext:char-shading-value="0"/>
    </style:style>
    <style:style style:name="T71" style:family="text">
      <style:text-properties fo:color="#000000" fo:language="ru" fo:country="RU" officeooo:rsid="00b1b4c9" fo:background-color="transparent" loext:char-shading-value="0"/>
    </style:style>
    <style:style style:name="T72" style:family="text">
      <style:text-properties fo:color="#000000" fo:language="ru" fo:country="RU" officeooo:rsid="00b4ee7a" fo:background-color="transparent" loext:char-shading-value="0"/>
    </style:style>
    <style:style style:name="T73" style:family="text">
      <style:text-properties fo:color="#000000" fo:language="ru" fo:country="RU" officeooo:rsid="00b57820" fo:background-color="transparent" loext:char-shading-value="0"/>
    </style:style>
    <style:style style:name="T74" style:family="text">
      <style:text-properties fo:color="#000000" fo:language="ru" fo:country="RU" officeooo:rsid="00b80a74" fo:background-color="transparent" loext:char-shading-value="0"/>
    </style:style>
    <style:style style:name="T75" style:family="text">
      <style:text-properties fo:color="#000000" fo:language="ru" fo:country="RU" officeooo:rsid="00b9edc2" fo:background-color="transparent" loext:char-shading-value="0"/>
    </style:style>
    <style:style style:name="T76" style:family="text">
      <style:text-properties fo:color="#000000" fo:language="ru" fo:country="RU" officeooo:rsid="00b8a73d" fo:background-color="transparent" loext:char-shading-value="0"/>
    </style:style>
    <style:style style:name="T77" style:family="text">
      <style:text-properties fo:color="#000000" fo:language="ru" fo:country="RU" officeooo:rsid="00bc3959" fo:background-color="transparent" loext:char-shading-value="0"/>
    </style:style>
    <style:style style:name="T78" style:family="text">
      <style:text-properties fo:color="#000000" fo:language="ru" fo:country="RU" officeooo:rsid="00be7a55" fo:background-color="transparent" loext:char-shading-value="0"/>
    </style:style>
    <style:style style:name="T79" style:family="text">
      <style:text-properties fo:color="#000000" fo:language="ru" fo:country="RU" officeooo:rsid="00cde06c" fo:background-color="transparent" loext:char-shading-value="0"/>
    </style:style>
    <style:style style:name="T80" style:family="text">
      <style:text-properties fo:color="#000000" fo:language="ru" fo:country="RU" officeooo:rsid="00ceaa36" fo:background-color="transparent" loext:char-shading-value="0"/>
    </style:style>
    <style:style style:name="T81" style:family="text">
      <style:text-properties fo:color="#000000" fo:language="ru" fo:country="RU" officeooo:rsid="00d1ff6e" fo:background-color="transparent" loext:char-shading-value="0"/>
    </style:style>
    <style:style style:name="T82" style:family="text">
      <style:text-properties fo:color="#000000" fo:language="ru" fo:country="RU" officeooo:rsid="00d056b0" fo:background-color="transparent" loext:char-shading-value="0"/>
    </style:style>
    <style:style style:name="T83" style:family="text">
      <style:text-properties fo:color="#000000" fo:language="ru" fo:country="RU" officeooo:rsid="00d307e2" fo:background-color="transparent" loext:char-shading-value="0"/>
    </style:style>
    <style:style style:name="T84" style:family="text">
      <style:text-properties fo:color="#000000" fo:language="ru" fo:country="RU" officeooo:rsid="00cfa284" fo:background-color="transparent" loext:char-shading-value="0"/>
    </style:style>
    <style:style style:name="T85" style:family="text">
      <style:text-properties fo:color="#000000" fo:language="ru" fo:country="RU" officeooo:rsid="00d63a53" fo:background-color="transparent" loext:char-shading-value="0"/>
    </style:style>
    <style:style style:name="T86" style:family="text">
      <style:text-properties fo:color="#000000" fo:language="ru" fo:country="RU" officeooo:rsid="00d74796" fo:background-color="transparent" loext:char-shading-value="0"/>
    </style:style>
    <style:style style:name="T87" style:family="text">
      <style:text-properties fo:color="#000000" fo:language="ru" fo:country="RU" officeooo:rsid="00d84816" fo:background-color="transparent" loext:char-shading-value="0"/>
    </style:style>
    <style:style style:name="T88" style:family="text">
      <style:text-properties fo:color="#000000" fo:language="ru" fo:country="RU" officeooo:rsid="00d97b15" fo:background-color="transparent" loext:char-shading-value="0"/>
    </style:style>
    <style:style style:name="T89" style:family="text">
      <style:text-properties fo:color="#000000" fo:language="ru" fo:country="RU" officeooo:rsid="00d9d574" fo:background-color="transparent" loext:char-shading-value="0"/>
    </style:style>
    <style:style style:name="T90" style:family="text">
      <style:text-properties fo:color="#000000" fo:language="ru" fo:country="RU" officeooo:rsid="00dcbe7a" fo:background-color="transparent" loext:char-shading-value="0"/>
    </style:style>
    <style:style style:name="T91" style:family="text">
      <style:text-properties fo:color="#000000" fo:language="ru" fo:country="RU" officeooo:rsid="00deb47f" fo:background-color="transparent" loext:char-shading-value="0"/>
    </style:style>
    <style:style style:name="T92" style:family="text">
      <style:text-properties fo:color="#000000" fo:language="ru" fo:country="RU" officeooo:rsid="00e31735" fo:background-color="transparent" loext:char-shading-value="0"/>
    </style:style>
    <style:style style:name="T93" style:family="text">
      <style:text-properties fo:color="#000000" fo:language="ru" fo:country="RU" officeooo:rsid="00e50f03" fo:background-color="transparent" loext:char-shading-value="0"/>
    </style:style>
    <style:style style:name="T94" style:family="text">
      <style:text-properties fo:color="#000000" fo:language="ru" fo:country="RU" officeooo:rsid="00e59fed" fo:background-color="transparent" loext:char-shading-value="0"/>
    </style:style>
    <style:style style:name="T95" style:family="text">
      <style:text-properties fo:color="#000000" fo:language="ru" fo:country="RU" officeooo:rsid="00ea93c7" fo:background-color="transparent" loext:char-shading-value="0"/>
    </style:style>
    <style:style style:name="T96" style:family="text">
      <style:text-properties fo:color="#000000" fo:language="ru" fo:country="RU" officeooo:rsid="00ead9c1" fo:background-color="transparent" loext:char-shading-value="0"/>
    </style:style>
    <style:style style:name="T97" style:family="text">
      <style:text-properties fo:color="#000000" fo:language="ru" fo:country="RU" officeooo:rsid="00eb9be4" fo:background-color="transparent" loext:char-shading-value="0"/>
    </style:style>
    <style:style style:name="T98" style:family="text">
      <style:text-properties fo:color="#000000" fo:language="ru" fo:country="RU" officeooo:rsid="00ee7d11" fo:background-color="transparent" loext:char-shading-value="0"/>
    </style:style>
    <style:style style:name="T99" style:family="text">
      <style:text-properties fo:color="#000000" fo:language="ru" fo:country="RU" officeooo:rsid="00efdd80" fo:background-color="transparent" loext:char-shading-value="0"/>
    </style:style>
    <style:style style:name="T100" style:family="text">
      <style:text-properties fo:color="#000000" fo:language="ru" fo:country="RU" officeooo:rsid="00f1b0a6" fo:background-color="transparent" loext:char-shading-value="0"/>
    </style:style>
    <style:style style:name="T101" style:family="text">
      <style:text-properties fo:color="#000000" fo:language="ru" fo:country="RU" officeooo:rsid="00f1cf9b" fo:background-color="transparent" loext:char-shading-value="0"/>
    </style:style>
    <style:style style:name="T102" style:family="text">
      <style:text-properties fo:color="#000000" fo:language="ru" fo:country="RU" officeooo:rsid="00ed33a5" fo:background-color="transparent" loext:char-shading-value="0"/>
    </style:style>
    <style:style style:name="T103" style:family="text">
      <style:text-properties fo:color="#000000" fo:language="ru" fo:country="RU" officeooo:rsid="00f5a709" fo:background-color="transparent" loext:char-shading-value="0"/>
    </style:style>
    <style:style style:name="T104" style:family="text">
      <style:text-properties fo:color="#000000" fo:language="ru" fo:country="RU" officeooo:rsid="00f72026" fo:background-color="transparent" loext:char-shading-value="0"/>
    </style:style>
    <style:style style:name="T105" style:family="text">
      <style:text-properties fo:color="#000000" fo:language="ru" fo:country="RU" officeooo:rsid="00f5bc86" fo:background-color="transparent" loext:char-shading-value="0"/>
    </style:style>
    <style:style style:name="T106" style:family="text">
      <style:text-properties fo:color="#000000" fo:language="ru" fo:country="RU" officeooo:rsid="00fd0bb0" fo:background-color="transparent" loext:char-shading-value="0"/>
    </style:style>
    <style:style style:name="T107" style:family="text">
      <style:text-properties fo:color="#000000" fo:language="ru" fo:country="RU" officeooo:rsid="00f90a88" fo:background-color="transparent" loext:char-shading-value="0"/>
    </style:style>
    <style:style style:name="T108" style:family="text">
      <style:text-properties fo:color="#000000" fo:language="ru" fo:country="RU" officeooo:rsid="00fef13d" fo:background-color="transparent" loext:char-shading-value="0"/>
    </style:style>
    <style:style style:name="T109" style:family="text">
      <style:text-properties fo:color="#000000" fo:language="ru" fo:country="RU" officeooo:rsid="010087ac" fo:background-color="transparent" loext:char-shading-value="0"/>
    </style:style>
    <style:style style:name="T110" style:family="text">
      <style:text-properties fo:color="#000000" fo:language="ru" fo:country="RU" officeooo:rsid="010194d9" fo:background-color="transparent" loext:char-shading-value="0"/>
    </style:style>
    <style:style style:name="T111" style:family="text">
      <style:text-properties fo:color="#000000" fo:language="ru" fo:country="RU" officeooo:rsid="01052dcc" fo:background-color="transparent" loext:char-shading-value="0"/>
    </style:style>
    <style:style style:name="T112" style:family="text">
      <style:text-properties fo:color="#000000" fo:language="ru" fo:country="RU" officeooo:rsid="01066f87" fo:background-color="transparent" loext:char-shading-value="0"/>
    </style:style>
    <style:style style:name="T113" style:family="text">
      <style:text-properties fo:color="#000000" fo:language="ru" fo:country="RU" officeooo:rsid="01077c30" fo:background-color="transparent" loext:char-shading-value="0"/>
    </style:style>
    <style:style style:name="T114" style:family="text">
      <style:text-properties fo:color="#000000" fo:language="ru" fo:country="RU" officeooo:rsid="01086aac" fo:background-color="transparent" loext:char-shading-value="0"/>
    </style:style>
    <style:style style:name="T115" style:family="text">
      <style:text-properties fo:color="#000000" fo:language="ru" fo:country="RU" officeooo:rsid="00f34fa2" fo:background-color="transparent" loext:char-shading-value="0"/>
    </style:style>
    <style:style style:name="T116" style:family="text">
      <style:text-properties fo:color="#000000" fo:language="ru" fo:country="RU" officeooo:rsid="0108a95c" fo:background-color="transparent" loext:char-shading-value="0"/>
    </style:style>
    <style:style style:name="T117" style:family="text">
      <style:text-properties fo:color="#000000" fo:language="ru" fo:country="RU" officeooo:rsid="00fa66b1" fo:background-color="transparent" loext:char-shading-value="0"/>
    </style:style>
    <style:style style:name="T118" style:family="text">
      <style:text-properties fo:color="#000000" fo:language="ru" fo:country="RU" officeooo:rsid="0109d215" fo:background-color="transparent" loext:char-shading-value="0"/>
    </style:style>
    <style:style style:name="T119" style:family="text">
      <style:text-properties fo:color="#000000" fo:language="ru" fo:country="RU" officeooo:rsid="010a08d6" fo:background-color="transparent" loext:char-shading-value="0"/>
    </style:style>
    <style:style style:name="T120" style:family="text">
      <style:text-properties fo:color="#000000" fo:language="ru" fo:country="RU" officeooo:rsid="010b9c69" fo:background-color="transparent" loext:char-shading-value="0"/>
    </style:style>
    <style:style style:name="T121" style:family="text">
      <style:text-properties fo:color="#000000" fo:language="ru" fo:country="RU" officeooo:rsid="010e52a4" fo:background-color="transparent" loext:char-shading-value="0"/>
    </style:style>
    <style:style style:name="T122" style:family="text">
      <style:text-properties fo:color="#000000" fo:language="ru" fo:country="RU" officeooo:rsid="01198f3d" fo:background-color="transparent" loext:char-shading-value="0"/>
    </style:style>
    <style:style style:name="T123" style:family="text">
      <style:text-properties fo:color="#000000" fo:language="ru" fo:country="RU" officeooo:rsid="011b32e2" fo:background-color="transparent" loext:char-shading-value="0"/>
    </style:style>
    <style:style style:name="T124" style:family="text">
      <style:text-properties fo:color="#000000" fo:language="ru" fo:country="RU" officeooo:rsid="011bb420" fo:background-color="transparent" loext:char-shading-value="0"/>
    </style:style>
    <style:style style:name="T125" style:family="text">
      <style:text-properties fo:color="#000000" fo:language="ru" fo:country="RU" officeooo:rsid="011df869" fo:background-color="transparent" loext:char-shading-value="0"/>
    </style:style>
    <style:style style:name="T126" style:family="text">
      <style:text-properties fo:color="#000000" fo:language="ru" fo:country="RU" officeooo:rsid="011ec479" fo:background-color="transparent" loext:char-shading-value="0"/>
    </style:style>
    <style:style style:name="T127" style:family="text">
      <style:text-properties fo:color="#000000" fo:language="ru" fo:country="RU" officeooo:rsid="012077fc" fo:background-color="transparent" loext:char-shading-value="0"/>
    </style:style>
    <style:style style:name="T128" style:family="text">
      <style:text-properties fo:color="#000000" fo:language="ru" fo:country="RU" officeooo:rsid="01231b0d" fo:background-color="transparent" loext:char-shading-value="0"/>
    </style:style>
    <style:style style:name="T129" style:family="text">
      <style:text-properties fo:color="#000000" fo:language="ru" fo:country="RU" officeooo:rsid="012468e1" fo:background-color="transparent" loext:char-shading-value="0"/>
    </style:style>
    <style:style style:name="T130" style:family="text">
      <style:text-properties fo:color="#000000" fo:language="ru" fo:country="RU" officeooo:rsid="012590b0" fo:background-color="transparent" loext:char-shading-value="0"/>
    </style:style>
    <style:style style:name="T131" style:family="text">
      <style:text-properties fo:color="#000000" fo:language="ru" fo:country="RU" officeooo:rsid="0128235e" fo:background-color="transparent" loext:char-shading-value="0"/>
    </style:style>
    <style:style style:name="T132" style:family="text">
      <style:text-properties fo:color="#000000" fo:language="ru" fo:country="RU" officeooo:rsid="012ad512" fo:background-color="transparent" loext:char-shading-value="0"/>
    </style:style>
    <style:style style:name="T133" style:family="text">
      <style:text-properties fo:color="#000000" fo:language="ru" fo:country="RU" officeooo:rsid="012c02c1" fo:background-color="transparent" loext:char-shading-value="0"/>
    </style:style>
    <style:style style:name="T134" style:family="text">
      <style:text-properties fo:color="#000000" fo:language="ru" fo:country="RU" officeooo:rsid="012d9431" fo:background-color="transparent" loext:char-shading-value="0"/>
    </style:style>
    <style:style style:name="T135" style:family="text">
      <style:text-properties fo:color="#000000" fo:language="ru" fo:country="RU" officeooo:rsid="012e71de" fo:background-color="transparent" loext:char-shading-value="0"/>
    </style:style>
    <style:style style:name="T136" style:family="text">
      <style:text-properties fo:color="#000000" fo:language="ru" fo:country="RU" officeooo:rsid="012f5636" fo:background-color="transparent" loext:char-shading-value="0"/>
    </style:style>
    <style:style style:name="T137" style:family="text">
      <style:text-properties fo:color="#000000" fo:language="ru" fo:country="RU" officeooo:rsid="0130ca1d" fo:background-color="transparent" loext:char-shading-value="0"/>
    </style:style>
    <style:style style:name="T138" style:family="text">
      <style:text-properties fo:color="#000000" fo:language="ru" fo:country="RU" officeooo:rsid="0132c5fc" fo:background-color="transparent" loext:char-shading-value="0"/>
    </style:style>
    <style:style style:name="T139" style:family="text">
      <style:text-properties fo:color="#000000" fo:language="ru" fo:country="RU" officeooo:rsid="0133a109" fo:background-color="transparent" loext:char-shading-value="0"/>
    </style:style>
    <style:style style:name="T140" style:family="text">
      <style:text-properties fo:color="#000000" fo:language="ru" fo:country="RU" officeooo:rsid="0134f044" fo:background-color="transparent" loext:char-shading-value="0"/>
    </style:style>
    <style:style style:name="T141" style:family="text">
      <style:text-properties fo:color="#000000" fo:language="ru" fo:country="RU" officeooo:rsid="013571a5" fo:background-color="transparent" loext:char-shading-value="0"/>
    </style:style>
    <style:style style:name="T142" style:family="text">
      <style:text-properties fo:color="#000000" fo:language="ru" fo:country="RU" officeooo:rsid="013e0d90" fo:background-color="transparent" loext:char-shading-value="0"/>
    </style:style>
    <style:style style:name="T143" style:family="text">
      <style:text-properties fo:color="#000000" fo:language="ru" fo:country="RU" officeooo:rsid="013e8874" fo:background-color="transparent" loext:char-shading-value="0"/>
    </style:style>
    <style:style style:name="T144" style:family="text">
      <style:text-properties fo:color="#000000" fo:language="ru" fo:country="RU" officeooo:rsid="013f2c0d" fo:background-color="transparent" loext:char-shading-value="0"/>
    </style:style>
    <style:style style:name="T145" style:family="text">
      <style:text-properties fo:color="#000000" fo:language="ru" fo:country="RU" officeooo:rsid="014049a5" fo:background-color="transparent" loext:char-shading-value="0"/>
    </style:style>
    <style:style style:name="T146" style:family="text">
      <style:text-properties fo:color="#000000" fo:language="ru" fo:country="RU" officeooo:rsid="014370c0" fo:background-color="transparent" loext:char-shading-value="0"/>
    </style:style>
    <style:style style:name="T147" style:family="text">
      <style:text-properties fo:color="#000000" fo:language="ru" fo:country="RU" officeooo:rsid="01439aa5" fo:background-color="transparent" loext:char-shading-value="0"/>
    </style:style>
    <style:style style:name="T148" style:family="text">
      <style:text-properties fo:color="#000000" fo:language="ru" fo:country="RU" officeooo:rsid="014555e2" fo:background-color="transparent" loext:char-shading-value="0"/>
    </style:style>
    <style:style style:name="T149" style:family="text">
      <style:text-properties fo:color="#000000" fo:language="ru" fo:country="RU" officeooo:rsid="01468839" fo:background-color="transparent" loext:char-shading-value="0"/>
    </style:style>
    <style:style style:name="T150" style:family="text">
      <style:text-properties fo:color="#000000" fo:language="ru" fo:country="RU" officeooo:rsid="014a3b4e" fo:background-color="transparent" loext:char-shading-value="0"/>
    </style:style>
    <style:style style:name="T151" style:family="text">
      <style:text-properties fo:color="#000000" fo:language="ru" fo:country="RU" officeooo:rsid="014b3d1e" fo:background-color="transparent" loext:char-shading-value="0"/>
    </style:style>
    <style:style style:name="T152" style:family="text">
      <style:text-properties fo:color="#000000" fo:language="ru" fo:country="RU" officeooo:rsid="014d2a00" fo:background-color="transparent" loext:char-shading-value="0"/>
    </style:style>
    <style:style style:name="T153" style:family="text">
      <style:text-properties fo:color="#000000" fo:language="ru" fo:country="RU" officeooo:rsid="014e379d" fo:background-color="transparent" loext:char-shading-value="0"/>
    </style:style>
    <style:style style:name="T154" style:family="text">
      <style:text-properties fo:color="#000000" fo:language="ru" fo:country="RU" officeooo:rsid="0159b52f" fo:background-color="transparent" loext:char-shading-value="0"/>
    </style:style>
    <style:style style:name="T155" style:family="text">
      <style:text-properties fo:color="#000000" fo:language="ru" fo:country="RU" officeooo:rsid="0159d68a" fo:background-color="transparent" loext:char-shading-value="0"/>
    </style:style>
    <style:style style:name="T156" style:family="text">
      <style:text-properties fo:color="#000000" fo:language="ru" fo:country="RU" officeooo:rsid="015bcc06" fo:background-color="transparent" loext:char-shading-value="0"/>
    </style:style>
    <style:style style:name="T157" style:family="text">
      <style:text-properties fo:color="#000000" fo:language="ru" fo:country="RU" officeooo:rsid="015d6d48" fo:background-color="transparent" loext:char-shading-value="0"/>
    </style:style>
    <style:style style:name="T158" style:family="text">
      <style:text-properties fo:color="#000000" fo:language="ru" fo:country="RU" officeooo:rsid="01641378" fo:background-color="transparent" loext:char-shading-value="0"/>
    </style:style>
    <style:style style:name="T159" style:family="text">
      <style:text-properties fo:color="#000000" fo:language="ru" fo:country="RU" officeooo:rsid="0169e552" fo:background-color="transparent" loext:char-shading-value="0"/>
    </style:style>
    <style:style style:name="T160" style:family="text">
      <style:text-properties fo:color="#000000" fo:language="ru" fo:country="RU" officeooo:rsid="016cf931" fo:background-color="transparent" loext:char-shading-value="0"/>
    </style:style>
    <style:style style:name="T161" style:family="text">
      <style:text-properties fo:color="#000000" fo:language="ru" fo:country="RU" officeooo:rsid="016f6b75" fo:background-color="transparent" loext:char-shading-value="0"/>
    </style:style>
    <style:style style:name="T162" style:family="text">
      <style:text-properties fo:color="#000000" fo:language="ru" fo:country="RU" officeooo:rsid="0168b14a" fo:background-color="transparent" loext:char-shading-value="0"/>
    </style:style>
    <style:style style:name="T163" style:family="text">
      <style:text-properties fo:color="#000000" fo:language="ru" fo:country="RU" officeooo:rsid="0172426c" fo:background-color="transparent" loext:char-shading-value="0"/>
    </style:style>
    <style:style style:name="T164" style:family="text">
      <style:text-properties fo:color="#000000" fo:language="ru" fo:country="RU" officeooo:rsid="0170e93f" fo:background-color="transparent" loext:char-shading-value="0"/>
    </style:style>
    <style:style style:name="T165" style:family="text">
      <style:text-properties fo:color="#000000" fo:language="ru" fo:country="RU" officeooo:rsid="017935ce" fo:background-color="transparent" loext:char-shading-value="0"/>
    </style:style>
    <style:style style:name="T166" style:family="text">
      <style:text-properties fo:color="#000000" fo:language="ru" fo:country="RU" officeooo:rsid="0179f2b0" fo:background-color="transparent" loext:char-shading-value="0"/>
    </style:style>
    <style:style style:name="T167" style:family="text">
      <style:text-properties fo:color="#000000" fo:language="ru" fo:country="RU" officeooo:rsid="017b4762" fo:background-color="transparent" loext:char-shading-value="0"/>
    </style:style>
    <style:style style:name="T168" style:family="text">
      <style:text-properties fo:color="#000000" fo:language="ru" fo:country="RU" officeooo:rsid="017e83d9" fo:background-color="transparent" loext:char-shading-value="0"/>
    </style:style>
    <style:style style:name="T169" style:family="text">
      <style:text-properties fo:color="#000000" fo:language="ru" fo:country="RU" officeooo:rsid="017ef972" fo:background-color="transparent" loext:char-shading-value="0"/>
    </style:style>
    <style:style style:name="T170" style:family="text">
      <style:text-properties fo:color="#000000" fo:language="ru" fo:country="RU" officeooo:rsid="018066dc" fo:background-color="transparent" loext:char-shading-value="0"/>
    </style:style>
    <style:style style:name="T171" style:family="text">
      <style:text-properties fo:color="#000000" fo:language="ru" fo:country="RU" officeooo:rsid="017738ed" fo:background-color="transparent" loext:char-shading-value="0"/>
    </style:style>
    <style:style style:name="T172" style:family="text">
      <style:text-properties fo:color="#000000" fo:language="ru" fo:country="RU" officeooo:rsid="01828ceb" fo:background-color="transparent" loext:char-shading-value="0"/>
    </style:style>
    <style:style style:name="T173" style:family="text">
      <style:text-properties fo:color="#000000" fo:language="ru" fo:country="RU" officeooo:rsid="017c9da8" fo:background-color="transparent" loext:char-shading-value="0"/>
    </style:style>
    <style:style style:name="T174" style:family="text">
      <style:text-properties fo:color="#000000" fo:language="ru" fo:country="RU" officeooo:rsid="0182d338" fo:background-color="transparent" loext:char-shading-value="0"/>
    </style:style>
    <style:style style:name="T175" style:family="text">
      <style:text-properties fo:color="#000000" fo:language="ru" fo:country="RU" officeooo:rsid="01847493" fo:background-color="transparent" loext:char-shading-value="0"/>
    </style:style>
    <style:style style:name="T176" style:family="text">
      <style:text-properties fo:color="#000000" fo:language="ru" fo:country="RU" officeooo:rsid="0185fccd" fo:background-color="transparent" loext:char-shading-value="0"/>
    </style:style>
    <style:style style:name="T177" style:family="text">
      <style:text-properties fo:color="#000000" fo:language="ru" fo:country="RU" officeooo:rsid="0188bcb8" fo:background-color="transparent" loext:char-shading-value="0"/>
    </style:style>
    <style:style style:name="T178" style:family="text">
      <style:text-properties fo:color="#000000" fo:language="ru" fo:country="RU" officeooo:rsid="018c104c" fo:background-color="transparent" loext:char-shading-value="0"/>
    </style:style>
    <style:style style:name="T179" style:family="text">
      <style:text-properties fo:color="#000000" fo:language="ru" fo:country="RU" officeooo:rsid="018ec6b9" fo:background-color="transparent" loext:char-shading-value="0"/>
    </style:style>
    <style:style style:name="T180" style:family="text">
      <style:text-properties fo:color="#000000" fo:language="ru" fo:country="RU" officeooo:rsid="018c1d04" fo:background-color="transparent" loext:char-shading-value="0"/>
    </style:style>
    <style:style style:name="T181" style:family="text">
      <style:text-properties fo:color="#000000" fo:language="ru" fo:country="RU" officeooo:rsid="018f9835" fo:background-color="transparent" loext:char-shading-value="0"/>
    </style:style>
    <style:style style:name="T182" style:family="text">
      <style:text-properties fo:color="#000000" fo:language="ru" fo:country="RU" officeooo:rsid="01927a81" fo:background-color="transparent" loext:char-shading-value="0"/>
    </style:style>
    <style:style style:name="T183" style:family="text">
      <style:text-properties fo:color="#000000" fo:language="ru" fo:country="RU" officeooo:rsid="0194385a" fo:background-color="transparent" loext:char-shading-value="0"/>
    </style:style>
    <style:style style:name="T184" style:family="text">
      <style:text-properties fo:color="#000000" fo:language="ru" fo:country="RU" officeooo:rsid="0167f7a2" fo:background-color="transparent" loext:char-shading-value="0"/>
    </style:style>
    <style:style style:name="T185" style:family="text">
      <style:text-properties fo:color="#000000" fo:language="ru" fo:country="RU" officeooo:rsid="01997f04" fo:background-color="transparent" loext:char-shading-value="0"/>
    </style:style>
    <style:style style:name="T186" style:family="text">
      <style:text-properties fo:color="#000000" fo:language="ru" fo:country="RU" officeooo:rsid="019a6ac2" fo:background-color="transparent" loext:char-shading-value="0"/>
    </style:style>
    <style:style style:name="T187" style:family="text">
      <style:text-properties fo:color="#000000" fo:language="ru" fo:country="RU" officeooo:rsid="019c9486" fo:background-color="transparent" loext:char-shading-value="0"/>
    </style:style>
    <style:style style:name="T188" style:family="text">
      <style:text-properties fo:color="#000000" fo:language="ru" fo:country="RU" officeooo:rsid="01607c2a" fo:background-color="transparent" loext:char-shading-value="0"/>
    </style:style>
    <style:style style:name="T189" style:family="text">
      <style:text-properties fo:color="#000000" fo:language="ru" fo:country="RU" officeooo:rsid="019d4547" fo:background-color="transparent" loext:char-shading-value="0"/>
    </style:style>
    <style:style style:name="T190" style:family="text">
      <style:text-properties fo:color="#000000" fo:language="ru" fo:country="RU" officeooo:rsid="0161cb52" fo:background-color="transparent" loext:char-shading-value="0"/>
    </style:style>
    <style:style style:name="T191" style:family="text">
      <style:text-properties fo:color="#000000" fo:language="ru" fo:country="RU" officeooo:rsid="01a04d66" fo:background-color="transparent" loext:char-shading-value="0"/>
    </style:style>
    <style:style style:name="T192" style:family="text">
      <style:text-properties fo:color="#000000" fo:language="ru" fo:country="RU" officeooo:rsid="01a516d3" fo:background-color="transparent" loext:char-shading-value="0"/>
    </style:style>
    <style:style style:name="T193" style:family="text">
      <style:text-properties fo:color="#000000" fo:language="ru" fo:country="RU" officeooo:rsid="01a690ed" fo:background-color="transparent" loext:char-shading-value="0"/>
    </style:style>
    <style:style style:name="T194" style:family="text">
      <style:text-properties fo:color="#000000" fo:language="ru" fo:country="RU" officeooo:rsid="00fc4a43" fo:background-color="transparent" loext:char-shading-value="0"/>
    </style:style>
    <style:style style:name="T195" style:family="text">
      <style:text-properties fo:color="#000000" fo:language="ru" fo:country="RU" officeooo:rsid="01a75e2c" fo:background-color="transparent" loext:char-shading-value="0"/>
    </style:style>
    <style:style style:name="T196" style:family="text">
      <style:text-properties fo:color="#000000" fo:language="ru" fo:country="RU" officeooo:rsid="01048498" fo:background-color="transparent" loext:char-shading-value="0"/>
    </style:style>
    <style:style style:name="T197" style:family="text">
      <style:text-properties fo:color="#000000" fo:language="ru" fo:country="RU" officeooo:rsid="01a938dd" fo:background-color="transparent" loext:char-shading-value="0"/>
    </style:style>
    <style:style style:name="T198" style:family="text">
      <style:text-properties fo:color="#000000" fo:language="ru" fo:country="RU" officeooo:rsid="02a69d5a" fo:background-color="transparent" loext:char-shading-value="0"/>
    </style:style>
    <style:style style:name="T199" style:family="text">
      <style:text-properties fo:color="#000000" fo:language="ru" fo:country="RU" officeooo:rsid="02a782e5" fo:background-color="transparent" loext:char-shading-value="0"/>
    </style:style>
    <style:style style:name="T200" style:family="text">
      <style:text-properties fo:color="#000000" fo:language="ru" fo:country="RU" officeooo:rsid="02a91a47" fo:background-color="transparent" loext:char-shading-value="0"/>
    </style:style>
    <style:style style:name="T201" style:family="text">
      <style:text-properties fo:color="#000000" fo:language="ru" fo:country="RU" officeooo:rsid="02ac4054" fo:background-color="transparent" loext:char-shading-value="0"/>
    </style:style>
    <style:style style:name="T202" style:family="text">
      <style:text-properties fo:color="#000000" fo:language="ru" fo:country="RU" officeooo:rsid="02c5589a" fo:background-color="transparent" loext:char-shading-value="0"/>
    </style:style>
    <style:style style:name="T203" style:family="text">
      <style:text-properties fo:color="#000000" fo:language="ru" fo:country="RU" officeooo:rsid="02c61a25" fo:background-color="transparent" loext:char-shading-value="0"/>
    </style:style>
    <style:style style:name="T204" style:family="text">
      <style:text-properties fo:color="#000000" fo:language="ru" fo:country="RU" officeooo:rsid="02c6e645" fo:background-color="transparent" loext:char-shading-value="0"/>
    </style:style>
    <style:style style:name="T205" style:family="text">
      <style:text-properties fo:color="#000000" fo:language="ru" fo:country="RU" officeooo:rsid="02ddb750" fo:background-color="transparent" loext:char-shading-value="0"/>
    </style:style>
    <style:style style:name="T206" style:family="text">
      <style:text-properties fo:color="#000000" fo:language="ru" fo:country="RU" officeooo:rsid="015924dc" fo:background-color="transparent" loext:char-shading-value="0"/>
    </style:style>
    <style:style style:name="T207" style:family="text">
      <style:text-properties fo:color="#000000" fo:language="ru" fo:country="RU" officeooo:rsid="02e2290b" fo:background-color="transparent" loext:char-shading-value="0"/>
    </style:style>
    <style:style style:name="T208" style:family="text">
      <style:text-properties fo:color="#000000" fo:language="ru" fo:country="RU" officeooo:rsid="02e3956b" fo:background-color="transparent" loext:char-shading-value="0"/>
    </style:style>
    <style:style style:name="T209" style:family="text">
      <style:text-properties fo:color="#000000" fo:language="ru" fo:country="RU" officeooo:rsid="02e3c8c4" fo:background-color="transparent" loext:char-shading-value="0"/>
    </style:style>
    <style:style style:name="T210" style:family="text">
      <style:text-properties fo:color="#000000" fo:language="ru" fo:country="RU" officeooo:rsid="015cb81f" fo:background-color="transparent" loext:char-shading-value="0"/>
    </style:style>
    <style:style style:name="T211" style:family="text">
      <style:text-properties fo:color="#000000" fo:language="ru" fo:country="RU" officeooo:rsid="02e3fd27" fo:background-color="transparent" loext:char-shading-value="0"/>
    </style:style>
    <style:style style:name="T212" style:family="text">
      <style:text-properties fo:color="#000000" fo:language="ru" fo:country="RU" officeooo:rsid="02e8a96e" fo:background-color="transparent" loext:char-shading-value="0"/>
    </style:style>
    <style:style style:name="T213" style:family="text">
      <style:text-properties fo:color="#000000" fo:language="ru" fo:country="RU" officeooo:rsid="02e98cfb" fo:background-color="transparent" loext:char-shading-value="0"/>
    </style:style>
    <style:style style:name="T214" style:family="text">
      <style:text-properties fo:color="#000000" fo:language="ru" fo:country="RU" officeooo:rsid="036cf8f5" fo:background-color="transparent" loext:char-shading-value="0"/>
    </style:style>
    <style:style style:name="T215" style:family="text">
      <style:text-properties fo:color="#000000" fo:language="ru" fo:country="RU" officeooo:rsid="036e8764" fo:background-color="transparent" loext:char-shading-value="0"/>
    </style:style>
    <style:style style:name="T216" style:family="text">
      <style:text-properties fo:color="#000000" fo:language="ru" fo:country="RU" officeooo:rsid="036fa6aa" fo:background-color="transparent" loext:char-shading-value="0"/>
    </style:style>
    <style:style style:name="T217" style:family="text">
      <style:text-properties fo:color="#000000" fo:language="ru" fo:country="RU" officeooo:rsid="03704922" fo:background-color="transparent" loext:char-shading-value="0"/>
    </style:style>
    <style:style style:name="T218" style:family="text">
      <style:text-properties fo:color="#000000" fo:language="ru" fo:country="RU" officeooo:rsid="014fa94a" fo:background-color="transparent" loext:char-shading-value="0"/>
    </style:style>
    <style:style style:name="T219" style:family="text">
      <style:text-properties fo:color="#000000" fo:language="ru" fo:country="RU" officeooo:rsid="03738371" fo:background-color="transparent" loext:char-shading-value="0"/>
    </style:style>
    <style:style style:name="T220" style:family="text">
      <style:text-properties fo:color="#000000" fo:language="ru" fo:country="RU" officeooo:rsid="03744156" fo:background-color="transparent" loext:char-shading-value="0"/>
    </style:style>
    <style:style style:name="T221" style:family="text">
      <style:text-properties fo:color="#000000" fo:language="ru" fo:country="RU" officeooo:rsid="0377f904" fo:background-color="transparent" loext:char-shading-value="0"/>
    </style:style>
    <style:style style:name="T222" style:family="text">
      <style:text-properties fo:color="#000000" fo:language="ru" fo:country="RU" officeooo:rsid="03796d4c" fo:background-color="transparent" loext:char-shading-value="0"/>
    </style:style>
    <style:style style:name="T223" style:family="text">
      <style:text-properties fo:color="#000000" fo:language="ru" fo:country="RU" officeooo:rsid="037ccd5a" fo:background-color="transparent" loext:char-shading-value="0"/>
    </style:style>
    <style:style style:name="T224" style:family="text">
      <style:text-properties fo:color="#000000" fo:language="ru" fo:country="RU" officeooo:rsid="015716f3" fo:background-color="transparent" loext:char-shading-value="0"/>
    </style:style>
    <style:style style:name="T225" style:family="text">
      <style:text-properties fo:color="#000000" fo:language="ru" fo:country="RU" officeooo:rsid="02df571e" fo:background-color="transparent" loext:char-shading-value="0"/>
    </style:style>
    <style:style style:name="T226" style:family="text">
      <style:text-properties fo:color="#000000" fo:language="ru" fo:country="RU" officeooo:rsid="037e4fd7" fo:background-color="transparent" loext:char-shading-value="0"/>
    </style:style>
    <style:style style:name="T227" style:family="text">
      <style:text-properties fo:color="#000000" fo:language="ru" fo:country="RU" officeooo:rsid="037f2a85" fo:background-color="transparent" loext:char-shading-value="0"/>
    </style:style>
    <style:style style:name="T228" style:family="text">
      <style:text-properties fo:color="#000000" fo:language="ru" fo:country="RU" officeooo:rsid="037f78b6" fo:background-color="transparent" loext:char-shading-value="0"/>
    </style:style>
    <style:style style:name="T229" style:family="text">
      <style:text-properties fo:color="#000000" fo:language="ru" fo:country="RU" officeooo:rsid="0382829a" fo:background-color="transparent" loext:char-shading-value="0"/>
    </style:style>
    <style:style style:name="T230" style:family="text">
      <style:text-properties fo:color="#000000" fo:language="ru" fo:country="RU" officeooo:rsid="0384b947" fo:background-color="transparent" loext:char-shading-value="0"/>
    </style:style>
    <style:style style:name="T231" style:family="text">
      <style:text-properties fo:color="#000000" fo:language="ru" fo:country="RU" officeooo:rsid="038517c1" fo:background-color="transparent" loext:char-shading-value="0"/>
    </style:style>
    <style:style style:name="T232" style:family="text">
      <style:text-properties fo:color="#000000" fo:language="ru" fo:country="RU" officeooo:rsid="0383d035" fo:background-color="transparent" loext:char-shading-value="0"/>
    </style:style>
    <style:style style:name="T233" style:family="text">
      <style:text-properties fo:color="#000000" fo:language="ru" fo:country="RU" officeooo:rsid="03b055a1" fo:background-color="transparent" loext:char-shading-value="0"/>
    </style:style>
    <style:style style:name="T234" style:family="text">
      <style:text-properties fo:color="#000000" fo:language="ru" fo:country="RU" officeooo:rsid="03b2bca6" fo:background-color="transparent" loext:char-shading-value="0"/>
    </style:style>
    <style:style style:name="T235" style:family="text">
      <style:text-properties fo:color="#000000" fo:language="ru" fo:country="RU" officeooo:rsid="018a2e18" fo:background-color="transparent" loext:char-shading-value="0"/>
    </style:style>
    <style:style style:name="T236" style:family="text">
      <style:text-properties fo:color="#000000" fo:language="ru" fo:country="RU" officeooo:rsid="03b85cc0" fo:background-color="transparent" loext:char-shading-value="0"/>
    </style:style>
    <style:style style:name="T237" style:family="text">
      <style:text-properties fo:color="#000000" fo:language="ru" fo:country="RU" officeooo:rsid="03b8f1de" fo:background-color="transparent" loext:char-shading-value="0"/>
    </style:style>
    <style:style style:name="T238" style:family="text">
      <style:text-properties fo:color="#000000" fo:language="ru" fo:country="RU" officeooo:rsid="03b92b55" fo:background-color="transparent" loext:char-shading-value="0"/>
    </style:style>
    <style:style style:name="T239" style:family="text">
      <style:text-properties fo:color="#000000" fo:language="ru" fo:country="RU" officeooo:rsid="03b95423" fo:background-color="transparent" loext:char-shading-value="0"/>
    </style:style>
    <style:style style:name="T240" style:family="text">
      <style:text-properties fo:color="#000000" fo:language="ru" fo:country="RU" officeooo:rsid="03b9ebbc" fo:background-color="transparent" loext:char-shading-value="0"/>
    </style:style>
    <style:style style:name="T241" style:family="text">
      <style:text-properties fo:color="#000000" fo:language="ru" fo:country="RU" officeooo:rsid="03bb091c" fo:background-color="transparent" loext:char-shading-value="0"/>
    </style:style>
    <style:style style:name="T242" style:family="text">
      <style:text-properties fo:color="#000000" fo:language="ru" fo:country="RU" officeooo:rsid="03bc4bb8" fo:background-color="transparent" loext:char-shading-value="0"/>
    </style:style>
    <style:style style:name="T243" style:family="text">
      <style:text-properties fo:color="#000000" fo:language="ru" fo:country="RU" officeooo:rsid="0111a544" fo:background-color="transparent" loext:char-shading-value="0"/>
    </style:style>
    <style:style style:name="T244" style:family="text">
      <style:text-properties fo:color="#000000" fo:language="ru" fo:country="RU" officeooo:rsid="03c4e4fa" fo:background-color="transparent" loext:char-shading-value="0"/>
    </style:style>
    <style:style style:name="T245" style:family="text">
      <style:text-properties fo:color="#000000" fo:language="ru" fo:country="RU" officeooo:rsid="03c51c8b" fo:background-color="transparent" loext:char-shading-value="0"/>
    </style:style>
    <style:style style:name="T246" style:family="text">
      <style:text-properties fo:color="#000000" fo:language="ru" fo:country="RU" officeooo:rsid="01374772"/>
    </style:style>
    <style:style style:name="T247" style:family="text">
      <style:text-properties fo:color="#000000" fo:language="ru" fo:country="RU" officeooo:rsid="01396ded"/>
    </style:style>
    <style:style style:name="T248" style:family="text">
      <style:text-properties fo:color="#000000" fo:language="ru" fo:country="RU" officeooo:rsid="013b5ad3"/>
    </style:style>
    <style:style style:name="T249" style:family="text">
      <style:text-properties fo:color="#000000" fo:language="ru" fo:country="RU" officeooo:rsid="0307458d"/>
    </style:style>
    <style:style style:name="T250" style:family="text">
      <style:text-properties fo:color="#000000" fo:language="ru" fo:country="RU" officeooo:rsid="0308e475"/>
    </style:style>
    <style:style style:name="T251" style:family="text">
      <style:text-properties fo:color="#000000" fo:language="ru" fo:country="RU" officeooo:rsid="03162374"/>
    </style:style>
    <style:style style:name="T252" style:family="text">
      <style:text-properties fo:color="#000000" fo:language="ru" fo:country="RU" officeooo:rsid="0317cb67"/>
    </style:style>
    <style:style style:name="T253" style:family="text">
      <style:text-properties fo:color="#000000" fo:language="ru" fo:country="RU" officeooo:rsid="031b42b6"/>
    </style:style>
    <style:style style:name="T254" style:family="text">
      <style:text-properties fo:color="#000000" fo:language="ru" fo:country="RU" officeooo:rsid="031d1c8e"/>
    </style:style>
    <style:style style:name="T255" style:family="text">
      <style:text-properties fo:color="#000000" fo:language="ru" fo:country="RU" officeooo:rsid="0320b4bc"/>
    </style:style>
    <style:style style:name="T256" style:family="text">
      <style:text-properties fo:color="#000000" fo:language="ru" fo:country="RU" officeooo:rsid="03226659"/>
    </style:style>
    <style:style style:name="T257" style:family="text">
      <style:text-properties fo:color="#000000" fo:language="ru" fo:country="RU" officeooo:rsid="031e09c4"/>
    </style:style>
    <style:style style:name="T258" style:family="text">
      <style:text-properties fo:color="#000000" fo:language="ru" fo:country="RU" officeooo:rsid="0323989b"/>
    </style:style>
    <style:style style:name="T259" style:family="text">
      <style:text-properties fo:color="#000000" fo:language="ru" fo:country="RU" officeooo:rsid="03254d8c"/>
    </style:style>
    <style:style style:name="T260" style:family="text">
      <style:text-properties fo:color="#000000" fo:language="ru" fo:country="RU" officeooo:rsid="0326c2f2"/>
    </style:style>
    <style:style style:name="T261" style:family="text">
      <style:text-properties fo:color="#000000" fo:language="ru" fo:country="RU" officeooo:rsid="032708e9"/>
    </style:style>
    <style:style style:name="T262" style:family="text">
      <style:text-properties fo:color="#000000" fo:language="ru" fo:country="RU" officeooo:rsid="03274bda"/>
    </style:style>
    <style:style style:name="T263" style:family="text">
      <style:text-properties fo:color="#000000" fo:language="ru" fo:country="RU" officeooo:rsid="032929b0"/>
    </style:style>
    <style:style style:name="T264" style:family="text">
      <style:text-properties fo:color="#000000" fo:language="ru" fo:country="RU" officeooo:rsid="0319b3ca"/>
    </style:style>
    <style:style style:name="T265" style:family="text">
      <style:text-properties fo:color="#000000" fo:language="ru" fo:country="RU" officeooo:rsid="032a1133"/>
    </style:style>
    <style:style style:name="T266" style:family="text">
      <style:text-properties fo:color="#000000" fo:language="ru" fo:country="RU" officeooo:rsid="031acc82"/>
    </style:style>
    <style:style style:name="T267" style:family="text">
      <style:text-properties fo:color="#000000" fo:language="ru" fo:country="RU" officeooo:rsid="032bb2f3"/>
    </style:style>
    <style:style style:name="T268" style:family="text">
      <style:text-properties fo:color="#000000" fo:language="ru" fo:country="RU" officeooo:rsid="032c5bea"/>
    </style:style>
    <style:style style:name="T269" style:family="text">
      <style:text-properties fo:color="#000000" fo:language="ru" fo:country="RU" officeooo:rsid="032e3e15"/>
    </style:style>
    <style:style style:name="T270" style:family="text">
      <style:text-properties fo:color="#000000" fo:language="ru" fo:country="RU" officeooo:rsid="032e2203"/>
    </style:style>
    <style:style style:name="T271" style:family="text">
      <style:text-properties fo:color="#000000" fo:language="ru" fo:country="RU" officeooo:rsid="032ee78a"/>
    </style:style>
    <style:style style:name="T272" style:family="text">
      <style:text-properties fo:color="#000000" fo:language="ru" fo:country="RU" officeooo:rsid="03342239"/>
    </style:style>
    <style:style style:name="T273" style:family="text">
      <style:text-properties fo:color="#000000" fo:language="ru" fo:country="RU" officeooo:rsid="033424d1"/>
    </style:style>
    <style:style style:name="T274" style:family="text">
      <style:text-properties fo:color="#000000" fo:language="ru" fo:country="RU" officeooo:rsid="0335e18b"/>
    </style:style>
    <style:style style:name="T275" style:family="text">
      <style:text-properties fo:color="#000000" fo:language="ru" fo:country="RU" officeooo:rsid="033939da"/>
    </style:style>
    <style:style style:name="T276" style:family="text">
      <style:text-properties fo:color="#000000" fo:language="ru" fo:country="RU" officeooo:rsid="033d3253"/>
    </style:style>
    <style:style style:name="T277" style:family="text">
      <style:text-properties fo:color="#000000" fo:language="ru" fo:country="RU" officeooo:rsid="033dd885"/>
    </style:style>
    <style:style style:name="T278" style:family="text">
      <style:text-properties fo:color="#000000" fo:language="ru" fo:country="RU" officeooo:rsid="03405f6e"/>
    </style:style>
    <style:style style:name="T279" style:family="text">
      <style:text-properties fo:color="#000000" fo:language="ru" fo:country="RU" officeooo:rsid="0343a8d6"/>
    </style:style>
    <style:style style:name="T280" style:family="text">
      <style:text-properties fo:color="#000000" fo:language="ru" fo:country="RU" officeooo:rsid="0343a9ea"/>
    </style:style>
    <style:style style:name="T281" style:family="text">
      <style:text-properties fo:color="#000000" fo:language="ru" fo:country="RU" officeooo:rsid="033f2d5b"/>
    </style:style>
    <style:style style:name="T282" style:family="text">
      <style:text-properties fo:color="#000000" fo:language="ru" fo:country="RU" officeooo:rsid="03456eb7"/>
    </style:style>
    <style:style style:name="T283" style:family="text">
      <style:text-properties fo:color="#000000" fo:language="ru" fo:country="RU" officeooo:rsid="0346fa04"/>
    </style:style>
    <style:style style:name="T284" style:family="text">
      <style:text-properties fo:color="#000000" fo:language="ru" fo:country="RU" officeooo:rsid="033aef17"/>
    </style:style>
    <style:style style:name="T285" style:family="text">
      <style:text-properties fo:color="#000000" fo:language="ru" fo:country="RU" officeooo:rsid="034a5a00"/>
    </style:style>
    <style:style style:name="T286" style:family="text">
      <style:text-properties fo:color="#000000" fo:language="ru" fo:country="RU" officeooo:rsid="0333976d"/>
    </style:style>
    <style:style style:name="T287" style:family="text">
      <style:text-properties fo:color="#000000" fo:language="ru" fo:country="RU" officeooo:rsid="034c33cc"/>
    </style:style>
    <style:style style:name="T288" style:family="text">
      <style:text-properties fo:color="#000000" fo:language="ru" fo:country="RU" officeooo:rsid="0337e051"/>
    </style:style>
    <style:style style:name="T289" style:family="text">
      <style:text-properties fo:color="#000000" fo:language="ru" fo:country="RU" officeooo:rsid="034f3f47"/>
    </style:style>
    <style:style style:name="T290" style:family="text">
      <style:text-properties fo:color="#000000" fo:language="ru" fo:country="RU" officeooo:rsid="035082cc"/>
    </style:style>
    <style:style style:name="T291" style:family="text">
      <style:text-properties fo:color="#000000" fo:language="ru" fo:country="RU" officeooo:rsid="03515699"/>
    </style:style>
    <style:style style:name="T292" style:family="text">
      <style:text-properties fo:color="#000000" fo:language="ru" fo:country="RU" officeooo:rsid="03529f2c"/>
    </style:style>
    <style:style style:name="T293" style:family="text">
      <style:text-properties fo:color="#000000" fo:language="ru" fo:country="RU" officeooo:rsid="0353a5ab"/>
    </style:style>
    <style:style style:name="T294" style:family="text">
      <style:text-properties fo:color="#000000" fo:language="ru" fo:country="RU" officeooo:rsid="0356b8da"/>
    </style:style>
    <style:style style:name="T295" style:family="text">
      <style:text-properties fo:color="#000000" fo:language="ru" fo:country="RU" officeooo:rsid="03588084"/>
    </style:style>
    <style:style style:name="T296" style:family="text">
      <style:text-properties fo:color="#000000" fo:language="ru" fo:country="RU" officeooo:rsid="0359053a"/>
    </style:style>
    <style:style style:name="T297" style:family="text">
      <style:text-properties fo:color="#000000" fo:language="ru" fo:country="RU" officeooo:rsid="035b47e2"/>
    </style:style>
    <style:style style:name="T298" style:family="text">
      <style:text-properties fo:color="#000000" fo:language="ru" fo:country="RU" officeooo:rsid="035d3092"/>
    </style:style>
    <style:style style:name="T299" style:family="text">
      <style:text-properties fo:color="#000000" fo:language="ru" fo:country="RU" officeooo:rsid="035e8bfb"/>
    </style:style>
    <style:style style:name="T300" style:family="text">
      <style:text-properties fo:color="#000000" fo:language="ru" fo:country="RU" officeooo:rsid="03f1f20f"/>
    </style:style>
    <style:style style:name="T301" style:family="text">
      <style:text-properties fo:color="#000000" fo:language="ru" fo:country="RU" officeooo:rsid="03f22285"/>
    </style:style>
    <style:style style:name="T302" style:family="text">
      <style:text-properties fo:color="#000000" fo:language="ru" fo:country="RU" officeooo:rsid="036c1696"/>
    </style:style>
    <style:style style:name="T303" style:family="text">
      <style:text-properties fo:color="#000000" fo:language="ru" fo:country="RU" officeooo:rsid="036c3eee"/>
    </style:style>
    <style:style style:name="T304" style:family="text">
      <style:text-properties fo:color="#000000" fo:language="ru" fo:country="RU" officeooo:rsid="0034ed53"/>
    </style:style>
    <style:style style:name="T305" style:family="text">
      <style:text-properties fo:color="#000000" fo:language="ru" fo:country="RU" officeooo:rsid="00357ada"/>
    </style:style>
    <style:style style:name="T306" style:family="text">
      <style:text-properties fo:color="#000000" fo:language="ru" fo:country="RU" officeooo:rsid="00365abf"/>
    </style:style>
    <style:style style:name="T307" style:family="text">
      <style:text-properties fo:color="#000000" fo:language="ru" fo:country="RU" officeooo:rsid="0013a92f"/>
    </style:style>
    <style:style style:name="T308" style:family="text">
      <style:text-properties fo:color="#000000" fo:language="ru" fo:country="RU" officeooo:rsid="0014b488"/>
    </style:style>
    <style:style style:name="T309" style:family="text">
      <style:text-properties fo:color="#000000" fo:language="ru" fo:country="RU" officeooo:rsid="036cb9ec"/>
    </style:style>
    <style:style style:name="T310" style:family="text">
      <style:text-properties fo:color="#000000" fo:language="ru" fo:country="RU" officeooo:rsid="00376a41"/>
    </style:style>
    <style:style style:name="T311" style:family="text">
      <style:text-properties fo:color="#000000" fo:language="ru" fo:country="RU" officeooo:rsid="03a50b5f"/>
    </style:style>
    <style:style style:name="T312" style:family="text">
      <style:text-properties fo:color="#000000" fo:language="ru" fo:country="RU" officeooo:rsid="033bfa38"/>
    </style:style>
    <style:style style:name="T313" style:family="text">
      <style:text-properties officeooo:rsid="005d8275"/>
    </style:style>
    <style:style style:name="T314" style:family="text">
      <style:text-properties officeooo:rsid="011cac99"/>
    </style:style>
    <style:style style:name="T315" style:family="text">
      <style:text-properties style:use-window-font-color="true" fo:language="ru" fo:country="RU" fo:background-color="transparent" loext:char-shading-value="0"/>
    </style:style>
    <style:style style:name="T316" style:family="text">
      <style:text-properties style:use-window-font-color="true" fo:language="ru" fo:country="RU" officeooo:rsid="01b108d4" fo:background-color="transparent" loext:char-shading-value="0"/>
    </style:style>
    <style:style style:name="T317" style:family="text">
      <style:text-properties style:use-window-font-color="true" fo:language="ru" fo:country="RU" officeooo:rsid="01b37893" fo:background-color="transparent" loext:char-shading-value="0"/>
    </style:style>
    <style:style style:name="T318" style:family="text">
      <style:text-properties style:use-window-font-color="true" fo:language="ru" fo:country="RU" officeooo:rsid="01b1cdef" fo:background-color="transparent" loext:char-shading-value="0"/>
    </style:style>
    <style:style style:name="T319" style:family="text">
      <style:text-properties style:use-window-font-color="true" fo:language="ru" fo:country="RU" officeooo:rsid="01b38da0" fo:background-color="transparent" loext:char-shading-value="0"/>
    </style:style>
    <style:style style:name="T320" style:family="text">
      <style:text-properties style:use-window-font-color="true" fo:language="ru" fo:country="RU" officeooo:rsid="01b4e2a2" fo:background-color="transparent" loext:char-shading-value="0"/>
    </style:style>
    <style:style style:name="T321" style:family="text">
      <style:text-properties style:use-window-font-color="true" fo:language="ru" fo:country="RU" officeooo:rsid="01b82dd3" fo:background-color="transparent" loext:char-shading-value="0"/>
    </style:style>
    <style:style style:name="T322" style:family="text">
      <style:text-properties style:use-window-font-color="true" fo:language="ru" fo:country="RU" officeooo:rsid="01b9348f" fo:background-color="transparent" loext:char-shading-value="0"/>
    </style:style>
    <style:style style:name="T323" style:family="text">
      <style:text-properties style:use-window-font-color="true" fo:language="ru" fo:country="RU" officeooo:rsid="01bb9d58" fo:background-color="transparent" loext:char-shading-value="0"/>
    </style:style>
    <style:style style:name="T324" style:family="text">
      <style:text-properties style:use-window-font-color="true" fo:language="ru" fo:country="RU" officeooo:rsid="01b9cadb" fo:background-color="transparent" loext:char-shading-value="0"/>
    </style:style>
    <style:style style:name="T325" style:family="text">
      <style:text-properties style:use-window-font-color="true" fo:language="ru" fo:country="RU" officeooo:rsid="01bda901" fo:background-color="transparent" loext:char-shading-value="0"/>
    </style:style>
    <style:style style:name="T326" style:family="text">
      <style:text-properties style:use-window-font-color="true" fo:language="ru" fo:country="RU" officeooo:rsid="01bea9f9" fo:background-color="transparent" loext:char-shading-value="0"/>
    </style:style>
    <style:style style:name="T327" style:family="text">
      <style:text-properties style:use-window-font-color="true" fo:language="ru" fo:country="RU" officeooo:rsid="01bf11f7" fo:background-color="transparent" loext:char-shading-value="0"/>
    </style:style>
    <style:style style:name="T328" style:family="text">
      <style:text-properties style:use-window-font-color="true" fo:language="ru" fo:country="RU" officeooo:rsid="01ca155d" fo:background-color="transparent" loext:char-shading-value="0"/>
    </style:style>
    <style:style style:name="T329" style:family="text">
      <style:text-properties style:use-window-font-color="true" fo:language="ru" fo:country="RU" officeooo:rsid="01ca470d" fo:background-color="transparent" loext:char-shading-value="0"/>
    </style:style>
    <style:style style:name="T330" style:family="text">
      <style:text-properties style:use-window-font-color="true" fo:language="ru" fo:country="RU" officeooo:rsid="01cb701c" fo:background-color="transparent" loext:char-shading-value="0"/>
    </style:style>
    <style:style style:name="T331" style:family="text">
      <style:text-properties style:use-window-font-color="true" fo:language="ru" fo:country="RU" officeooo:rsid="01cc8c14" fo:background-color="transparent" loext:char-shading-value="0"/>
    </style:style>
    <style:style style:name="T332" style:family="text">
      <style:text-properties style:use-window-font-color="true" fo:language="ru" fo:country="RU" officeooo:rsid="01ce72c0" fo:background-color="transparent" loext:char-shading-value="0"/>
    </style:style>
    <style:style style:name="T333" style:family="text">
      <style:text-properties style:use-window-font-color="true" fo:language="ru" fo:country="RU" officeooo:rsid="01d044dd" fo:background-color="transparent" loext:char-shading-value="0"/>
    </style:style>
    <style:style style:name="T334" style:family="text">
      <style:text-properties style:use-window-font-color="true" fo:language="ru" fo:country="RU" officeooo:rsid="01d099fa" fo:background-color="transparent" loext:char-shading-value="0"/>
    </style:style>
    <style:style style:name="T335" style:family="text">
      <style:text-properties style:use-window-font-color="true" fo:language="ru" fo:country="RU" officeooo:rsid="01d28b06" fo:background-color="transparent" loext:char-shading-value="0"/>
    </style:style>
    <style:style style:name="T336" style:family="text">
      <style:text-properties style:use-window-font-color="true" fo:language="ru" fo:country="RU" officeooo:rsid="01d42897" fo:background-color="transparent" loext:char-shading-value="0"/>
    </style:style>
    <style:style style:name="T337" style:family="text">
      <style:text-properties style:use-window-font-color="true" fo:language="ru" fo:country="RU" officeooo:rsid="01da6373" fo:background-color="transparent" loext:char-shading-value="0"/>
    </style:style>
    <style:style style:name="T338" style:family="text">
      <style:text-properties style:use-window-font-color="true" fo:language="ru" fo:country="RU" officeooo:rsid="01db840b" fo:background-color="transparent" loext:char-shading-value="0"/>
    </style:style>
    <style:style style:name="T339" style:family="text">
      <style:text-properties style:use-window-font-color="true" fo:language="ru" fo:country="RU" officeooo:rsid="01e1e888" fo:background-color="transparent" loext:char-shading-value="0"/>
    </style:style>
    <style:style style:name="T340" style:family="text">
      <style:text-properties style:use-window-font-color="true" fo:language="ru" fo:country="RU" officeooo:rsid="01ea9966" fo:background-color="transparent" loext:char-shading-value="0"/>
    </style:style>
    <style:style style:name="T341" style:family="text">
      <style:text-properties style:use-window-font-color="true" fo:language="ru" fo:country="RU" officeooo:rsid="01eacba3" fo:background-color="transparent" loext:char-shading-value="0"/>
    </style:style>
    <style:style style:name="T342" style:family="text">
      <style:text-properties style:use-window-font-color="true" fo:language="ru" fo:country="RU" officeooo:rsid="01ee2e38" fo:background-color="transparent" loext:char-shading-value="0"/>
    </style:style>
    <style:style style:name="T343" style:family="text">
      <style:text-properties style:use-window-font-color="true" fo:language="ru" fo:country="RU" officeooo:rsid="01ee4d1d" fo:background-color="transparent" loext:char-shading-value="0"/>
    </style:style>
    <style:style style:name="T344" style:family="text">
      <style:text-properties style:use-window-font-color="true" fo:language="ru" fo:country="RU" officeooo:rsid="01f1fe6c" fo:background-color="transparent" loext:char-shading-value="0"/>
    </style:style>
    <style:style style:name="T345" style:family="text">
      <style:text-properties style:use-window-font-color="true" fo:language="ru" fo:country="RU" officeooo:rsid="01fd485b" fo:background-color="transparent" loext:char-shading-value="0"/>
    </style:style>
    <style:style style:name="T346" style:family="text">
      <style:text-properties style:use-window-font-color="true" fo:language="ru" fo:country="RU" officeooo:rsid="0201e2fa" fo:background-color="transparent" loext:char-shading-value="0"/>
    </style:style>
    <style:style style:name="T347" style:family="text">
      <style:text-properties style:use-window-font-color="true" fo:language="ru" fo:country="RU" officeooo:rsid="020454d0" fo:background-color="transparent" loext:char-shading-value="0"/>
    </style:style>
    <style:style style:name="T348" style:family="text">
      <style:text-properties style:use-window-font-color="true" fo:language="ru" fo:country="RU" officeooo:rsid="0205e3c6" fo:background-color="transparent" loext:char-shading-value="0"/>
    </style:style>
    <style:style style:name="T349" style:family="text">
      <style:text-properties style:use-window-font-color="true" fo:language="ru" fo:country="RU" officeooo:rsid="02066cdf" fo:background-color="transparent" loext:char-shading-value="0"/>
    </style:style>
    <style:style style:name="T350" style:family="text">
      <style:text-properties style:use-window-font-color="true" fo:language="ru" fo:country="RU" officeooo:rsid="0206a3d9" fo:background-color="transparent" loext:char-shading-value="0"/>
    </style:style>
    <style:style style:name="T351" style:family="text">
      <style:text-properties style:use-window-font-color="true" fo:language="ru" fo:country="RU" officeooo:rsid="0206ce04" fo:background-color="transparent" loext:char-shading-value="0"/>
    </style:style>
    <style:style style:name="T352" style:family="text">
      <style:text-properties style:use-window-font-color="true" fo:language="ru" fo:country="RU" officeooo:rsid="020a364a" fo:background-color="transparent" loext:char-shading-value="0"/>
    </style:style>
    <style:style style:name="T353" style:family="text">
      <style:text-properties style:use-window-font-color="true" fo:language="ru" fo:country="RU" officeooo:rsid="021307e6" fo:background-color="transparent" loext:char-shading-value="0"/>
    </style:style>
    <style:style style:name="T354" style:family="text">
      <style:text-properties style:use-window-font-color="true" fo:language="ru" fo:country="RU" officeooo:rsid="021449a0" fo:background-color="transparent" loext:char-shading-value="0"/>
    </style:style>
    <style:style style:name="T355" style:family="text">
      <style:text-properties style:use-window-font-color="true" fo:language="ru" fo:country="RU" officeooo:rsid="021621ce" fo:background-color="transparent" loext:char-shading-value="0"/>
    </style:style>
    <style:style style:name="T356" style:family="text">
      <style:text-properties style:use-window-font-color="true" fo:language="ru" fo:country="RU" officeooo:rsid="02173c0b" fo:background-color="transparent" loext:char-shading-value="0"/>
    </style:style>
    <style:style style:name="T357" style:family="text">
      <style:text-properties style:use-window-font-color="true" fo:language="ru" fo:country="RU" officeooo:rsid="021ade30" fo:background-color="transparent" loext:char-shading-value="0"/>
    </style:style>
    <style:style style:name="T358" style:family="text">
      <style:text-properties style:use-window-font-color="true" fo:language="ru" fo:country="RU" officeooo:rsid="021bdcfb" fo:background-color="transparent" loext:char-shading-value="0"/>
    </style:style>
    <style:style style:name="T359" style:family="text">
      <style:text-properties style:use-window-font-color="true" fo:language="ru" fo:country="RU" officeooo:rsid="021d6c26" fo:background-color="transparent" loext:char-shading-value="0"/>
    </style:style>
    <style:style style:name="T360" style:family="text">
      <style:text-properties style:use-window-font-color="true" fo:language="ru" fo:country="RU" officeooo:rsid="022106d9" fo:background-color="transparent" loext:char-shading-value="0"/>
    </style:style>
    <style:style style:name="T361" style:family="text">
      <style:text-properties style:use-window-font-color="true" fo:language="ru" fo:country="RU" officeooo:rsid="02257149" fo:background-color="transparent" loext:char-shading-value="0"/>
    </style:style>
    <style:style style:name="T362" style:family="text">
      <style:text-properties style:use-window-font-color="true" fo:language="ru" fo:country="RU" officeooo:rsid="0225b256" fo:background-color="transparent" loext:char-shading-value="0"/>
    </style:style>
    <style:style style:name="T363" style:family="text">
      <style:text-properties style:use-window-font-color="true" fo:language="ru" fo:country="RU" officeooo:rsid="022a69a3" fo:background-color="transparent" loext:char-shading-value="0"/>
    </style:style>
    <style:style style:name="T364" style:family="text">
      <style:text-properties style:use-window-font-color="true" fo:language="ru" fo:country="RU" officeooo:rsid="022b5461" fo:background-color="transparent" loext:char-shading-value="0"/>
    </style:style>
    <style:style style:name="T365" style:family="text">
      <style:text-properties style:use-window-font-color="true" fo:language="ru" fo:country="RU" officeooo:rsid="022d6c60" fo:background-color="transparent" loext:char-shading-value="0"/>
    </style:style>
    <style:style style:name="T366" style:family="text">
      <style:text-properties style:use-window-font-color="true" fo:language="ru" fo:country="RU" officeooo:rsid="022c81f0" fo:background-color="transparent" loext:char-shading-value="0"/>
    </style:style>
    <style:style style:name="T367" style:family="text">
      <style:text-properties style:use-window-font-color="true" fo:language="ru" fo:country="RU" officeooo:rsid="022dc1b7" fo:background-color="transparent" loext:char-shading-value="0"/>
    </style:style>
    <style:style style:name="T368" style:family="text">
      <style:text-properties style:use-window-font-color="true" fo:language="ru" fo:country="RU" officeooo:rsid="022f3e66" fo:background-color="transparent" loext:char-shading-value="0"/>
    </style:style>
    <style:style style:name="T369" style:family="text">
      <style:text-properties style:use-window-font-color="true" fo:language="ru" fo:country="RU" officeooo:rsid="02305aca" fo:background-color="transparent" loext:char-shading-value="0"/>
    </style:style>
    <style:style style:name="T370" style:family="text">
      <style:text-properties style:use-window-font-color="true" fo:language="ru" fo:country="RU" officeooo:rsid="02333a62" fo:background-color="transparent" loext:char-shading-value="0"/>
    </style:style>
    <style:style style:name="T371" style:family="text">
      <style:text-properties style:use-window-font-color="true" fo:language="ru" fo:country="RU" officeooo:rsid="0236a2d4" fo:background-color="transparent" loext:char-shading-value="0"/>
    </style:style>
    <style:style style:name="T372" style:family="text">
      <style:text-properties style:use-window-font-color="true" fo:language="ru" fo:country="RU" officeooo:rsid="02383ba3" fo:background-color="transparent" loext:char-shading-value="0"/>
    </style:style>
    <style:style style:name="T373" style:family="text">
      <style:text-properties style:use-window-font-color="true" fo:language="ru" fo:country="RU" officeooo:rsid="02384dc8" fo:background-color="transparent" loext:char-shading-value="0"/>
    </style:style>
    <style:style style:name="T374" style:family="text">
      <style:text-properties style:use-window-font-color="true" fo:language="ru" fo:country="RU" officeooo:rsid="023ad737" fo:background-color="transparent" loext:char-shading-value="0"/>
    </style:style>
    <style:style style:name="T375" style:family="text">
      <style:text-properties style:use-window-font-color="true" fo:language="ru" fo:country="RU" officeooo:rsid="023bed91" fo:background-color="transparent" loext:char-shading-value="0"/>
    </style:style>
    <style:style style:name="T376" style:family="text">
      <style:text-properties style:use-window-font-color="true" fo:language="ru" fo:country="RU" officeooo:rsid="023c81f7" fo:background-color="transparent" loext:char-shading-value="0"/>
    </style:style>
    <style:style style:name="T377" style:family="text">
      <style:text-properties style:use-window-font-color="true" fo:language="ru" fo:country="RU" officeooo:rsid="023e725f" fo:background-color="transparent" loext:char-shading-value="0"/>
    </style:style>
    <style:style style:name="T378" style:family="text">
      <style:text-properties style:use-window-font-color="true" fo:language="ru" fo:country="RU" officeooo:rsid="023f1de6" fo:background-color="transparent" loext:char-shading-value="0"/>
    </style:style>
    <style:style style:name="T379" style:family="text">
      <style:text-properties style:use-window-font-color="true" fo:language="ru" fo:country="RU" officeooo:rsid="02408aa3" fo:background-color="transparent" loext:char-shading-value="0"/>
    </style:style>
    <style:style style:name="T380" style:family="text">
      <style:text-properties style:use-window-font-color="true" fo:language="ru" fo:country="RU" officeooo:rsid="02411be4" fo:background-color="transparent" loext:char-shading-value="0"/>
    </style:style>
    <style:style style:name="T381" style:family="text">
      <style:text-properties style:use-window-font-color="true" fo:language="ru" fo:country="RU" officeooo:rsid="0242110b" fo:background-color="transparent" loext:char-shading-value="0"/>
    </style:style>
    <style:style style:name="T382" style:family="text">
      <style:text-properties style:use-window-font-color="true" fo:language="ru" fo:country="RU" officeooo:rsid="0243f1f6" fo:background-color="transparent" loext:char-shading-value="0"/>
    </style:style>
    <style:style style:name="T383" style:family="text">
      <style:text-properties style:use-window-font-color="true" fo:language="ru" fo:country="RU" officeooo:rsid="02443dfd" fo:background-color="transparent" loext:char-shading-value="0"/>
    </style:style>
    <style:style style:name="T384" style:family="text">
      <style:text-properties style:use-window-font-color="true" fo:language="ru" fo:country="RU" officeooo:rsid="024498d6" fo:background-color="transparent" loext:char-shading-value="0"/>
    </style:style>
    <style:style style:name="T385" style:family="text">
      <style:text-properties style:use-window-font-color="true" fo:language="ru" fo:country="RU" officeooo:rsid="02466c52" fo:background-color="transparent" loext:char-shading-value="0"/>
    </style:style>
    <style:style style:name="T386" style:family="text">
      <style:text-properties style:use-window-font-color="true" fo:language="ru" fo:country="RU" officeooo:rsid="0247ca4a" fo:background-color="transparent" loext:char-shading-value="0"/>
    </style:style>
    <style:style style:name="T387" style:family="text">
      <style:text-properties style:use-window-font-color="true" fo:language="ru" fo:country="RU" officeooo:rsid="02490031" fo:background-color="transparent" loext:char-shading-value="0"/>
    </style:style>
    <style:style style:name="T388" style:family="text">
      <style:text-properties style:use-window-font-color="true" fo:language="ru" fo:country="RU" officeooo:rsid="0249c578" fo:background-color="transparent" loext:char-shading-value="0"/>
    </style:style>
    <style:style style:name="T389" style:family="text">
      <style:text-properties style:use-window-font-color="true" fo:language="ru" fo:country="RU" officeooo:rsid="0249c9b0" fo:background-color="transparent" loext:char-shading-value="0"/>
    </style:style>
    <style:style style:name="T390" style:family="text">
      <style:text-properties style:use-window-font-color="true" fo:language="ru" fo:country="RU" officeooo:rsid="024ed730" fo:background-color="transparent" loext:char-shading-value="0"/>
    </style:style>
    <style:style style:name="T391" style:family="text">
      <style:text-properties style:use-window-font-color="true" fo:language="ru" fo:country="RU" officeooo:rsid="0252355e" fo:background-color="transparent" loext:char-shading-value="0"/>
    </style:style>
    <style:style style:name="T392" style:family="text">
      <style:text-properties style:use-window-font-color="true" fo:language="ru" fo:country="RU" officeooo:rsid="0252ba91" fo:background-color="transparent" loext:char-shading-value="0"/>
    </style:style>
    <style:style style:name="T393" style:family="text">
      <style:text-properties style:use-window-font-color="true" fo:language="ru" fo:country="RU" officeooo:rsid="02546f6a" fo:background-color="transparent" loext:char-shading-value="0"/>
    </style:style>
    <style:style style:name="T394" style:family="text">
      <style:text-properties style:use-window-font-color="true" fo:language="ru" fo:country="RU" officeooo:rsid="02518449" fo:background-color="transparent" loext:char-shading-value="0"/>
    </style:style>
    <style:style style:name="T395" style:family="text">
      <style:text-properties style:use-window-font-color="true" fo:language="ru" fo:country="RU" officeooo:rsid="0256090b" fo:background-color="transparent" loext:char-shading-value="0"/>
    </style:style>
    <style:style style:name="T396" style:family="text">
      <style:text-properties style:use-window-font-color="true" fo:language="ru" fo:country="RU" officeooo:rsid="025b389f" fo:background-color="transparent" loext:char-shading-value="0"/>
    </style:style>
    <style:style style:name="T397" style:family="text">
      <style:text-properties style:use-window-font-color="true" fo:language="ru" fo:country="RU" officeooo:rsid="01bca42b" fo:background-color="transparent" loext:char-shading-value="0"/>
    </style:style>
    <style:style style:name="T398" style:family="text">
      <style:text-properties style:use-window-font-color="true" fo:language="ru" fo:country="RU" officeooo:rsid="01e9c6b9" fo:background-color="transparent" loext:char-shading-value="0"/>
    </style:style>
    <style:style style:name="T399" style:family="text">
      <style:text-properties style:use-window-font-color="true" fo:language="ru" fo:country="RU" officeooo:rsid="025b8492" fo:background-color="transparent" loext:char-shading-value="0"/>
    </style:style>
    <style:style style:name="T400" style:family="text">
      <style:text-properties style:use-window-font-color="true" fo:language="ru" fo:country="RU" officeooo:rsid="025d164f" fo:background-color="transparent" loext:char-shading-value="0"/>
    </style:style>
    <style:style style:name="T401" style:family="text">
      <style:text-properties style:use-window-font-color="true" fo:language="ru" fo:country="RU" officeooo:rsid="025f0a7d" fo:background-color="transparent" loext:char-shading-value="0"/>
    </style:style>
    <style:style style:name="T402" style:family="text">
      <style:text-properties style:use-window-font-color="true" fo:language="ru" fo:country="RU" officeooo:rsid="02601a09" fo:background-color="transparent" loext:char-shading-value="0"/>
    </style:style>
    <style:style style:name="T403" style:family="text">
      <style:text-properties style:use-window-font-color="true" fo:language="ru" fo:country="RU" officeooo:rsid="0263ee79" fo:background-color="transparent" loext:char-shading-value="0"/>
    </style:style>
    <style:style style:name="T404" style:family="text">
      <style:text-properties style:use-window-font-color="true" fo:language="ru" fo:country="RU" officeooo:rsid="0265d4a2" fo:background-color="transparent" loext:char-shading-value="0"/>
    </style:style>
    <style:style style:name="T405" style:family="text">
      <style:text-properties style:use-window-font-color="true" fo:language="ru" fo:country="RU" officeooo:rsid="02672643" fo:background-color="transparent" loext:char-shading-value="0"/>
    </style:style>
    <style:style style:name="T406" style:family="text">
      <style:text-properties style:use-window-font-color="true" fo:language="ru" fo:country="RU" officeooo:rsid="0268be34" fo:background-color="transparent" loext:char-shading-value="0"/>
    </style:style>
    <style:style style:name="T407" style:family="text">
      <style:text-properties style:use-window-font-color="true" fo:language="ru" fo:country="RU" officeooo:rsid="026b82c4" fo:background-color="transparent" loext:char-shading-value="0"/>
    </style:style>
    <style:style style:name="T408" style:family="text">
      <style:text-properties style:use-window-font-color="true" fo:language="ru" fo:country="RU" officeooo:rsid="026bb418" fo:background-color="transparent" loext:char-shading-value="0"/>
    </style:style>
    <style:style style:name="T409" style:family="text">
      <style:text-properties style:use-window-font-color="true" fo:language="ru" fo:country="RU" officeooo:rsid="026c5e77" fo:background-color="transparent" loext:char-shading-value="0"/>
    </style:style>
    <style:style style:name="T410" style:family="text">
      <style:text-properties style:use-window-font-color="true" fo:language="ru" fo:country="RU" officeooo:rsid="026d6444" fo:background-color="transparent" loext:char-shading-value="0"/>
    </style:style>
    <style:style style:name="T411" style:family="text">
      <style:text-properties style:use-window-font-color="true" fo:language="ru" fo:country="RU" officeooo:rsid="026da8d5" fo:background-color="transparent" loext:char-shading-value="0"/>
    </style:style>
    <style:style style:name="T412" style:family="text">
      <style:text-properties style:use-window-font-color="true" fo:language="ru" fo:country="RU" officeooo:rsid="02746859" fo:background-color="transparent" loext:char-shading-value="0"/>
    </style:style>
    <style:style style:name="T413" style:family="text">
      <style:text-properties style:use-window-font-color="true" fo:language="ru" fo:country="RU" officeooo:rsid="0276b492" fo:background-color="transparent" loext:char-shading-value="0"/>
    </style:style>
    <style:style style:name="T414" style:family="text">
      <style:text-properties style:use-window-font-color="true" fo:language="ru" fo:country="RU" officeooo:rsid="0275e331" fo:background-color="transparent" loext:char-shading-value="0"/>
    </style:style>
    <style:style style:name="T415" style:family="text">
      <style:text-properties style:use-window-font-color="true" fo:language="ru" fo:country="RU" officeooo:rsid="027772d1" fo:background-color="transparent" loext:char-shading-value="0"/>
    </style:style>
    <style:style style:name="T416" style:family="text">
      <style:text-properties style:use-window-font-color="true" fo:language="ru" fo:country="RU" officeooo:rsid="027a3102" fo:background-color="transparent" loext:char-shading-value="0"/>
    </style:style>
    <style:style style:name="T417" style:family="text">
      <style:text-properties style:use-window-font-color="true" fo:language="ru" fo:country="RU" officeooo:rsid="027be25f" fo:background-color="transparent" loext:char-shading-value="0"/>
    </style:style>
    <style:style style:name="T418" style:family="text">
      <style:text-properties style:use-window-font-color="true" fo:language="ru" fo:country="RU" officeooo:rsid="027e403f" fo:background-color="transparent" loext:char-shading-value="0"/>
    </style:style>
    <style:style style:name="T419" style:family="text">
      <style:text-properties style:use-window-font-color="true" fo:language="ru" fo:country="RU" officeooo:rsid="0279fc32" fo:background-color="transparent" loext:char-shading-value="0"/>
    </style:style>
    <style:style style:name="T420" style:family="text">
      <style:text-properties style:use-window-font-color="true" fo:language="ru" fo:country="RU" officeooo:rsid="027fc595" fo:background-color="transparent" loext:char-shading-value="0"/>
    </style:style>
    <style:style style:name="T421" style:family="text">
      <style:text-properties style:use-window-font-color="true" fo:language="ru" fo:country="RU" officeooo:rsid="02808f96" fo:background-color="transparent" loext:char-shading-value="0"/>
    </style:style>
    <style:style style:name="T422" style:family="text">
      <style:text-properties style:use-window-font-color="true" fo:language="ru" fo:country="RU" officeooo:rsid="02802d5a" fo:background-color="transparent" loext:char-shading-value="0"/>
    </style:style>
    <style:style style:name="T423" style:family="text">
      <style:text-properties style:use-window-font-color="true" fo:language="ru" fo:country="RU" officeooo:rsid="02827562" fo:background-color="transparent" loext:char-shading-value="0"/>
    </style:style>
    <style:style style:name="T424" style:family="text">
      <style:text-properties style:use-window-font-color="true" fo:language="ru" fo:country="RU" officeooo:rsid="0282abae" fo:background-color="transparent" loext:char-shading-value="0"/>
    </style:style>
    <style:style style:name="T425" style:family="text">
      <style:text-properties style:use-window-font-color="true" fo:language="ru" fo:country="RU" officeooo:rsid="02830cea" fo:background-color="transparent" loext:char-shading-value="0"/>
    </style:style>
    <style:style style:name="T426" style:family="text">
      <style:text-properties style:use-window-font-color="true" fo:language="ru" fo:country="RU" officeooo:rsid="027f16ce" fo:background-color="transparent" loext:char-shading-value="0"/>
    </style:style>
    <style:style style:name="T427" style:family="text">
      <style:text-properties style:use-window-font-color="true" fo:language="ru" fo:country="RU" officeooo:rsid="0285a50d" fo:background-color="transparent" loext:char-shading-value="0"/>
    </style:style>
    <style:style style:name="T428" style:family="text">
      <style:text-properties style:use-window-font-color="true" fo:language="ru" fo:country="RU" officeooo:rsid="0287684a" fo:background-color="transparent" loext:char-shading-value="0"/>
    </style:style>
    <style:style style:name="T429" style:family="text">
      <style:text-properties style:use-window-font-color="true" fo:language="ru" fo:country="RU" officeooo:rsid="0288cbbb" fo:background-color="transparent" loext:char-shading-value="0"/>
    </style:style>
    <style:style style:name="T430" style:family="text">
      <style:text-properties style:use-window-font-color="true" fo:language="ru" fo:country="RU" officeooo:rsid="028ae9b6" fo:background-color="transparent" loext:char-shading-value="0"/>
    </style:style>
    <style:style style:name="T431" style:family="text">
      <style:text-properties style:use-window-font-color="true" fo:language="ru" fo:country="RU" officeooo:rsid="028cda5b" fo:background-color="transparent" loext:char-shading-value="0"/>
    </style:style>
    <style:style style:name="T432" style:family="text">
      <style:text-properties style:use-window-font-color="true" fo:language="ru" fo:country="RU" officeooo:rsid="028e546e" fo:background-color="transparent" loext:char-shading-value="0"/>
    </style:style>
    <style:style style:name="T433" style:family="text">
      <style:text-properties style:use-window-font-color="true" fo:language="ru" fo:country="RU" officeooo:rsid="028fd9fb" fo:background-color="transparent" loext:char-shading-value="0"/>
    </style:style>
    <style:style style:name="T434" style:family="text">
      <style:text-properties style:use-window-font-color="true" fo:language="ru" fo:country="RU" officeooo:rsid="0292f358" fo:background-color="transparent" loext:char-shading-value="0"/>
    </style:style>
    <style:style style:name="T435" style:family="text">
      <style:text-properties style:use-window-font-color="true" fo:language="ru" fo:country="RU" officeooo:rsid="0291ae2c" fo:background-color="transparent" loext:char-shading-value="0"/>
    </style:style>
    <style:style style:name="T436" style:family="text">
      <style:text-properties style:use-window-font-color="true" fo:language="ru" fo:country="RU" officeooo:rsid="0294826e" fo:background-color="transparent" loext:char-shading-value="0"/>
    </style:style>
    <style:style style:name="T437" style:family="text">
      <style:text-properties style:use-window-font-color="true" fo:language="ru" fo:country="RU" officeooo:rsid="0295fc62" fo:background-color="transparent" loext:char-shading-value="0"/>
    </style:style>
    <style:style style:name="T438" style:family="text">
      <style:text-properties style:use-window-font-color="true" fo:language="ru" fo:country="RU" officeooo:rsid="0297cf76" fo:background-color="transparent" loext:char-shading-value="0"/>
    </style:style>
    <style:style style:name="T439" style:family="text">
      <style:text-properties style:use-window-font-color="true" fo:language="ru" fo:country="RU" officeooo:rsid="02998592" fo:background-color="transparent" loext:char-shading-value="0"/>
    </style:style>
    <style:style style:name="T440" style:family="text">
      <style:text-properties style:use-window-font-color="true" fo:language="ru" fo:country="RU" officeooo:rsid="029a3526" fo:background-color="transparent" loext:char-shading-value="0"/>
    </style:style>
    <style:style style:name="T441" style:family="text">
      <style:text-properties style:use-window-font-color="true" fo:language="ru" fo:country="RU" officeooo:rsid="029b8239" fo:background-color="transparent" loext:char-shading-value="0"/>
    </style:style>
    <style:style style:name="T442" style:family="text">
      <style:text-properties style:use-window-font-color="true" fo:language="ru" fo:country="RU" officeooo:rsid="029cecaa" fo:background-color="transparent" loext:char-shading-value="0"/>
    </style:style>
    <style:style style:name="T443" style:family="text">
      <style:text-properties style:use-window-font-color="true" fo:language="ru" fo:country="RU" officeooo:rsid="02a462ee" fo:background-color="transparent" loext:char-shading-value="0"/>
    </style:style>
    <style:style style:name="T444" style:family="text">
      <style:text-properties style:use-window-font-color="true" fo:language="ru" fo:country="RU" officeooo:rsid="02a48047" fo:background-color="transparent" loext:char-shading-value="0"/>
    </style:style>
    <style:style style:name="T445" style:family="text">
      <style:text-properties style:use-window-font-color="true" fo:language="ru" fo:country="RU" officeooo:rsid="02a5bb84" fo:background-color="transparent" loext:char-shading-value="0"/>
    </style:style>
    <style:style style:name="T446" style:family="text">
      <style:text-properties style:use-window-font-color="true" fo:language="ru" fo:country="RU" officeooo:rsid="02b28261" fo:background-color="transparent" loext:char-shading-value="0"/>
    </style:style>
    <style:style style:name="T447" style:family="text">
      <style:text-properties style:use-window-font-color="true" fo:language="ru" fo:country="RU" officeooo:rsid="02b2fb04" fo:background-color="transparent" loext:char-shading-value="0"/>
    </style:style>
    <style:style style:name="T448" style:family="text">
      <style:text-properties style:use-window-font-color="true" fo:language="ru" fo:country="RU" officeooo:rsid="0234e016" fo:background-color="transparent" loext:char-shading-value="0"/>
    </style:style>
    <style:style style:name="T449" style:family="text">
      <style:text-properties style:use-window-font-color="true" fo:language="ru" fo:country="RU" officeooo:rsid="02b4340e" fo:background-color="transparent" loext:char-shading-value="0"/>
    </style:style>
    <style:style style:name="T450" style:family="text">
      <style:text-properties style:use-window-font-color="true" fo:language="ru" fo:country="RU" officeooo:rsid="02b5e9ae" fo:background-color="transparent" loext:char-shading-value="0"/>
    </style:style>
    <style:style style:name="T451" style:family="text">
      <style:text-properties style:use-window-font-color="true" fo:language="ru" fo:country="RU" officeooo:rsid="02b8631a" fo:background-color="transparent" loext:char-shading-value="0"/>
    </style:style>
    <style:style style:name="T452" style:family="text">
      <style:text-properties style:use-window-font-color="true" fo:language="ru" fo:country="RU" officeooo:rsid="02b99a43" fo:background-color="transparent" loext:char-shading-value="0"/>
    </style:style>
    <style:style style:name="T453" style:family="text">
      <style:text-properties style:use-window-font-color="true" fo:language="ru" fo:country="RU" officeooo:rsid="02bb13c9" fo:background-color="transparent" loext:char-shading-value="0"/>
    </style:style>
    <style:style style:name="T454" style:family="text">
      <style:text-properties style:use-window-font-color="true" fo:language="ru" fo:country="RU" officeooo:rsid="02bfc97f" fo:background-color="transparent" loext:char-shading-value="0"/>
    </style:style>
    <style:style style:name="T455" style:family="text">
      <style:text-properties style:use-window-font-color="true" fo:language="ru" fo:country="RU" officeooo:rsid="02c088b7" fo:background-color="transparent" loext:char-shading-value="0"/>
    </style:style>
    <style:style style:name="T456" style:family="text">
      <style:text-properties style:use-window-font-color="true" fo:language="ru" fo:country="RU" officeooo:rsid="02c0ebce" fo:background-color="transparent" loext:char-shading-value="0"/>
    </style:style>
    <style:style style:name="T457" style:family="text">
      <style:text-properties style:use-window-font-color="true" fo:language="ru" fo:country="RU" officeooo:rsid="01c93b8f" fo:background-color="transparent" loext:char-shading-value="0"/>
    </style:style>
    <style:style style:name="T458" style:family="text">
      <style:text-properties style:use-window-font-color="true" fo:language="ru" fo:country="RU" officeooo:rsid="02c7d9f3" fo:background-color="transparent" loext:char-shading-value="0"/>
    </style:style>
    <style:style style:name="T459" style:family="text">
      <style:text-properties style:use-window-font-color="true" fo:language="ru" fo:country="RU" officeooo:rsid="01c954ae" fo:background-color="transparent" loext:char-shading-value="0"/>
    </style:style>
    <style:style style:name="T460" style:family="text">
      <style:text-properties style:use-window-font-color="true" fo:language="ru" fo:country="RU" officeooo:rsid="02c94c8f" fo:background-color="transparent" loext:char-shading-value="0"/>
    </style:style>
    <style:style style:name="T461" style:family="text">
      <style:text-properties style:use-window-font-color="true" fo:language="ru" fo:country="RU" officeooo:rsid="02ca2753" fo:background-color="transparent" loext:char-shading-value="0"/>
    </style:style>
    <style:style style:name="T462" style:family="text">
      <style:text-properties style:use-window-font-color="true" fo:language="ru" fo:country="RU" officeooo:rsid="02cbc908" fo:background-color="transparent" loext:char-shading-value="0"/>
    </style:style>
    <style:style style:name="T463" style:family="text">
      <style:text-properties style:use-window-font-color="true" fo:language="ru" fo:country="RU" officeooo:rsid="02cd5d39" fo:background-color="transparent" loext:char-shading-value="0"/>
    </style:style>
    <style:style style:name="T464" style:family="text">
      <style:text-properties style:use-window-font-color="true" fo:language="ru" fo:country="RU" officeooo:rsid="02ce6ade" fo:background-color="transparent" loext:char-shading-value="0"/>
    </style:style>
    <style:style style:name="T465" style:family="text">
      <style:text-properties style:use-window-font-color="true" fo:language="ru" fo:country="RU" officeooo:rsid="02d08621" fo:background-color="transparent" loext:char-shading-value="0"/>
    </style:style>
    <style:style style:name="T466" style:family="text">
      <style:text-properties style:use-window-font-color="true" fo:language="ru" fo:country="RU" officeooo:rsid="026a6eda" fo:background-color="transparent" loext:char-shading-value="0"/>
    </style:style>
    <style:style style:name="T467" style:family="text">
      <style:text-properties style:use-window-font-color="true" fo:language="ru" fo:country="RU" officeooo:rsid="02d57971" fo:background-color="transparent" loext:char-shading-value="0"/>
    </style:style>
    <style:style style:name="T468" style:family="text">
      <style:text-properties style:use-window-font-color="true" fo:language="ru" fo:country="RU" officeooo:rsid="02d6fe76" fo:background-color="transparent" loext:char-shading-value="0"/>
    </style:style>
    <style:style style:name="T469" style:family="text">
      <style:text-properties style:use-window-font-color="true" fo:language="ru" fo:country="RU" officeooo:rsid="02e51356" fo:background-color="transparent" loext:char-shading-value="0"/>
    </style:style>
    <style:style style:name="T470" style:family="text">
      <style:text-properties style:use-window-font-color="true" fo:language="ru" fo:country="RU" officeooo:rsid="02e5aff6" fo:background-color="transparent" loext:char-shading-value="0"/>
    </style:style>
    <style:style style:name="T471" style:family="text">
      <style:text-properties style:use-window-font-color="true" fo:language="ru" fo:country="RU" officeooo:rsid="02ec6e4d" fo:background-color="transparent" loext:char-shading-value="0"/>
    </style:style>
    <style:style style:name="T472" style:family="text">
      <style:text-properties style:use-window-font-color="true" fo:language="ru" fo:country="RU" officeooo:rsid="01c8005e" fo:background-color="transparent" loext:char-shading-value="0"/>
    </style:style>
    <style:style style:name="T473" style:family="text">
      <style:text-properties style:use-window-font-color="true" fo:language="ru" fo:country="RU" officeooo:rsid="02ed3b5a" fo:background-color="transparent" loext:char-shading-value="0"/>
    </style:style>
    <style:style style:name="T474" style:family="text">
      <style:text-properties style:use-window-font-color="true" fo:language="ru" fo:country="RU" officeooo:rsid="02ed4707" fo:background-color="transparent" loext:char-shading-value="0"/>
    </style:style>
    <style:style style:name="T475" style:family="text">
      <style:text-properties style:use-window-font-color="true" fo:language="ru" fo:country="RU" officeooo:rsid="02ee49ad" fo:background-color="transparent" loext:char-shading-value="0"/>
    </style:style>
    <style:style style:name="T476" style:family="text">
      <style:text-properties style:use-window-font-color="true" fo:language="ru" fo:country="RU" officeooo:rsid="02ee8be3" fo:background-color="transparent" loext:char-shading-value="0"/>
    </style:style>
    <style:style style:name="T477" style:family="text">
      <style:text-properties style:use-window-font-color="true" fo:language="ru" fo:country="RU" officeooo:rsid="01fdc882" fo:background-color="transparent" loext:char-shading-value="0"/>
    </style:style>
    <style:style style:name="T478" style:family="text">
      <style:text-properties style:use-window-font-color="true" fo:language="ru" fo:country="RU" officeooo:rsid="02f06a86" fo:background-color="transparent" loext:char-shading-value="0"/>
    </style:style>
    <style:style style:name="T479" style:family="text">
      <style:text-properties style:use-window-font-color="true" fo:language="ru" fo:country="RU" officeooo:rsid="02f38f55" fo:background-color="transparent" loext:char-shading-value="0"/>
    </style:style>
    <style:style style:name="T480" style:family="text">
      <style:text-properties style:use-window-font-color="true" fo:language="ru" fo:country="RU" officeooo:rsid="02f47312" fo:background-color="transparent" loext:char-shading-value="0"/>
    </style:style>
    <style:style style:name="T481" style:family="text">
      <style:text-properties style:use-window-font-color="true" fo:language="ru" fo:country="RU" officeooo:rsid="0200497a" fo:background-color="transparent" loext:char-shading-value="0"/>
    </style:style>
    <style:style style:name="T482" style:family="text">
      <style:text-properties style:use-window-font-color="true" fo:language="ru" fo:country="RU" officeooo:rsid="02f63a59" fo:background-color="transparent" loext:char-shading-value="0"/>
    </style:style>
    <style:style style:name="T483" style:family="text">
      <style:text-properties style:use-window-font-color="true" fo:language="ru" fo:country="RU" officeooo:rsid="02f73a2d" fo:background-color="transparent" loext:char-shading-value="0"/>
    </style:style>
    <style:style style:name="T484" style:family="text">
      <style:text-properties style:use-window-font-color="true" fo:language="ru" fo:country="RU" officeooo:rsid="02f7f0a1" fo:background-color="transparent" loext:char-shading-value="0"/>
    </style:style>
    <style:style style:name="T485" style:family="text">
      <style:text-properties style:use-window-font-color="true" fo:language="ru" fo:country="RU" officeooo:rsid="02fbfcaa" fo:background-color="transparent" loext:char-shading-value="0"/>
    </style:style>
    <style:style style:name="T486" style:family="text">
      <style:text-properties style:use-window-font-color="true" fo:language="ru" fo:country="RU" officeooo:rsid="0273dfd0" fo:background-color="transparent" loext:char-shading-value="0"/>
    </style:style>
    <style:style style:name="T487" style:family="text">
      <style:text-properties style:use-window-font-color="true" fo:language="ru" fo:country="RU" officeooo:rsid="02fd6152" fo:background-color="transparent" loext:char-shading-value="0"/>
    </style:style>
    <style:style style:name="T488" style:family="text">
      <style:text-properties style:use-window-font-color="true" fo:language="ru" fo:country="RU" officeooo:rsid="02be4608" fo:background-color="transparent" loext:char-shading-value="0"/>
    </style:style>
    <style:style style:name="T489" style:family="text">
      <style:text-properties style:use-window-font-color="true" fo:language="ru" fo:country="RU" officeooo:rsid="0360f85f" fo:background-color="transparent" loext:char-shading-value="0"/>
    </style:style>
    <style:style style:name="T490" style:family="text">
      <style:text-properties style:use-window-font-color="true" fo:language="ru" fo:country="RU" officeooo:rsid="03861263" fo:background-color="transparent" loext:char-shading-value="0"/>
    </style:style>
    <style:style style:name="T491" style:family="text">
      <style:text-properties style:use-window-font-color="true" fo:language="ru" fo:country="RU" officeooo:rsid="03863327" fo:background-color="transparent" loext:char-shading-value="0"/>
    </style:style>
    <style:style style:name="T492" style:family="text">
      <style:text-properties style:use-window-font-color="true" fo:language="ru" fo:country="RU" officeooo:rsid="038d8d8b" fo:background-color="transparent" loext:char-shading-value="0"/>
    </style:style>
    <style:style style:name="T493" style:family="text">
      <style:text-properties style:use-window-font-color="true" fo:language="ru" fo:country="RU" officeooo:rsid="038bbbc8" fo:background-color="transparent" loext:char-shading-value="0"/>
    </style:style>
    <style:style style:name="T494" style:family="text">
      <style:text-properties style:use-window-font-color="true" fo:language="ru" fo:country="RU" officeooo:rsid="039915ad" fo:background-color="transparent" loext:char-shading-value="0"/>
    </style:style>
    <style:style style:name="T495" style:family="text">
      <style:text-properties style:use-window-font-color="true" fo:language="ru" fo:country="RU" officeooo:rsid="03a2195c" fo:background-color="transparent" loext:char-shading-value="0"/>
    </style:style>
    <style:style style:name="T496" style:family="text">
      <style:text-properties style:use-window-font-color="true" fo:language="ru" fo:country="RU" officeooo:rsid="0202bb12" fo:background-color="transparent" loext:char-shading-value="0"/>
    </style:style>
    <style:style style:name="T497" style:family="text">
      <style:text-properties style:use-window-font-color="true" fo:language="ru" fo:country="RU" officeooo:rsid="03a74ed9" fo:background-color="transparent" loext:char-shading-value="0"/>
    </style:style>
    <style:style style:name="T498" style:family="text">
      <style:text-properties style:use-window-font-color="true" fo:language="ru" fo:country="RU" officeooo:rsid="029e623c" fo:background-color="transparent" loext:char-shading-value="0"/>
    </style:style>
    <style:style style:name="T499" style:family="text">
      <style:text-properties style:use-window-font-color="true" fo:language="ru" fo:country="RU" officeooo:rsid="03a9cc5e" fo:background-color="transparent" loext:char-shading-value="0"/>
    </style:style>
    <style:style style:name="T500" style:family="text">
      <style:text-properties style:use-window-font-color="true" fo:language="ru" fo:country="RU" officeooo:rsid="03aa8cef" fo:background-color="transparent" loext:char-shading-value="0"/>
    </style:style>
    <style:style style:name="T501" style:family="text">
      <style:text-properties style:use-window-font-color="true" fo:language="ru" fo:country="RU" officeooo:rsid="03a02fc3" fo:background-color="transparent" loext:char-shading-value="0"/>
    </style:style>
    <style:style style:name="T502" style:family="text">
      <style:text-properties style:use-window-font-color="true" fo:language="ru" fo:country="RU" officeooo:rsid="03acf9bf" fo:background-color="transparent" loext:char-shading-value="0"/>
    </style:style>
    <style:style style:name="T503" style:family="text">
      <style:text-properties style:use-window-font-color="true" fo:language="ru" fo:country="RU" officeooo:rsid="03a03f66" fo:background-color="transparent" loext:char-shading-value="0"/>
    </style:style>
    <style:style style:name="T504" style:family="text">
      <style:text-properties style:use-window-font-color="true" fo:language="ru" fo:country="RU" officeooo:rsid="03875bfc" fo:background-color="transparent" loext:char-shading-value="0"/>
    </style:style>
    <style:style style:name="T505" style:family="text">
      <style:text-properties style:use-window-font-color="true" fo:language="ru" fo:country="RU" officeooo:rsid="03aee59d" fo:background-color="transparent" loext:char-shading-value="0"/>
    </style:style>
    <style:style style:name="T506" style:family="text">
      <style:text-properties style:use-window-font-color="true" fo:language="ru" fo:country="RU" officeooo:rsid="01df09b5" fo:background-color="transparent" loext:char-shading-value="0"/>
    </style:style>
    <style:style style:name="T507" style:family="text">
      <style:text-properties style:use-window-font-color="true" fo:language="ru" fo:country="RU" officeooo:rsid="03afc679" fo:background-color="transparent" loext:char-shading-value="0"/>
    </style:style>
    <style:style style:name="T508" style:family="text">
      <style:text-properties style:use-window-font-color="true" fo:language="ru" fo:country="RU" officeooo:rsid="03b1e5ed" fo:background-color="transparent" loext:char-shading-value="0"/>
    </style:style>
    <style:style style:name="T509" style:family="text">
      <style:text-properties officeooo:rsid="01bea9f9"/>
    </style:style>
    <style:style style:name="T510" style:family="text">
      <style:text-properties officeooo:rsid="01ca155d"/>
    </style:style>
    <style:style style:name="T511" style:family="text">
      <style:text-properties officeooo:rsid="01cfb48a"/>
    </style:style>
    <style:style style:name="T512" style:family="text">
      <style:text-properties officeooo:rsid="01d47b2a"/>
    </style:style>
    <style:style style:name="T513" style:family="text">
      <style:text-properties officeooo:rsid="01d70202"/>
    </style:style>
    <style:style style:name="T514" style:family="text">
      <style:text-properties officeooo:rsid="01da27a3"/>
    </style:style>
    <style:style style:name="T515" style:family="text">
      <style:text-properties officeooo:rsid="01da6373"/>
    </style:style>
    <style:style style:name="T516" style:family="text">
      <style:text-properties officeooo:rsid="01e49b3b"/>
    </style:style>
    <style:style style:name="T517" style:family="text">
      <style:text-properties officeooo:rsid="01e9c6b9"/>
    </style:style>
    <style:style style:name="T518" style:family="text">
      <style:text-properties officeooo:rsid="02a17f01"/>
    </style:style>
    <style:style style:name="T519" style:family="text">
      <style:text-properties officeooo:rsid="02a462ee"/>
    </style:style>
    <style:style style:name="T520" style:family="text">
      <style:text-properties officeooo:rsid="02a69d5a"/>
    </style:style>
    <style:style style:name="T521" style:family="text">
      <style:text-properties officeooo:rsid="02a8b140"/>
    </style:style>
    <style:style style:name="T522" style:family="text">
      <style:text-properties officeooo:rsid="02b2fb04"/>
    </style:style>
    <style:style style:name="T523" style:family="text">
      <style:text-properties officeooo:rsid="02d1b35d"/>
    </style:style>
    <style:style style:name="T524" style:family="text">
      <style:text-properties officeooo:rsid="02da58f7"/>
    </style:style>
    <style:style style:name="T525" style:family="text">
      <style:text-properties officeooo:rsid="02dd4b61"/>
    </style:style>
    <style:style style:name="T526" style:family="text">
      <style:text-properties officeooo:rsid="02e0a81f"/>
    </style:style>
    <style:style style:name="T527" style:family="text">
      <style:text-properties officeooo:rsid="02e51356"/>
    </style:style>
    <style:style style:name="T528" style:family="text">
      <style:text-properties officeooo:rsid="02e5b466"/>
    </style:style>
    <style:style style:name="T529" style:family="text">
      <style:text-properties officeooo:rsid="02ee8be3"/>
    </style:style>
    <style:style style:name="T530" style:family="text">
      <style:text-properties officeooo:rsid="030207cd"/>
    </style:style>
    <style:style style:name="T531" style:family="text">
      <style:text-properties officeooo:rsid="0303bdbc"/>
    </style:style>
    <style:style style:name="T532" style:family="text">
      <style:text-properties officeooo:rsid="0307458d"/>
    </style:style>
    <style:style style:name="T533" style:family="text">
      <style:text-properties officeooo:rsid="036e8764"/>
    </style:style>
    <style:style style:name="T534" style:family="text">
      <style:text-properties officeooo:rsid="03704922"/>
    </style:style>
    <style:style style:name="T535" style:family="text">
      <style:text-properties officeooo:rsid="03814ca2"/>
    </style:style>
    <style:style style:name="T536" style:family="text">
      <style:text-properties officeooo:rsid="038a3097"/>
    </style:style>
    <style:style style:name="T537" style:family="text">
      <style:text-properties officeooo:rsid="038bbbc8"/>
    </style:style>
    <style:style style:name="T538" style:family="text">
      <style:text-properties officeooo:rsid="038d8d8b"/>
    </style:style>
    <style:style style:name="T539" style:family="text">
      <style:text-properties officeooo:rsid="038f7a45"/>
    </style:style>
    <style:style style:name="T540" style:family="text">
      <style:text-properties officeooo:rsid="038fbbe2"/>
    </style:style>
    <style:style style:name="T541" style:family="text">
      <style:text-properties officeooo:rsid="0390ecbb"/>
    </style:style>
    <style:style style:name="T542" style:family="text">
      <style:text-properties officeooo:rsid="0391039c"/>
    </style:style>
    <style:style style:name="T543" style:family="text">
      <style:text-properties officeooo:rsid="03961844"/>
    </style:style>
    <style:style style:name="T544" style:family="text">
      <style:text-properties officeooo:rsid="039641f3"/>
    </style:style>
    <style:style style:name="T545" style:family="text">
      <style:text-properties officeooo:rsid="0397b817"/>
    </style:style>
    <style:style style:name="T546" style:family="text">
      <style:text-properties officeooo:rsid="039915ad"/>
    </style:style>
    <style:style style:name="T547" style:family="text">
      <style:text-properties officeooo:rsid="039ea316"/>
    </style:style>
    <style:style style:name="T548" style:family="text">
      <style:text-properties officeooo:rsid="03aee59d"/>
    </style:style>
    <style:style style:name="T549" style:family="text">
      <style:text-properties officeooo:rsid="03c3ec5c"/>
    </style:style>
    <style:style style:name="T550" style:family="text">
      <style:text-properties officeooo:rsid="03c4e4fa"/>
    </style:style>
    <style:style style:name="T551" style:family="text">
      <style:text-properties officeooo:rsid="03c51c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Радиопульсар. День <text:span text:style-name="T1">4</text:span></text:p>
      <text:p text:style-name="P38"/>
      <text:p text:style-name="P231">#Добавить больше таинственности? Хоши должна внушить Кендзи что РадиоПульсар это могущественная организация. Кендзи будет больше интересоваться, что там как и почему.</text:p>
      <text:p text:style-name="P555"/>
      <text:p text:style-name="P1">Всю ночь я провертелся в кровати. Не знаю что это было, возможно похмелье. А может быть в той гадости, что я выпил, было слишком много кофеина.</text:p>
      <text:p text:style-name="P39"><text:span text:style-name="T3">Мне чудилась полнейшая ерунда. То мне казалось, что мокрые от пота простыни — это , </text:span><text:span text:style-name="T42">невероятно огромное по размерам </text:span><text:span text:style-name="T3">платье Нью, и </text:span><text:span text:style-name="T42">я барахтался в нём, стараясь выбраться</text:span><text:span text:style-name="T3">. То мне казалось, что это целый ворох её нижнего белья, и я пытался его спрятать от </text:span><text:span text:style-name="T44">вездесущих</text:span><text:span text:style-name="T3"> Айко и дяди Ватанабэ. </text:span><text:span text:style-name="T4">Под утро, к ним присоединилась Касуми. Почему-то, </text:span><text:span text:style-name="T43">больше всего я боялся, что именно Касуми увидит меня с этой кучей нижнего белья</text:span><text:span text:style-name="T4">. Интересно почему?</text:span></text:p>
      <text:p text:style-name="P2"/>
      <text:p text:style-name="P40"><text:span text:style-name="T4">К</text:span><text:span text:style-name="T6">ендзи: Потому, что я </text:span><text:span text:style-name="T5">предал Касуми!</text:span></text:p>
      <text:p text:style-name="P3"/>
      <text:p text:style-name="P41"><text:span text:style-name="T5">Я </text:span><text:span text:style-name="T7">проснулся от того, что сказал это вслух. </text:span><text:span text:style-name="T45">Я сказал правду</text:span><text:span text:style-name="T7">? </text:span><text:span text:style-name="T46">Я в</text:span><text:span text:style-name="T7"> самом деле, предал? </text:span><text:span text:style-name="T8">Предал потому, что не отомстил за неё? Предал потому, что не </text:span><text:span text:style-name="T47">дал по шее</text:span><text:span text:style-name="T8"> Нью? Предал потому, что взял её нижнее бельё?</text:span></text:p>
      <text:p text:style-name="P201"><text:span text:style-name="T15">Но может и не</text:span><text:span text:style-name="T47">т</text:span><text:span text:style-name="T15"> </text:span><text:span text:style-name="T47">здесь</text:span><text:span text:style-name="T15"> никакого предательства? Разве Касуми не сказала мне вчера вечером чтобы я убирался? Может быть между нами и в самом деле всё кончено? У меня же духу не хватит вернуться к ней </text:span><text:span text:style-name="T48">после вчерашнего</text:span><text:span text:style-name="T15">. Что я ей скажу, </text:span><text:span text:style-name="T48">если вернусь</text:span><text:span text:style-name="T15">? </text:span><text:span text:style-name="T9">И вообще нужно ли возвращаться? </text:span><text:span text:style-name="T11">Зачем? </text:span></text:p>
      <text:p text:style-name="P201"><text:span text:style-name="T14">Почему </text:span><text:span text:style-name="T49">в</text:span><text:span text:style-name="T11"> последние</text:span><text:span text:style-name="T10"> дни, я ужасно боялся потерять Касуми, </text:span><text:span text:style-name="T14">и</text:span><text:span text:style-name="T10"> старался ей угодить? Для чего? Я же хотел получить от неё что-то взамен, разве нет? </text:span></text:p>
      <text:p text:style-name="P533"><text:span text:style-name="T300">К</text:span><text:span text:style-name="T301">онечно, мысли о том, что я могу получить какую-то пользу от общения с Касуми — они казались мне неправильными. Но </text:span><text:span text:style-name="T302">нужно хоть иногда говорить с собой</text:span><text:span text:style-name="T301"> начистоту. Разве всё что я делал последние три дня — не попытки стать её парнем? Я помогал ей, только ради того чтобы получить что-то в замен. Что-то, что даёт девушка своему парню, и чего у меня никогда не было. И это никогда, длилось уже больше десятка лет. Поэтому я так старательно подсчитывал победы на личном фронте с Касуми.</text:span></text:p>
      <text:p text:style-name="P200"><text:span text:style-name="T53">И разве я получил хоть что-то</text:span><text:span text:style-name="T52">? </text:span><text:span text:style-name="T53">Да, был косвенный поцелуй, обед на крыше... но</text:span><text:span text:style-name="T52"> </text:span><text:span text:style-name="T53">может быть я сам вложил </text:span><text:span text:style-name="T54">особый</text:span><text:span text:style-name="T53"> смысл в эти события, а на самом деле ничего не было? С</text:span><text:span text:style-name="T52">тали ли мы с Касуми близки, </text:span><text:span text:style-name="T53">или</text:span><text:span text:style-name="T52"> она просто воспользовалась мной? Безропотно принимала мою помощь, а потом приказала проваливать?</text:span></text:p>
      <text:p text:style-name="P534"><text:span text:style-name="T54">И если Касуми просто использовала меня, почему я должен хранить верность? Нет, мне не должно быть стыдно! Если она сказала мне </text:span><text:span text:style-name="T303">что я больше не нужен</text:span><text:span text:style-name="T54">, так и быть. Посмотрим как она обойдётся без моей помощи. </text:span><text:span text:style-name="T304">Небось сама прибежит обратно с извинениями как миленькая!</text:span></text:p>
      <text:p text:style-name="P198"><text:span text:style-name="T12">Наверное, я бы и думать о таком не смел, если бы вчера не повстречал Нью. Вчера она просто перевернула весь мой мир с ног на голову. Как она жалась ко мне, как шептала на ухо. Как прямо передо мной снимала своё нижнее белье, </text:span><text:span text:style-name="T50">и вложила в мою ладонь</text:span><text:span text:style-name="T12">! </text:span><text:span text:style-name="T13">Нет, после такого я просто не мог остаться в стороне. Я должен сегодня найти Нью ещё раз. Должен!</text:span></text:p>
      <text:p text:style-name="P42"/>
      <text:p text:style-name="P535"><text:span text:style-name="T305">Е</text:span><text:span text:style-name="T306">динственная преграда, что могла помешать мне пойти в старую школу — это Айко. Но п</text:span><text:span text:style-name="T307">охоже, что Айко просидела всю ночь за столом на кухне! По крайней мере, </text:span><text:span text:style-name="T308">когда я спустился вниз — она спала, </text:span><text:span text:style-name="T309">облокотившись на стол</text:span><text:span text:style-name="T308">. </text:span><text:span text:style-name="T310">Я тихо как мышь прошмыгнул через кухню и покинул дом.</text:span></text:p>
      <text:p text:style-name="P43"/>
      <text:p text:style-name="P44">Конечно, я не питал иллюзий по поводу Нью. Всё что произошло вчера, было не с проста.</text:p>
      <text:p text:style-name="P44"><text:soft-page-break/></text:p>
      <text:p text:style-name="P230">…</text:p>
      <text:p text:style-name="P44"/>
      <text:p text:style-name="P285"><text:span text:style-name="T51">Днём, школьный корпус выглядел намного веселее чем вчера ночью. Я поднялся на последний этаж, к последней двери. </text:span><text:span text:style-name="T246">Дверь была открыта, </text:span><text:span text:style-name="T247">и я шагнул в комнату.</text:span></text:p>
      <text:p text:style-name="P509"><text:span text:style-name="T246">Нью: </text:span><text:span text:style-name="T250">Ага</text:span><text:span text:style-name="T246">!</text:span></text:p>
      <text:p text:style-name="P176"/>
      <text:p text:style-name="P177">Нью выскочила откуда-то сбоку, и я невольно отступил от неё на два шага.</text:p>
      <text:p text:style-name="P177"/>
      <text:p text:style-name="P177">Нью: Вижу, что ты решил сделать правильный выбор, да Кендзи-кун?</text:p>
      <text:p text:style-name="P178">Кендзи: Выбор?</text:p>
      <text:p text:style-name="P508"><text:span text:style-name="T51">Нью: Решение вступить в «радио</text:span><text:span text:style-name="T248">пульсар» конечно! </text:span><text:span text:style-name="T249">Ты же хочешь? Ты же ради этого сюда вернулся?</text:span></text:p>
      <text:p text:style-name="P510"><text:span text:style-name="T251">К</text:span><text:span text:style-name="T51">ендзи: </text:span><text:span text:style-name="T252">Я, не знаю точно...</text:span></text:p>
      <text:p text:style-name="P512"><text:span text:style-name="T252">Нью: А ты прислушайся к свое</text:span><text:span text:style-name="T261">й шишке</text:span><text:span text:style-name="T252">.</text:span></text:p>
      <text:p text:style-name="P512"><text:span text:style-name="T252">Кендзи: </text:span><text:span text:style-name="T261">Шишке</text:span><text:span text:style-name="T252">?</text:span></text:p>
      <text:p text:style-name="P511"><text:span text:style-name="T51">Нью: </text:span><text:span text:style-name="T262">К ч</text:span><text:span text:style-name="T51">лен</text:span><text:span text:style-name="T255">у</text:span><text:span text:style-name="T51">! Член у тебя стоял, когда ты нюхал мои трусики?</text:span></text:p>
      <text:p text:style-name="P515"><text:span text:style-name="T264">Кендзи: Чего? Я </text:span><text:span text:style-name="T263">трусы</text:span><text:span text:style-name="T264"> не нюхал!</text:span></text:p>
      <text:p text:style-name="P179">Нью: Ой да конечно. Я знаешь ли, проследила за тобой, и видела как крепко ты к ним приложился.</text:p>
      <text:p text:style-name="P516"><text:span text:style-name="T266">Кендзи: </text:span><text:span text:style-name="T265">Следила</text:span><text:span text:style-name="T266">?</text:span></text:p>
      <text:p text:style-name="P513"><text:span text:style-name="T253">Нью: </text:span><text:span text:style-name="T256">Следила, следила</text:span><text:span text:style-name="T253">. И похоже что твой Кендзи — младший, тогда, </text:span><text:span text:style-name="T267">ночью,</text:span><text:span text:style-name="T253"> проголосовал за вступление в клуб. </text:span><text:span text:style-name="T254">Осталось только чтобы его </text:span><text:span text:style-name="T272">человекообразный отросток</text:span><text:span text:style-name="T254"> согласился.</text:span></text:p>
      <text:p text:style-name="P514"><text:span text:style-name="T254">К</text:span><text:span text:style-name="T257">ендзи: Погоди. </text:span><text:span text:style-name="T256">Т</text:span><text:span text:style-name="T257">ы </text:span><text:span text:style-name="T267">выходит</text:span><text:span text:style-name="T257"> следила за мной и Касуми тоже? </text:span><text:span text:style-name="T256">Когда ты вообще начала слежку, если узнала про ретранслятор?</text:span></text:p>
      <text:p text:style-name="P514"><text:span text:style-name="T257">Нью: </text:span><text:span text:style-name="T258">С </text:span><text:span text:style-name="T299">самого начала, с пятницы</text:span><text:span text:style-name="T258">. Следить за Касуми — моя работа, </text:span><text:span text:style-name="T259">а потому и ты попал под </text:span><text:span text:style-name="T267">раздачу</text:span><text:span text:style-name="T259">. А раз уж ты с ней связался </text:span><text:span text:style-name="T272">плотно</text:span><text:span text:style-name="T259"> — ты тоже стал моим противником. </text:span><text:span text:style-name="T260">Но надеюсь теперь мы станем союзниками? </text:span><text:span text:style-name="T268">Да, Кендзи-кун?</text:span></text:p>
      <text:p text:style-name="P517"><text:span text:style-name="T268">К</text:span><text:span text:style-name="T270">ендзи: </text:span><text:span text:style-name="T285">Если я стану твоим союзником, я превращусь в </text:span><text:span text:style-name="T270">противник</text:span><text:span text:style-name="T285">а</text:span><text:span text:style-name="T270"> Касуми? </text:span><text:span text:style-name="T269">Если вступлю в клуб?</text:span></text:p>
      <text:p text:style-name="P180">Нью: Ну да!</text:p>
      <text:p text:style-name="P181">Кендзи: А почему ты вообще против неё? Я так и не понял.</text:p>
      <text:p text:style-name="P518"><text:span text:style-name="T271">Нью: Касуми </text:span><text:span text:style-name="T282">нарушила</text:span><text:span text:style-name="T271"> правила, я же сказала. Одно из них — ей нельзя устанавливать всякое оборудование на Кошачьей горе. Она его нарушила, и ты вместе с ней.</text:span></text:p>
      <text:p text:style-name="P181">Кендзи: Неужели нельзя было сказать ей это прямо? Не ломать её ретранслятор?</text:p>
      <text:p text:style-name="P181">Нью: Думаешь она послушает? Ты разве не заметил, что у ней не все дома?</text:p>
      <text:p text:style-name="P181">Кендзи: Не все дома?</text:p>
      <text:p text:style-name="P181">Нью: Ага. Я думала, что и ты с прибабахом, раз снюхался с ней. У тебя то самого, как с кукушкой?</text:p>
      <text:p text:style-name="P182">Кендзи: С кукушкой у меня вроде нормально.</text:p>
      <text:p text:style-name="P183">Нью: Ну и отлично. А у Касуми всё плохо, это факт. Никого не слушает, правила не соблюдает. Ей вообще нельзя в эфир, до тех пор пока она не предоставит нам фотографию своих сисек.</text:p>
      <text:p text:style-name="P184">Кендзи: Чего? Сисек?</text:p>
      <text:p text:style-name="P527"><text:span text:style-name="T286">Нью: </text:span><text:span text:style-name="T285">Сисек, сиске! Т</text:span><text:span text:style-name="T286">акое правило - </text:span><text:span text:style-name="T287">е</text:span><text:span text:style-name="T286">сли ты девушка — общайся только с позывным. Хочешь его получить — напиши </text:span><text:span text:style-name="T272">позывной </text:span><text:span text:style-name="T286">на своей обнажённой груди и пришли фотографию в «радиопульсар». После — выходи в эфир со спокойной душой. Вот и всё.</text:span></text:p>
      <text:p text:style-name="P185">Кендзи: Какой ужас! А если позывной нужен парню?</text:p>
      <text:p text:style-name="P185"><text:soft-page-break/>Нью: Парню позывных не положено. А девушкам нельзя без них. У Касуми должен быть позывной, но получить она его не торопится а в эфир лезет.</text:p>
      <text:p text:style-name="P185">Кендзи: Не думаю что Касуми пойдёт на такое, фотографировать свою обнажённую грудь...</text:p>
      <text:p text:style-name="P185">Нью: Да что в этом такого? Когда я вступала в клуб, мне пришлось это сделать тоже.</text:p>
      <text:p text:style-name="P185">Кендзи: И тебе?</text:p>
      <text:p text:style-name="P185">Нью: Мне, мне! Хочешь взглянуть на фотографию моих сисек?</text:p>
      <text:p text:style-name="P185">Кендзи: Я? Н-не очень…</text:p>
      <text:p text:style-name="P519"><text:span text:style-name="T272">Нью: Ой не ври. </text:span><text:span text:style-name="T273">Хочешь, точно знаю! </text:span><text:span text:style-name="T274">В</text:span><text:span text:style-name="T273">от вступишь в клуб, </text:span><text:span text:style-name="T274">получишь копию той фотографии</text:span><text:span text:style-name="T273">. </text:span><text:span text:style-name="T274">Да что там, может быть разрешу глянуть на свои сиськи вживую.</text:span><text:span text:style-name="T273"> Может быть.</text:span></text:p>
      <text:p text:style-name="P186"/>
      <text:p text:style-name="P520"><text:span text:style-name="T273">О</text:span><text:span text:style-name="T51">т такого предложения, мой «Кендзи — младший» снова изъявил желание проголосовать за вступление в клуб. Я поспешил поправить брюки, чтобы это было не так заметно. </text:span><text:span text:style-name="T290">Но от нью этот момент скрыть не удалось.</text:span></text:p>
      <text:p text:style-name="P187"/>
      <text:p text:style-name="P529"><text:span text:style-name="T291">Нью: У Кендзи-куна </text:span><text:span text:style-name="T292">встаёт</text:span><text:span text:style-name="T291"> при мысл</text:span><text:span text:style-name="T292">е</text:span><text:span text:style-name="T291"> о </text:span><text:span text:style-name="T292">моих</text:span><text:span text:style-name="T291"> сиська</text:span><text:span text:style-name="T292">х</text:span><text:span text:style-name="T291">. </text:span><text:span text:style-name="T292">Доказано наукой</text:span><text:span text:style-name="T291">!</text:span></text:p>
      <text:p text:style-name="P195"/>
      <text:p text:style-name="P196">Не знаю откуда, но на носу у Нью возникли очки в чёрной оправе.</text:p>
      <text:p text:style-name="P187"/>
      <text:p text:style-name="P528"><text:span text:style-name="T288">Нью: </text:span><text:span text:style-name="T293">А ты</text:span><text:span text:style-name="T288"> </text:span><text:span text:style-name="T293">з</text:span><text:span text:style-name="T275">ачем ты снял свои очки? А, Кендзи-кун?</text:span></text:p>
      <text:p text:style-name="P521"><text:span text:style-name="T275">К</text:span><text:span text:style-name="T51">ендзи: Очки?</text:span></text:p>
      <text:p text:style-name="P530"><text:span text:style-name="T284">Нью: Ты носил очки, </text:span><text:span text:style-name="T289">и похоже что без диоптрий</text:span><text:span text:style-name="T284">. </text:span><text:span text:style-name="T296">Простые, против бликов.</text:span></text:p>
      <text:p text:style-name="P189"/>
      <text:p text:style-name="P531"><text:span text:style-name="T284">Н</text:span><text:span text:style-name="T51">ью сняла очки и протянула мне.</text:span></text:p>
      <text:p text:style-name="P189"/>
      <text:p text:style-name="P531"><text:span text:style-name="T284">К</text:span><text:span text:style-name="T51">ендзи: Это что? Мои?</text:span></text:p>
      <text:p text:style-name="P532"><text:span text:style-name="T294">Нью: </text:span><text:span text:style-name="T295">Твои, твои.</text:span></text:p>
      <text:p text:style-name="P197">Кендзи: Откуда ты их взяла?</text:p>
      <text:p text:style-name="P532"><text:span text:style-name="T297">Нью: Достала у тебя из кармана, пока мы обжимались вчера ночью. </text:span><text:span text:style-name="T298">ы</text:span><text:span text:style-name="T284">Ты же носил их для того чтобы выглядеть моложе, да? Если так — правильно сделал. В них ты выглядишь </text:span><text:span text:style-name="T283">на тридцатник</text:span><text:span text:style-name="T284">, не больше!</text:span></text:p>
      <text:p text:style-name="P188">Кендзи: На тридцать? Но мне тридцать и есть!</text:p>
      <text:p text:style-name="P522"><text:span text:style-name="T51">Нью: Хах… вот как. Теперь и твой возраст мне известен. </text:span><text:span text:style-name="T276">Плохо ты сохранился, если честно, Кендзи-кун.</text:span></text:p>
      <text:p text:style-name="P190"/>
      <text:p text:style-name="P543"><text:span text:style-name="T311">Нью</text:span><text:span text:style-name="T312"> ехидно захихикала, </text:span><text:span text:style-name="T277">а я помрачнел как туча.</text:span></text:p>
      <text:p text:style-name="P191"/>
      <text:p text:style-name="P192">Нью: Да шучу я, Кендзи-кун, шучу. Пришлось пойти на хитрость, чтобы узнать твой настоящий возраст. А очки ты надень в следующий раз. Они тебе идут, и тут я не шучу.</text:p>
      <text:p text:style-name="P192"/>
      <text:p text:style-name="P194">Я всерьёз пожалел, что не одел очки сегодня. Вот так промашка!</text:p>
      <text:p text:style-name="P194"/>
      <text:p text:style-name="P194">Нью: А мне шестнадцать лет, Кендзи-кун. Можно!</text:p>
      <text:p text:style-name="P194">Кендзи: Можно?</text:p>
      <text:p text:style-name="P524"><text:span text:style-name="T281">Нью: </text:span><text:span text:style-name="T279">Ага, у</text:span><text:span text:style-name="T281">же можно. </text:span><text:span text:style-name="T278">Так </text:span><text:span text:style-name="T280">что давай.</text:span></text:p>
      <text:p text:style-name="P523"><text:span text:style-name="T280">К</text:span><text:span text:style-name="T51">ендзи: Чего давать?</text:span></text:p>
      <text:p text:style-name="P525"><text:span text:style-name="T280">Нью: Заканчивай </text:span><text:span text:style-name="T282">свои </text:span><text:span text:style-name="T280">предварительные ласки и войди </text:span><text:span text:style-name="T282">уже</text:span><text:span text:style-name="T280"> в мой клуб!</text:span></text:p>
      <text:p text:style-name="P526"><text:span text:style-name="T280">К</text:span><text:span text:style-name="T51">ендзи: Э… ладно… ладно! Я вой… вступлю в клуб. Что нужно для этого делать?</text:span></text:p>
      <text:p text:style-name="P193"/>
      <text:p text:style-name="P427"><text:soft-page-break/>Вместо ответа, Нью подскочила на месте, и бросилась к двери.</text:p>
      <text:p text:style-name="P427"/>
      <text:p text:style-name="P427">Нью: За мной!</text:p>
      <text:p text:style-name="P45"/>
      <text:p text:style-name="P46">Я за несколько дней, так привык к неспешной и осторожной походке Касуми, что еле поспевал за Нью. Она шла быстро и уверенно, через какие-то полчаса мы оказались в нужном месте.</text:p>
      <text:p text:style-name="P46"/>
      <text:p text:style-name="P202"><text:span text:style-name="T51">Нью: Вот и пришли, </text:span><text:span text:style-name="T55">ня</text:span><text:span text:style-name="T51">!</text:span></text:p>
      <text:p text:style-name="P46"/>
      <text:p text:style-name="P47">Вчера я шел по этой улице с Касуми на Кошачью гору. И неподалёку отсюда встретил Айко. Надеюсь что сегодня я её не встречу, наверное она на меня злится.</text:p>
      <text:p text:style-name="P47"/>
      <text:p text:style-name="P4">Кендзи: Что, здесь повещают в члены радиопульсара?</text:p>
      <text:p text:style-name="P4">Нью: Посвещают где угодно.</text:p>
      <text:p text:style-name="P4">Кендзи: Почему тогда не там, в школе?</text:p>
      <text:p text:style-name="P4">Нью: Потому-что мне так захотелось, ня. Ну-ка, вставай на колени!</text:p>
      <text:p text:style-name="P5">Кендзи: На колени? Зачем?!</text:p>
      <text:p text:style-name="P5">Нью: Посвящать тебя буду! Как рыцаря!</text:p>
      <text:p text:style-name="P6">Кендзи: Прямо здесь?</text:p>
      <text:p text:style-name="P6">Нью: Прямо здесь! Преклони колено Кендзи-кун! Скоро перестанешь быть <text:span text:style-name="T313">никчёмным</text:span> и престарелым хиккикомори. Станешь полноценным членом нашего клуба!</text:p>
      <text:p text:style-name="P6"/>
      <text:p text:style-name="P7">Нью так просто говорила слова «престырелый» и «хиккикомори», но меня эти слова кололи как кинжалы в сердце. Я поскорее встал перед ней на одно колено.</text:p>
      <text:p text:style-name="P7"/>
      <text:p text:style-name="P7">Кендзи: Ну и что дальше?</text:p>
      <text:p text:style-name="P203"><text:span text:style-name="T2">Нью: А теперь демонстрация флага! </text:span><text:span text:style-name="T16">Нашего пиратского флага! Ты знаешь какого цвета пиратский флаг, Кендзи-кун?</text:span></text:p>
      <text:p text:style-name="P8">Кендзи: Чёрн…</text:p>
      <text:p text:style-name="P8"/>
      <text:p text:style-name="P433"><text:span text:style-name="T41">Я поперхнулся, не договорив. </text:span><text:span text:style-name="T40">Нью</text:span><text:span text:style-name="T41"> задрала подол своей юбки и обнажила своё нижнее бельё. </text:span><text:span text:style-name="T17">Т</text:span><text:span text:style-name="T41">русы на ней были чёрного цвета.</text:span></text:p>
      <text:p text:style-name="P9"/>
      <text:p text:style-name="P10">Нью: Чего встал как не родной? Целуй флаг!</text:p>
      <text:p text:style-name="P10">Кендзи: А? Смеёшься?</text:p>
      <text:p text:style-name="P11">Нью: Не смеюсь, целуй ня!</text:p>
      <text:p text:style-name="P12"/>
      <text:p text:style-name="P13">Нью, настойчиво трясла подолом юбки прямо перед моим носом. Тот самый запах, что я чувствовал вчера ночью, когда нюхал её нижнее белье, наполнил мои ноздри. Вчера я что только не творил с её трусами, но мог ли это сделать, когда они были одеты на Нью?</text:p>
      <text:p text:style-name="P204"><text:span text:style-name="T2">Наверное я простоял так, смотря под подол Нью, слишком долго. А что если кто-то увидит эту картину? Я</text:span><text:span text:style-name="T18"> попытался встать, но Нью крепко ударила меня по голове.</text:span></text:p>
      <text:p text:style-name="P14"/>
      <text:p text:style-name="P12">Нью: Да стой ты, шучу я. Целовать ничего не нужно. А вот шнурок отвяжи!</text:p>
      <text:p text:style-name="P12">Только сейчас я заметил, что бедро Нью, было опоясано красным шнурком.</text:p>
      <text:p text:style-name="P12"/>
      <text:p text:style-name="P15">Кендзи: А шнурок зачем?</text:p>
      <text:p text:style-name="P16">Нью: Нужен чтобы церемонию закончить.</text:p>
      <text:p text:style-name="P205"><text:soft-page-break/><text:span text:style-name="T2">Кендзи: Так отвяжи сама! </text:span><text:span text:style-name="T19">Я то почему?</text:span></text:p>
      <text:p text:style-name="P206"><text:span text:style-name="T19">Н</text:span><text:span text:style-name="T2">ью: Я? Мне нельзя! Давай не задерживай! Приступай к отвязыванию шнурка немедленно.</text:span></text:p>
      <text:p text:style-name="P17"/>
      <text:p text:style-name="P206"><text:span text:style-name="T2">Отвязать какой-то шнурок, это задание всё-таки приличнее чем целование трусов. </text:span><text:span text:style-name="T20">Я потянул за концы бантика на шнурке и он сполз с бедра. Нью опустила подол, а я встал.</text:span></text:p>
      <text:p text:style-name="P17"/>
      <text:p text:style-name="P18">Нью: Отлично Кендзи-кун! А теперь целуй шнурок!</text:p>
      <text:p text:style-name="P18">Кендзи: Чего? Серьёзно?</text:p>
      <text:p text:style-name="P18">Нью: Шучу, шучу - ня. Целовать шнурок не нужно! Приступим к торжественному привязыванию шнурка!</text:p>
      <text:p text:style-name="P207"><text:span text:style-name="T21">Кендзи: Обратно тебе на ногу что-ли?</text:span><text:span text:style-name="T2"> </text:span></text:p>
      <text:p text:style-name="P208"><text:span text:style-name="T23">Нью: </text:span><text:span text:style-name="T22">Нет, хорошего понемножку. </text:span><text:span text:style-name="T24">Сейчас покажу куда.</text:span></text:p>
      <text:p text:style-name="P19"/>
      <text:p text:style-name="P20">Как оказалось, шнурок нужно было привязать здесь же, на улице, на обочине. Один конец к бетонному столбу, а второй — к стальному пруту, торчащему из бетонного забора.</text:p>
      <text:p text:style-name="P20"/>
      <text:p text:style-name="P209"><text:span text:style-name="T2">Нью: Молодец </text:span><text:span text:style-name="T25">Кендзи-кун</text:span><text:span text:style-name="T2">! Справился!</text:span></text:p>
      <text:p text:style-name="P21">Кендзи: И какой в этом всём смысл? Зачем здесь эта верёвка?</text:p>
      <text:p text:style-name="P21">Нью: Смысл слишком глубок для твоего понимания, а может и нет никакого смысла. Чем искать его, давай лучше отпразднуем успешно пройденное испытание!</text:p>
      <text:p text:style-name="P21">Кендзи: Как отпразднуем?</text:p>
      <text:p text:style-name="P21"/>
      <text:p text:style-name="P22">Похоже вопрос мой Нью не услышала. Когда я договорил, она стояла метрах в десяти от меня, возле автоматов с напитками и махала рукой, подзывая к себе.</text:p>
      <text:p text:style-name="P22"/>
      <text:p text:style-name="P210"><text:span text:style-name="T2">Нью: Ты мне вчера говорил, что с деньгами проблем не имеешь. Раз так, угостишь меня выпивкой — </text:span><text:span text:style-name="T26">ня!</text:span><text:span text:style-name="T2"> </text:span><text:span text:style-name="T26">Х</text:span><text:span text:style-name="T2">орошо?</text:span></text:p>
      <text:p text:style-name="P22"/>
      <text:p text:style-name="P23">Я не стал возражать, порылся в кошельке и достал оттуда пару монет.</text:p>
      <text:p text:style-name="P23"/>
      <text:p text:style-name="P23">Кендзи: Тебе чего?</text:p>
      <text:p text:style-name="P23">Нью: Фанту.</text:p>
      <text:p text:style-name="P23"/>
      <text:p text:style-name="P211"><text:span text:style-name="T27">Н</text:span><text:span text:style-name="T2">ью получила свою фанту, и тут же принялась за неё. Я тем временем выбрал, что купить себе, нажал нужную и поднес монету к монетоприемнику. Но вдруг, Нью ударила меня по руке, деньги улетели в неизвестном направлении.</text:span></text:p>
      <text:p text:style-name="P24"/>
      <text:p text:style-name="P24">Кендзи: Ты чего творишь?</text:p>
      <text:p text:style-name="P24">Нью: На!</text:p>
      <text:p text:style-name="P24"/>
      <text:p text:style-name="P24">Нью протягивала мне свою банку с газировкой.</text:p>
      <text:p text:style-name="P24"/>
      <text:p text:style-name="P24">Нью: Пей!</text:p>
      <text:p text:style-name="P24">Кендзи: Зачем? Я бы себе купил, если бы ты не мешала.</text:p>
      <text:p text:style-name="P24">Нью: Я туда слюней напускала!</text:p>
      <text:p text:style-name="P25">Кендзи: Чего?</text:p>
      <text:p text:style-name="P25">Нью: Косвенный поцелуй же. Разве не хочешь?</text:p>
      <text:p text:style-name="P25"/>
      <text:p text:style-name="P26"><text:soft-page-break/>Пить из банки, в которую кто-то «напускал слюней»? Не слишком эстетично это звучало, однако банку из рук Нью я взял.</text:p>
      <text:p text:style-name="P26"/>
      <text:p text:style-name="P27">Кендзи: И <text:span text:style-name="T314">это</text:span> в самом деле косвенный поцелуй?</text:p>
      <text:p text:style-name="P27">Нью: Ну да, а что?</text:p>
      <text:p text:style-name="P212"><text:span text:style-name="T2">Кендзи: Ничего… просто я подумал о том… что </text:span><text:span text:style-name="T29">может-быть</text:span><text:span text:style-name="T2"> нравлюсь тебе?</text:span></text:p>
      <text:p text:style-name="P28">Нью: Что? Ты мне нравишься?!</text:p>
      <text:p text:style-name="P28">Кендзи: Ну да.</text:p>
      <text:p text:style-name="P28"/>
      <text:p text:style-name="P28">Нью отвернулась от меня.</text:p>
      <text:p text:style-name="P28"/>
      <text:p text:style-name="P212"><text:span text:style-name="T2">Нью: </text:span><text:span text:style-name="T28">А ты с</text:span><text:span text:style-name="T2">кажи, К</text:span><text:span text:style-name="T28">е</text:span><text:span text:style-name="T2">ндзи-кун, я... красивая?</text:span></text:p>
      <text:p text:style-name="P29">Кендзи: Ну… ну да.</text:p>
      <text:p text:style-name="P29">Нью: Насколько красивая? Сколько баллов из десяти?</text:p>
      <text:p text:style-name="P30">Кендзи: Из десяти?</text:p>
      <text:p text:style-name="P30"/>
      <text:p text:style-name="P30">Нью была очень красивой, и наверное самая красивая из тех девушек, с которыми я когда имел смелость заговорить.</text:p>
      <text:p text:style-name="P30"/>
      <text:p text:style-name="P31">Кендзи: Ну… десять из десяти, я думаю.</text:p>
      <text:p text:style-name="P213"><text:span text:style-name="T2">Нью: Хах! Вот как! Как думаешь, девушкам десять из десяти нравятся сорокалетние хикикомори </text:span><text:span text:style-name="T30">ноль из десяти</text:span><text:span text:style-name="T2"> вроде тебя?</text:span></text:p>
      <text:p text:style-name="P32"/>
      <text:p text:style-name="P33">Нью весело засмеялась, пока я пытался переварить эти жуткие слова.</text:p>
      <text:p text:style-name="P33"/>
      <text:p text:style-name="P33">Кендзи: Что значит ноль? И хватит, мне не сорок лет и я не хикикомори.</text:p>
      <text:p text:style-name="P33">Нью: Ха-ха! Ты не ответил на вопрос!</text:p>
      <text:p text:style-name="P34">Кендзи: Не хочу отвечать на такие вопросы!</text:p>
      <text:p text:style-name="P35">Нью: Пффф… ты что? Обиделся что-ли?</text:p>
      <text:p text:style-name="P36">Кендзи: А если я скажу что ты ноль из десяти, ты не обидишься?</text:p>
      <text:p text:style-name="P36">Нью: Нет. Это же неправда!</text:p>
      <text:p text:style-name="P36">Кендзи: А я значит и правда ноль?</text:p>
      <text:p text:style-name="P37">Нью: А что? Тебя это задело? А если неправда, чего ты так занервничал? Ты… ты пей давай! Ты лучше подумай про косвенный поцелуй! И это не просто косвенный поцелуй, это мой первый косвенный поцелуй.</text:p>
      <text:p text:style-name="P214"><text:span text:style-name="T2">Кендзи: П</text:span><text:span text:style-name="T31">е</text:span><text:span text:style-name="T2">рвый?</text:span></text:p>
      <text:p text:style-name="P215"><text:span text:style-name="T2">Нью: Первый — препервый! Так-что давай, приступай к дегустации, не тормози! Другие бы на твоём месте долго не думали</text:span><text:span text:style-name="T56">.</text:span></text:p>
      <text:p text:style-name="P48"/>
      <text:p text:style-name="P55">Я не знал, врала ли Нью про то, что этот косвенный поцелуй первый или нет, в любом случае я решил его совершить. Её заявления о том что я полный ноль и сорокалетний хиккикомори — подорвали моё хорошее настроение и я решил его поправить, отхлебнув из банки. Это даже весело, если никчёмный и уродливый хикикомори вроде меня, разделит с этой девчёнкой её первый косвенный поцелуй. Я оглядел улицу, и застыл от неожиданности. К нам навстречу шла Касуми!</text:p>
      <text:p text:style-name="P49">Да, это была она. Касуми как обычно, своей тихой несмелой походкой шла по улице, держась одной рукой за бетонный заборчик. С каждым шагом она была ближе ко мне и Нью… и к той верёвке, что я привязал между заборчиком и бетонным столбом!</text:p>
      <text:p text:style-name="P50"><text:soft-page-break/>Я даже не успел ничего сказать Нью, как Касуми уже занесла ногу над злополучной верёвкой, покачнулась и рухнула на асфальт всем телом. Почему-то вместо глухого удара тела об землю, я услышал металлический лязг. С этим грохотом, упала банка фанты моим ногам. Нью вскрикнула, обернулась и тоже увидела лежащую на земле Касуми.</text:p>
      <text:p text:style-name="P50"/>
      <text:p text:style-name="P51">Нью: Смываемся!</text:p>
      <text:p text:style-name="P51"/>
      <text:p text:style-name="P51">Нью прошептала это мне почти в ухо, и настойчиво потянула меня за руку.</text:p>
      <text:p text:style-name="P51"/>
      <text:p text:style-name="P236"><text:span text:style-name="T57">К</text:span><text:span text:style-name="T61">ендзи: А? </text:span><text:span text:style-name="T60">Что значит смываемся?</text:span><text:span text:style-name="T61">! Надо помочь!</text:span></text:p>
      <text:p text:style-name="P52"/>
      <text:p text:style-name="P53">Я ответил Нью тоже шёпотом. Касуми была всего в нескольких шагах от нас.</text:p>
      <text:p text:style-name="P53"/>
      <text:p text:style-name="P53">Нью: Сдурел? Пошли!</text:p>
      <text:p text:style-name="P53"/>
      <text:p text:style-name="P54">Нью сдавила моё запястье и ещё сильнее потянула его на себя, мне даже пришлось сделать шаг, чтобы не упасть.</text:p>
      <text:p text:style-name="P54"/>
      <text:p text:style-name="P54">Кендзи: Она же ударилась. Сильно ударилась!</text:p>
      <text:p text:style-name="P54"/>
      <text:p text:style-name="P54">Касуми между тем поднялась на ноги. И тут я заметил что она до крови расшибла локти. А ещё, что её правая рука обмотана бинтами. Это видимо была вчерашняя рана, когда она ударила рукой по столу.</text:p>
      <text:p text:style-name="P54"/>
      <text:p text:style-name="P54">Кендзи: Она ранена!</text:p>
      <text:p text:style-name="P54"/>
      <text:p text:style-name="P234"><text:span text:style-name="T58">Вдруг, </text:span><text:span text:style-name="T59">Нью ещё сильнее потянула мою руку </text:span><text:span text:style-name="T62">и моя</text:span><text:span text:style-name="T58"> ладонь упёрлась во что-то мягкое. </text:span><text:span text:style-name="T62">Я</text:span><text:span text:style-name="T58"> невольно обернулся. </text:span><text:span text:style-name="T59">Чем-то мягким оказалась грудь Нью. </text:span><text:span text:style-name="T214">О</text:span><text:span text:style-name="T59">на с силой прижимала мою ладонь к своей груди, и злобно шипела.</text:span></text:p>
      <text:p text:style-name="P56"/>
      <text:p text:style-name="P235"><text:span text:style-name="T56">Нью: Куда </text:span><text:span text:style-name="T62">ты там смотришь</text:span><text:span text:style-name="T56"> придурок? Смотри сюда, здесь интересное!</text:span></text:p>
      <text:p text:style-name="P57"/>
      <text:p text:style-name="P237"><text:span text:style-name="T63">Я и в самом деле как отрешенный уставился на на свою руку, которую Нью овила обеими руками. Нельзя было сказать, что грудь Нью была большой, скорее совсем маленькой и неоформившейся, но я чувствовал под своей ладонью контуры этого мягкого, тёплого полукруга. Мои пальцы упёрлись в тонкие ребра и ключицы девушки, и </text:span><text:span text:style-name="T64">слышно было как быстро б</text:span><text:span text:style-name="T65">ьё</text:span><text:span text:style-name="T64">тся её сердце. </text:span><text:span text:style-name="T66">Похоже что бюстгалтер Нью не носила, да и не нужен он наверное был при таком незначительном размере. Мою руку от её кожи отделяла только тонкая ткань платья.</text:span></text:p>
      <text:p text:style-name="P58"/>
      <text:p text:style-name="P238"><text:span text:style-name="T64">Н</text:span><text:span text:style-name="T56">ью: Ну что встал? Лапай давай!</text:span></text:p>
      <text:p text:style-name="P59"/>
      <text:p text:style-name="P239"><text:span text:style-name="T66">Нью </text:span><text:span text:style-name="T215">с недовольством,</text:span><text:span text:style-name="T66"> прошептала эти слова и </text:span><text:span text:style-name="T215">не добившись ответа с моей стороны, сама</text:span><text:span text:style-name="T66"> принялась манипулировать моей рукой. Моя ладонь, </text:span><text:span text:style-name="T67">послушно</text:span><text:span text:style-name="T66"> тёрлась об её грудь. </text:span><text:span text:style-name="T67">От</text:span><text:span text:style-name="T66"> страха или волнения я вспотел, руки мои намокли, намокло и платье </text:span><text:span text:style-name="T67">Нью и на нем появились тёмные, мокрые разводы.</text:span></text:p>
      <text:p text:style-name="P240"><text:span text:style-name="T67">Н</text:span><text:span text:style-name="T68">о вот кое-что отвлекло меня и я обернулся. Я услышал всхлипывания. </text:span><text:span text:style-name="T215">В</text:span><text:span text:style-name="T68">схлипывала Касуми. Испачканными в пыли ладонями, она держалась за разбитый локоть. Её рубашка была вымазана пятнами крови.</text:span></text:p>
      <text:p text:style-name="P241"><text:soft-page-break/><text:span text:style-name="T68">Н</text:span><text:span text:style-name="T69">ью отреагировала молниеносно, схватила вторую мою руку и тут же прижала её к груди. Чуть сл</text:span><text:span text:style-name="T70">ы</text:span><text:span text:style-name="T69">шно простонала.</text:span></text:p>
      <text:p text:style-name="P60"/>
      <text:p text:style-name="P242"><text:span text:style-name="T69">Н</text:span><text:span text:style-name="T56">ью: Да К</text:span><text:span text:style-name="T71">е</text:span><text:span text:style-name="T56">ндзи-кун! Как хорошо!</text:span></text:p>
      <text:p text:style-name="P61"/>
      <text:p text:style-name="P243"><text:span text:style-name="T67">Н</text:span><text:span text:style-name="T72">ью настойчиво выпячивала свою грудь навстречу, а своими руками крепко прижимала мои ладони к ней. </text:span><text:span text:style-name="T73">И не просто прижимала а ритмично подталкивала к себе. </text:span><text:span text:style-name="T74">И с</text:span><text:span text:style-name="T73"> каждым толчком, Нью шептала вполголоса.</text:span></text:p>
      <text:p text:style-name="P62"/>
      <text:p text:style-name="P63">Нью: Да… да… да…</text:p>
      <text:p text:style-name="P63"/>
      <text:p text:style-name="P244"><text:span text:style-name="T76">Я как загипнотизированный, покачивался вслед за этими движениями, и смотрел как мои пальцы погружаются упругую ткань платья Нью и выходят из неё. Не опомнился я и тогда, когда Нью вдруг отстранила мои руки от своей груди, перехватила моё запястье и повела меня куда-то в даль по улице. И я </text:span><text:span text:style-name="T75">послушно пошёл за ней</text:span><text:span text:style-name="T76">, как телёнок на привязи.</text:span></text:p>
      <text:p text:style-name="P245"><text:span text:style-name="T76">О</text:span><text:span text:style-name="T56">помнился я только через минуту. Мы стояли уже на другом переулке. Нью дёргала перед своего платья, чтобы отлепить его от тела.</text:span></text:p>
      <text:p text:style-name="P64"/>
      <text:p text:style-name="P64">Нью: Ну вот! Опять насквозь сырое! Это ты от волнения потеешь или я? Хочешь я тебе руки дезодорантом смажу?</text:p>
      <text:p text:style-name="P64"/>
      <text:p text:style-name="P65">Я смотрел на то, как руки Нью теребили платье, и рассеяно спросил.</text:p>
      <text:p text:style-name="P64"/>
      <text:p text:style-name="P246"><text:span text:style-name="T77">Кендзи: Ты это специально сделал</text:span><text:span text:style-name="T215">а</text:span><text:span text:style-name="T77"> да? </text:span><text:span text:style-name="T78">Ту верёвку там привязала?</text:span></text:p>
      <text:p text:style-name="P247"><text:span text:style-name="T56">Нью: Что значит привязала? Ты её привязал сам, на меня вину не сваливай! </text:span><text:span text:style-name="T80">И так было нужно, привязать её именно там.</text:span></text:p>
      <text:p text:style-name="P66">Кендзи: Чтобы Касуми попала в ловушку?</text:p>
      <text:p text:style-name="P66">Нью: Да. Чтобы Касуми попала в ловушку. И радоваться надо что она туда попала, а не прошла мимо. Это большая удача!</text:p>
      <text:p text:style-name="P67">Кендзи: Но зачем?</text:p>
      <text:p text:style-name="P251"><text:span text:style-name="T84">Нью: </text:span><text:span text:style-name="T125">Ч</text:span><text:span text:style-name="T83">тобы не</text:span><text:span text:style-name="T84"> шлялась </text:span><text:span text:style-name="T83">где</text:span><text:span text:style-name="T84"> не </text:span><text:span text:style-name="T83">следует.</text:span><text:span text:style-name="T84"> Это против правил, ей сюда ходить не</text:span><text:span text:style-name="T85">льзя</text:span><text:span text:style-name="T84">. Сейчас очухается и домой свалит, а нам это и нужно.</text:span></text:p>
      <text:p text:style-name="P248"><text:span text:style-name="T82">Кендзи: Но… она же поранилась! Она же себе все локти и колени изодрала! А вдруг она </text:span><text:span text:style-name="T81">сломала</text:span><text:span text:style-name="T82"> запястье, </text:span><text:span text:style-name="T81">видела как она грохнулась</text:span><text:span text:style-name="T82">? </text:span><text:span text:style-name="T86">А вдруг никто кроме нас этого не видел</text:span><text:span text:style-name="T82">? </text:span><text:span text:style-name="T86">Кто ей поможет?</text:span></text:p>
      <text:p text:style-name="P249"><text:span text:style-name="T56">Нью: Послушай, замучил ты меня со своим «А вдруг». Ну-ка, кончай болтать и верни свои шаловливые ру</text:span><text:span text:style-name="T87">ч</text:span><text:span text:style-name="T56">ки на место!</text:span></text:p>
      <text:p text:style-name="P68">Кендзи: А? Чего?</text:p>
      <text:p text:style-name="P68">Нью: Хватай меня за грудь говорю!</text:p>
      <text:p text:style-name="P250"><text:span text:style-name="T56">Кендзи: </text:span><text:span text:style-name="T88">Зачем?</text:span></text:p>
      <text:p text:style-name="P252"><text:span text:style-name="T87">Н</text:span><text:span text:style-name="T88">ью: Затем! Тебе что моя грудь не понравилась? </text:span><text:span text:style-name="T89">Я гляжу ты её не прощупал основательно, и тебе всякая дрянь лезет в голову. Давай ка продолжим!</text:span></text:p>
      <text:p text:style-name="P216">Кендзи: Продолжим?</text:p>
      <text:p text:style-name="P69"/>
      <text:p text:style-name="P232"><text:span text:style-name="T35">Я посмотрел на грудь Нью. </text:span><text:span text:style-name="T36">Неужели мы,</text:span><text:span text:style-name="T35"> сейчас мы опять продолжим то, что делали пару минут назад? </text:span><text:span text:style-name="T37">Я осторожно поднял руки и протянул их вперёд, но остановился на полпути.</text:span></text:p>
      <text:p text:style-name="P70"/>
      <text:p text:style-name="P71">Нью: Смелее!</text:p>
      <text:p text:style-name="P71"/>
      <text:p text:style-name="P72"><text:soft-page-break/>Я положил руки на грудь Нью, и замер.</text:p>
      <text:p text:style-name="P72"/>
      <text:p text:style-name="P72">Нью: Погладь их! Потрогай соски!</text:p>
      <text:p text:style-name="P72"/>
      <text:p text:style-name="P73">Я проел пальцами по соскам Нью, и почувствовал как она вздрогнула. Попробовал чуть-чуть ущипнуть их.</text:p>
      <text:p text:style-name="P73"/>
      <text:p text:style-name="P73">Нью: Сожми сильнее, возьми всей рукой!</text:p>
      <text:p text:style-name="P73"/>
      <text:p text:style-name="P253"><text:span text:style-name="T56">Я едва услышал её слова, так сильно стучала кровь в висках. Но как она и просила, сжал её груди в руках</text:span><text:span text:style-name="T90">. Сначала не сильно, но Нью, обхватила мои ладони своими, и сама с силой прижала их к своей груди, но ненадолго.</text:span></text:p>
      <text:p text:style-name="P74"/>
      <text:p text:style-name="P75">Нью: Подожди! Давай по другому!</text:p>
      <text:p text:style-name="P75"/>
      <text:p text:style-name="P254"><text:span text:style-name="T56">Я </text:span><text:span text:style-name="T91">послушно </text:span><text:span text:style-name="T56">опустил руки. Нью развернулась ко мне спиной, сама вернула </text:span><text:span text:style-name="T91">мои ладони на свою грудь.</text:span></text:p>
      <text:p text:style-name="P76"/>
      <text:p text:style-name="P77">Нью: <text:span text:style-name="T533">Сожми! </text:span>Сожми сильнее.</text:p>
      <text:p text:style-name="P77"/>
      <text:p text:style-name="P78">Теперь я не просто сжимал грудь Нью, а прижимал её к себе. Опять стало жарко, как <text:s/>ночью в комнате радиопульсара. Острые лопатки Нью врезались в мою грудь, а её затылок упёрся в мою щеку. Нью раскачивалась, ритмично сжимала мои руки, ритмично упиралась ягодицами в мой пах, и каждый раз, я непроизвольно прижимал её к себе всё сильнее, прижимаясь щекой к её голове и касаясь губами ей волос на виске. Я ничего не слышал от грохота своего собственного сердца, но мне казалось что Нью постанывает после каждого толчка.</text:p>
      <text:p text:style-name="P78"/>
      <text:p text:style-name="P78">Голос: Ребята, вы чего делаете?</text:p>
      <text:p text:style-name="P78"/>
      <text:p text:style-name="P79">Чей-то голос раздался как гром среди ясного неба. Я замер. Медленно повернул голову. За мной стоял человек в форме! Полицейский!</text:p>
      <text:p text:style-name="P79"/>
      <text:p text:style-name="P80">Голос: А это ты Кендзи!</text:p>
      <text:p text:style-name="P80"/>
      <text:p text:style-name="P255"><text:span text:style-name="T56">Чёрт! Откуда этот полицейский моё имя знает? Я что, в розыске? Я попался? Или… </text:span><text:span text:style-name="T92">это же!</text:span></text:p>
      <text:p text:style-name="P80"/>
      <text:p text:style-name="P81">Голос: Гляжу, воркуешь тут с девчёнкой своей?</text:p>
      <text:p text:style-name="P81"/>
      <text:p text:style-name="P81">Это был дядя Ватанабэ. Не знаю зачем он так вырядился что я его не узнал. Я с облегчением выдохнул, и почувствовал как радостно заухало сердце в моей груди. </text:p>
      <text:p text:style-name="P81"/>
      <text:p text:style-name="P257"><text:span text:style-name="T33">##</text:span><text:span text:style-name="T34">Ц</text:span><text:span text:style-name="T32">Г — Нью в виде чибика/кошки висит на руке (вцепишись зубами?)</text:span></text:p>
      <text:p text:style-name="P81"/>
      <text:p text:style-name="P256"><text:span text:style-name="T92">Одновременно с этим, я ощутил жуткую боль в руках, Нью как кошка, ногтями вцепилась в мои руки, пытаясь их оторвать от своей груди. Я ослабил хватку и она </text:span><text:span text:style-name="T93">моментально выскочила из моих объятий. </text:span><text:span text:style-name="T94">Ватанабэ засмеялся.</text:span></text:p>
      <text:p text:style-name="P82"/>
      <text:p text:style-name="P83"><text:soft-page-break/>Ватанабэ: Хех! Красивая девчёнка у тебя Кендзи! Это и есть та Касуми?</text:p>
      <text:p text:style-name="P84">Кендзи: Касуми? Д… да. Это она!</text:p>
      <text:p text:style-name="P84"/>
      <text:p text:style-name="P85">Нью только недовольно сверкнула глазами но ничего не ответила.</text:p>
      <text:p text:style-name="P85"/>
      <text:p text:style-name="P258"><text:span text:style-name="T56">Ватанабэ: Нашли вы место для таких занятий! Прямо посреди улицы! </text:span><text:span text:style-name="T119">Н</text:span><text:span text:style-name="T56">у даёте!</text:span></text:p>
      <text:p text:style-name="P258"><text:span text:style-name="T56">Кендзи: Да мы… ничего и не делали </text:span><text:span text:style-name="T95">мы</text:span><text:span text:style-name="T56">…</text:span></text:p>
      <text:p text:style-name="P86"/>
      <text:p text:style-name="P87">Ватанабэ с глупой улыбкой принялся чесать затылок. Повисла неловкая пауза…</text:p>
      <text:p text:style-name="P87"/>
      <text:p text:style-name="P259"><text:span text:style-name="T56">Кендзи: А вы… вы почему так одеты? Ватанабэ-сан? </text:span><text:span text:style-name="T96">Это что за форма? Военная что-ли?</text:span></text:p>
      <text:p text:style-name="P260"><text:span text:style-name="T96">Ватанабэ: А... форма! Ну да. Это моя старая, когда после университета в силах самообороны служил. Хотя как служил, я просто был электриком инженерных подразделений. </text:span><text:span text:style-name="T97">И вот сейчас пришлось </text:span><text:span text:style-name="T119">надеть форму эту</text:span><text:span text:style-name="T97">.</text:span></text:p>
      <text:p text:style-name="P261"><text:span text:style-name="T56">Кендзи: Пришлось? Что случилось? Военная тревога что-ли? </text:span><text:span text:style-name="T126">Землетрясение? </text:span><text:span text:style-name="T127">Цунами?</text:span></text:p>
      <text:p text:style-name="P263"><text:span text:style-name="T102">Ватанабэ: Да нет! Случилось </text:span><text:span text:style-name="T101">то, что д</text:span><text:span text:style-name="T98">очка приехала из города на выходные, сегодня же воскресенье! Ну и решила мне помочь, полы помыть, одежду постирать. Вот, постирала. Не нашла где взять отбеливатель для белья, а у меня спросить не смогла я в это время в душе </text:span><text:span text:style-name="T216">отмокал</text:span><text:span text:style-name="T98">. </text:span><text:span text:style-name="T192">Пошла искать</text:span><text:span text:style-name="T98"> и нашла в гараже бутылку отбеливателя. Да только там уже давно был не отбеливатель а отработка!</text:span></text:p>
      <text:p text:style-name="P88"/>
      <text:p text:style-name="P262"><text:span text:style-name="T98">Д</text:span><text:span text:style-name="T56">ядя Ватанабэ потряс рукой, и только сейчас я заметил что он нёс с собой увесистую дорожную сумку.</text:span></text:p>
      <text:p text:style-name="P87"/>
      <text:p text:style-name="P272"><text:span text:style-name="T99">Ватанабэ: </text:span><text:span text:style-name="T93">В</text:span><text:span text:style-name="T98">от! Теперь несу в химчистку это всё. Не знаю даже, </text:span><text:span text:style-name="T120">отмоют</text:span><text:span text:style-name="T98"> или нет. </text:span><text:span text:style-name="T100">А кроме как старой формы этой, надеть и нечего, вся одежда в негодность пришла!</text:span></text:p>
      <text:p text:style-name="P89"/>
      <text:p text:style-name="P90">Я не знал, что такое «отработка», но очевидно говорилась про какую-то техническую жидкость, от которой одежду так просто не отстирать.</text:p>
      <text:p text:style-name="P90"/>
      <text:p text:style-name="P90">Кендзи: Да… ну и дела…</text:p>
      <text:p text:style-name="P90">Ватанабэ: Ага, дела… ну… а я не буду вам мешать ребята! Давайте, удачи вам!</text:p>
      <text:p text:style-name="P90"/>
      <text:p text:style-name="P91">Ватанабэ подмигнул мне, и зашагал дальше по улице, покачивая своей объёмной сумкой. Через минуту он скрылся за поворотом.</text:p>
      <text:p text:style-name="P91"/>
      <text:p text:style-name="P269"><text:span text:style-name="T115">Нью: Ну ты и больной! Ты мне чуть грудь не оторвал, придурок! </text:span><text:span text:style-name="T114">Впился</text:span><text:span text:style-name="T115"> как умалишённый!</text:span></text:p>
      <text:p text:style-name="P264"><text:span text:style-name="T56">Кендзи: Прости, я… как он неожиданно подкрался! Это и ты виновата, нашла место для такого! </text:span><text:span text:style-name="T103">Нет бы в каком-то тихом месте.</text:span></text:p>
      <text:p text:style-name="P92">Нью: Да уж конечно в тихом месте! Доверила самое дорогое, а он вцепился как коршун!</text:p>
      <text:p text:style-name="P93"/>
      <text:p text:style-name="P265"><text:span text:style-name="T105">Нью, тёрла свою грудь и обиженно сопела. </text:span><text:span text:style-name="T104">Некоторое время повисла тишина, которую я всё-таки нарушил.</text:span></text:p>
      <text:p text:style-name="P94"/>
      <text:p text:style-name="P95">Кендзи: И что дальше? Что теперь?</text:p>
      <text:p text:style-name="P266"><text:span text:style-name="T56">Нью: Что теперь… теперь… что за вопросы? Небось продолжить хочешь, не налапался, </text:span><text:span text:style-name="T110">да</text:span><text:span text:style-name="T56">?</text:span></text:p>
      <text:p text:style-name="P96">Кендзи: Я? Нет, зачем!</text:p>
      <text:p text:style-name="P96"><text:soft-page-break/>Нью: Что нет? Тебе хоть понравилось?</text:p>
      <text:p text:style-name="P96">Кендзи: Ну… да…</text:p>
      <text:p text:style-name="P267"><text:span text:style-name="T107">Нью: И правильно! А кому бы не понравилось? </text:span><text:span text:style-name="T110">Так что насчёт продолжить</text:span><text:span text:style-name="T107">? В </text:span><text:span text:style-name="T106">этом </text:span><text:span text:style-name="T107">твоём «тихом месте»?</text:span></text:p>
      <text:p text:style-name="P267"><text:span text:style-name="T107">Кендзи: </text:span><text:span text:style-name="T108">По</text:span><text:span text:style-name="T107">... почему бы нет?</text:span></text:p>
      <text:p text:style-name="P96">Нью: А вот хрен тебе! Размечтался! Больше к своей груди и на пушечный выстрел не подпущу!</text:p>
      <text:p text:style-name="P96"/>
      <text:p text:style-name="P97">Нью театрально засмеялась.</text:p>
      <text:p text:style-name="P97"/>
      <text:p text:style-name="P270"><text:span text:style-name="T117">Нью: Да ладно! Не кисни! Шучу я, шучу. Дам я тебе свои сиськи потрогать, ты же без них не проживёшь </text:span><text:span text:style-name="T116">теперь</text:span><text:span text:style-name="T117">. А </text:span><text:span text:style-name="T116">сейчас</text:span><text:span text:style-name="T117"> — марш домой, душить удава!</text:span></text:p>
      <text:p text:style-name="P98">Кендзи: <text:span text:style-name="T534">Чего</text:span>?</text:p>
      <text:p text:style-name="P98">Нью: Беги дрочить, говорю! Пока впечатления не выветрились!</text:p>
      <text:p text:style-name="P98"/>
      <text:p text:style-name="P315"><text:span text:style-name="T194">Последнюю фразу Нью произнесла так нарочито громко, </text:span><text:span text:style-name="T109">что мне </text:span><text:span text:style-name="T193">в самом деле </text:span><text:span text:style-name="T198">захотелось </text:span><text:span text:style-name="T193">убежать </text:span><text:span text:style-name="T217">неё</text:span><text:span text:style-name="T193"> подальше</text:span><text:span text:style-name="T109">.</text:span></text:p>
      <text:p text:style-name="P99"/>
      <text:p text:style-name="P268"><text:span text:style-name="T109">К</text:span><text:span text:style-name="T56">ендзи: Скажешь тоже…</text:span></text:p>
      <text:p text:style-name="P100">Нью: Пфф! Ладно, пока Кендзи-кун! Сегодняшнее заседание «Радио<text:span text:style-name="T520">п</text:span>ульсара» завершено!</text:p>
      <text:p text:style-name="P100">Кендзи: А завтра?</text:p>
      <text:p text:style-name="P100">Нью: Завтра? Завтра…</text:p>
      <text:p text:style-name="P100"/>
      <text:p text:style-name="P100">Нью задумалась и потёрла руки о перед своего платья.</text:p>
      <text:p text:style-name="P100"/>
      <text:p text:style-name="P268"><text:span text:style-name="T56">Нью: Какой ты нетерпеливый… всё платье мне уже измазал! И завтра ему подавай… </text:span><text:span text:style-name="T112">Глянь, фартук жёлтый стал, прямо хоть в прачечную неси как это</text:span><text:span text:style-name="T121">т</text:span><text:span text:style-name="T112"> дядька твой...</text:span></text:p>
      <text:p text:style-name="P100"/>
      <text:p text:style-name="P100">Нью вдруг подняла вверх правую руку, сжатую в кулак.</text:p>
      <text:p text:style-name="P100"/>
      <text:p text:style-name="P268"><text:span text:style-name="T56">Нью: А вообще нет! </text:span><text:span text:style-name="T111">Рано тебе отчаливать, н</text:span><text:span text:style-name="T56">а сеанс мастурбации ещё успеешь! Ты мне нужен!</text:span></text:p>
      <text:p text:style-name="P316"><text:span text:style-name="T196">Кендзи: </text:span><text:span text:style-name="T195">Н</text:span><text:span text:style-name="T111">ужен? </text:span><text:span text:style-name="T195">Для чего?</text:span></text:p>
      <text:p text:style-name="P271"><text:span text:style-name="T111">Н</text:span><text:span text:style-name="T112">ью: Клубные </text:span><text:span text:style-name="T118">мероприятия</text:span><text:span text:style-name="T112"> на сегодня </text:span><text:span text:style-name="T113">не закончены! Есть дело!</text:span></text:p>
      <text:p text:style-name="P101">Кендзи: Какое ещё дело?</text:p>
      <text:p text:style-name="P101">Нью: Важное! Пойдём ка обратно, к автоматам!</text:p>
      <text:p text:style-name="P102">Кендзи: К автоматам? Тем самым?</text:p>
      <text:p text:style-name="P102"/>
      <text:p text:style-name="P102">Нью не стала меня слушать, и прямой наводкой направилась обратно по улице, туда, где мы оставили Касуми. К моей радости, Касуми здесь не оказалось, только верёвка висела на том месте где я её завязал, да валялась банка с фантой. Банку я выкинул в мусорную арну, а Нью тем временем крутилась возле автомата с газировкой.</text:p>
      <text:p text:style-name="P102"/>
      <text:p text:style-name="P103">Кендзи: Может быть зря мы сюда пришли? Вдруг кто-то видел нас до этого? Как мы привязывали эту веревку?</text:p>
      <text:p text:style-name="P103">Нью: Мы? Скорее ты! Я ничего никуда не привязывала.</text:p>
      <text:p text:style-name="P103"/>
      <text:p text:style-name="P104"><text:soft-page-break/>Я только вздохнул. Конечно, если кто и видел всё что здесь произошло, виноватым посчитали бы именно меня. Поэтому я чувствовал себя здесь неуютно, и надеялся что Нью побыстрее справится с автоматом и мы смоемся отсюда.</text:p>
      <text:p text:style-name="P104"/>
      <text:p text:style-name="P558"><text:span text:style-name="T549">#</text:span>Хоши купит бутылку воды, и запьёт ею свои таблетки (Аминазин). Кендзи спросит — что она пьёт. Хоши ответит — не твое дело. Кендзи спросит ещё раз — Хоши обольет его водой из бутылки.</text:p>
      <text:p text:style-name="P104"/>
      <text:p text:style-name="P559"><text:span text:style-name="T243">Нью тем временем купила бутылку простой воды, </text:span><text:span text:style-name="T244">вынула из кармана своей юбки блестящий блистер с какими-то таблетками. Съела одну и запила водой.</text:span></text:p>
      <text:p text:style-name="P559"><text:span text:style-name="T244"/></text:p>
      <text:p text:style-name="P559"><text:span text:style-name="T244">Кендзи: Что это за таблетки у тебя?</text:span></text:p>
      <text:p text:style-name="P559"><text:span text:style-name="T244"/></text:p>
      <text:p text:style-name="P560"><text:span text:style-name="T56">Нью проворно спрятала блистер в кармашке.</text:span></text:p>
      <text:p text:style-name="P560"><text:span text:style-name="T56"/></text:p>
      <text:p text:style-name="P560"><text:span text:style-name="T56">Нью: Не твоё дело.</text:span></text:p>
      <text:p text:style-name="P561"><text:span text:style-name="T56">Кендзи: Ну серьёзно? Мне интересно.</text:span></text:p>
      <text:p text:style-name="P557"/>
      <text:p text:style-name="P559"><text:span text:style-name="T245">Нью</text:span><text:span text:style-name="T243"> вдруг окатила меня водой. </text:span><text:span text:style-name="T245">Прицелилась</text:span><text:span text:style-name="T243"> она, не куда </text:span><text:span text:style-name="T245">абы</text:span><text:span text:style-name="T243"> а на мои джинсы. Огромное пятно расплылось на них, словно я только что обмочился.</text:span></text:p>
      <text:p text:style-name="P104"/>
      <text:p text:style-name="P105">Кендзи: Да что же ты делаешь!</text:p>
      <text:p text:style-name="P105"/>
      <text:p text:style-name="P106">Нью только рассмеялась в ответ.</text:p>
      <text:p text:style-name="P106"/>
      <text:p text:style-name="P273"><text:span text:style-name="T56">Нью: Гляньте! </text:span><text:span text:style-name="T131">Т</text:span><text:span text:style-name="T56">рус обоссался!</text:span></text:p>
      <text:p text:style-name="P106">Кендзи: Вот ты дура! И зачем?</text:p>
      <text:p text:style-name="P107">Нью: Затем! Охлади свои причиндалы! Небось все мысли про мои сиськи, да?</text:p>
      <text:p text:style-name="P108">Кендзи: Да к чертям твои сиськи! Что я теперь, посреди города с таким пятном стоять буду?</text:p>
      <text:p text:style-name="P109">Нью: Ой раскричался! Да высохнет твой позор через пару минут! Держи ка бутылку лучше.</text:p>
      <text:p text:style-name="P109"/>
      <text:p text:style-name="P110">Нью протянула мне бутылку с водой.</text:p>
      <text:p text:style-name="P110"/>
      <text:p text:style-name="P274"><text:span text:style-name="T56">Кендзи: На кой ч</text:span><text:span text:style-name="T122">ё</text:span><text:span text:style-name="T56">рт мне твоя вода?</text:span></text:p>
      <text:p text:style-name="P110">Нью: Лей на меня!</text:p>
      <text:p text:style-name="P111">Кендзи: На тебя? Зачем?</text:p>
      <text:p text:style-name="P111">Нью: Как зачем? Месть же. Я тебя окатила, а ты дай сдачи!</text:p>
      <text:p text:style-name="P486"><text:span text:style-name="T122">Кендзи: Сдачи? Да черт с ней со сдачей. </text:span><text:span text:style-name="T202">Сама себя обливай сколько влезет</text:span></text:p>
      <text:p text:style-name="P486"><text:span text:style-name="T122">Нью: </text:span><text:span text:style-name="T203">Нет</text:span><text:span text:style-name="T122">, лей! Так надо! Давай не задерживайся! </text:span><text:span text:style-name="T123">Лей прямо на голову!</text:span></text:p>
      <text:p text:style-name="P112"/>
      <text:p text:style-name="P275"><text:span text:style-name="T123">Я </text:span><text:span text:style-name="T56">пожал плечами и занёс бутылку над головой Нью. Сжал бутылку я покрепче, в ожидании новых подвохов с её стороны. Вдруг она выбьет бутылку у меня из рук или выкинет что-то другое? Но нет, Нью стояла смирно когда тонкая струйка воды потекла на её шевелюру.</text:span></text:p>
      <text:p text:style-name="P113"/>
      <text:p text:style-name="P275"><text:span text:style-name="T56">Нью: Смелее! Лей на вс</text:span><text:span text:style-name="T124">ю катушку!</text:span></text:p>
      <text:p text:style-name="P114"/>
      <text:p text:style-name="P115"><text:soft-page-break/>Я опрокинул бутылку и она за какое-то мгновение вылилась на голову Нью. Теперь она была совершенно сырой, с ног до головы. Нью потрясла головой, забрала у меня пустую бутылку, завинтила обратно крышку.</text:p>
      <text:p text:style-name="P115"/>
      <text:p text:style-name="P115">Нью: Молодец, справился а теперь идём.</text:p>
      <text:p text:style-name="P115"/>
      <text:p text:style-name="P276"><text:span text:style-name="T56">Нью решительно зашагала по ул</text:span><text:span text:style-name="T128">и</text:span><text:span text:style-name="T56">це а я вслед за ней.</text:span></text:p>
      <text:p text:style-name="P116"/>
      <text:p text:style-name="P276"><text:span text:style-name="T56">Кендзи: И зачем это надо было? </text:span><text:span text:style-name="T129">Зачем обливать друг друга водой?</text:span></text:p>
      <text:p text:style-name="P277"><text:span text:style-name="T129">Н</text:span><text:span text:style-name="T130">ью: Это… тренировка. Перед следующим заданием.</text:span></text:p>
      <text:p text:style-name="P278"><text:span text:style-name="T130">К</text:span><text:span text:style-name="T56">ендзи: Следующим… Опять что-то против Касуми?</text:span></text:p>
      <text:p text:style-name="P117">Нью: Нет… И забудь ты уже про Касуми!</text:p>
      <text:p text:style-name="P118">Кендзи: Как забыть! Может быть не надо было с ней так? Почему просто не поговорить?</text:p>
      <text:p text:style-name="P118">Нью: Нельзя с ней говорить. Не поймёт она!</text:p>
      <text:p text:style-name="P118">Кендзи: Почему?</text:p>
      <text:p text:style-name="P118">Нью: Потому-что тупая, вот почему!</text:p>
      <text:p text:style-name="P118"/>
      <text:p text:style-name="P119">Последнюю фразу Нью произнесла со злобой, и я на некоторое время замолчал.</text:p>
      <text:p text:style-name="P120"/>
      <text:p text:style-name="P121">Кендзи: Касуми конечно странная, но она же инвалид.</text:p>
      <text:p text:style-name="P121">Нью: Инвалид… ты сам разве не инвалид?</text:p>
      <text:p text:style-name="P121">Кендзи: Я инвалид?</text:p>
      <text:p text:style-name="P121">Нью: Инвалид. Хикикомори, это самый настоящий социальный инвалид.</text:p>
      <text:p text:style-name="P122">Кендзи: Ты только и можешь что оскорбить! Хикикомори, инвалид…</text:p>
      <text:p text:style-name="P279"><text:span text:style-name="T132">Нью: </text:span><text:span text:style-name="T199">Сдался</text:span><text:span text:style-name="T132"> ты мне… обижать тебя. Я может быть тоже социальный инвалид!</text:span></text:p>
      <text:p text:style-name="P122">Кендзи: Ты?! Ты что, хикикомори?</text:p>
      <text:p text:style-name="P122">Нью: Может и хикикомори… Ты глянь!</text:p>
      <text:p text:style-name="P122"/>
      <text:p text:style-name="P122">Нью похлопала себя по голове.</text:p>
      <text:p text:style-name="P122"/>
      <text:p text:style-name="P122">Кендзи: Ммм?</text:p>
      <text:p text:style-name="P122">Нью: Я же блондинка. Ты же понимаешь что я не японка?</text:p>
      <text:p text:style-name="P122">Кендзи: А ты правда не японка?</text:p>
      <text:p text:style-name="P279"><text:span text:style-name="T132">Нью: Только наполовину </text:span><text:span text:style-name="T134">японка</text:span><text:span text:style-name="T132">. И поэтому здесь, в Японии я - белая ворона. Я даже хуже чем ты, Кендзи-</text:span><text:span text:style-name="T133">кун</text:span><text:span text:style-name="T132">… хотя хуже тебя уже некуда…</text:span></text:p>
      <text:p text:style-name="P122"/>
      <text:p text:style-name="P280"><text:span text:style-name="T132">Н</text:span><text:span text:style-name="T134">е знаю, говорила ли Нью серьёзно или врала мне. Я конечно слышал, что иностранцев не все любят, но не сталкивался с </text:span><text:span text:style-name="T135">таким</text:span><text:span text:style-name="T134"> </text:span><text:span text:style-name="T135">сам, да и с иностранцами практически не сталкивался</text:span><text:span text:style-name="T134">. Неужели Нью — жертва ксенофобии?</text:span></text:p>
      <text:p text:style-name="P123"/>
      <text:p text:style-name="P123">Кендзи: Вот оно как…</text:p>
      <text:p text:style-name="P281"><text:span text:style-name="T56">Нью: Поэтому мы с тобой в чём-то похожи Кендзи-кун. </text:span><text:span text:style-name="T136">Мы оба — отверженные обществом. Самые настоящие инвалиды. И пора бы нам прекратить ими быть! Знаешь способ, как перестать быть социальными инвалидами. А, Кендзи-кун?</text:span></text:p>
      <text:p text:style-name="P283"><text:span text:style-name="T136">К</text:span><text:span text:style-name="T137">ендзи: Эм? Не слышал про такие.</text:span></text:p>
      <text:p text:style-name="P124">Нью: Правила просты — най<text:span text:style-name="T521">д</text:span>и того, кто слабее и хуже тебя и издевайся над ним.</text:p>
      <text:p text:style-name="P124">Кендзи: Э? Что это за чушь?</text:p>
      <text:p text:style-name="P282"><text:span text:style-name="T56">Нью: Не чушь. Ты же сам следуешь этому правилу, не так ли? Мы же вчера говорили об этом?</text:span><text:span text:style-name="T138"> Мы говорили о твоих подкатах к Касуми. Разве ты не пытался самоутвердиться за счёт </text:span><text:soft-page-break/><text:span text:style-name="T138">неё? </text:span><text:span text:style-name="T139">И разве это не издевательство, когда сорокалетний лузер подкатывает к шестнадцатилетней девчёнке?</text:span></text:p>
      <text:p text:style-name="P125"/>
      <text:p text:style-name="P126">Конечно-же Нью была права, как бы неприятно было слышать слова «лузер» и «сорокалетний».</text:p>
      <text:p text:style-name="P126"/>
      <text:p text:style-name="P126">Кендзи: Да… наверное…</text:p>
      <text:p text:style-name="P284"><text:span text:style-name="T79">Н</text:span><text:span text:style-name="T140">ью: Вот и отлично. Так что, то что мы сделали сегодня — да, это издевательство над Касуми. Но по крайней мере это честное, прямое издевательство а не самообман, которым ты занимался Кендзи-кун, думая что творишь благие поступки.</text:span></text:p>
      <text:p text:style-name="P127">Кендзи: Но я хотя-бы не делал ей больно!</text:p>
      <text:p text:style-name="P284"><text:span text:style-name="T140">Нью: Иногда делать больно — полезно. Не беспокойся о Касуми, на не</text:span><text:span text:style-name="T200">й</text:span><text:span text:style-name="T140"> всё как на кошке заживёт. И не переживай за неё, она - просто жертва, </text:span><text:span text:style-name="T144">и</text:span><text:span text:style-name="T141"> сама во всём виновата. </text:span><text:span text:style-name="T142">И </text:span><text:span text:style-name="T143">то как ты хотел использовать её, тебе бы не помогло. Хуже бы сделало.</text:span></text:p>
      <text:p text:style-name="P286"><text:span text:style-name="T143">К</text:span><text:span text:style-name="T56">ендзи: Использовать? </text:span><text:span text:style-name="T145">Ну что у тебя за слова…</text:span></text:p>
      <text:p text:style-name="P287"><text:span text:style-name="T145">Н</text:span><text:span text:style-name="T56">ью: </text:span><text:span text:style-name="T146">Ты же хотел использовать её, чтобы приподнять свой социальный статус, верно? Показать всем, что тоже способен найти девушку, что не хуже других. Что никакой не отброс общества. Не хикикомори? Разве не так?</text:span></text:p>
      <text:p text:style-name="P128"/>
      <text:p text:style-name="P129">Я промолчал.</text:p>
      <text:p text:style-name="P129"/>
      <text:p text:style-name="P288"><text:span text:style-name="T146">Нью: Вот только ничего бы не вышло Кендзи-кун. </text:span><text:span text:style-name="T147">Все бы случилась совсем наоборот, ты бы стал ещё больш</text:span><text:span text:style-name="T201">им</text:span><text:span text:style-name="T147"> посмешищем для других. Насколько надо не уважать себя, чтобы полюбить инвалида и жить с ним? Это отвратительно, так быть не должно. Если ты уважающий себя человек, ты должен быть выше этого, получать что-то через борьбу а не брать первый попавшийся мусор с обочины. </text:span><text:span text:style-name="T150">Только так заслуживают </text:span><text:span text:style-name="T152">одобрение общества</text:span><text:span text:style-name="T150">, Кендзи-кун. </text:span><text:span text:style-name="T151">Т</text:span><text:span text:style-name="T150">олько так.</text:span></text:p>
      <text:p text:style-name="P130"/>
      <text:p text:style-name="P289"><text:span text:style-name="T147">Я </text:span><text:span text:style-name="T56">покачал головой.</text:span></text:p>
      <text:p text:style-name="P130"/>
      <text:p text:style-name="P290"><text:span text:style-name="T147">Кендзи: На самом деле, даже подкатить к Касуми, для меня было </text:span><text:span text:style-name="T148">не легко</text:span><text:span text:style-name="T147">. И я боролся, </text:span><text:span text:style-name="T204">чтобы быть с ней</text:span><text:span text:style-name="T147">.</text:span></text:p>
      <text:p text:style-name="P291"><text:span text:style-name="T148">Нью: Ну вот и молодец. </text:span><text:span text:style-name="T152">А теперь с</text:span><text:span text:style-name="T149">читай что Касуми для тебя — ступенька чтобы подняться выше. Поднимешься на неё, и считай победил.</text:span></text:p>
      <text:p text:style-name="P131"/>
      <text:p text:style-name="P292"><text:span text:style-name="T152">Пока шёл разговор, мы оказались на перроне. Это была та самая станция, </text:span><text:span text:style-name="T153">на которой я и Касуми ждали поезда два дня назад.</text:span></text:p>
      <text:p text:style-name="P132"/>
      <text:p text:style-name="P293"><text:span text:style-name="T153">К</text:span><text:span text:style-name="T56">ендзи: Мы что? Едем куда-то?</text:span></text:p>
      <text:p text:style-name="P133">Нью: Ну да. Разве я не сказала что нам нужно на старый разъезд?</text:p>
      <text:p text:style-name="P294"><text:span text:style-name="T149">К</text:span><text:span text:style-name="T56">ендзи: Ты вообще ничего не сказала, просто сказала что нам нужно идти </text:span><text:span text:style-name="T197">и что есть какое-то дело.</text:span><text:span text:style-name="T56"> </text:span><text:span text:style-name="T197">И</text:span><text:span text:style-name="T56"> всё.</text:span></text:p>
      <text:p text:style-name="P134">Нью: Моя оплошность. Но нам нужно именно туда. Это не далеко совсем.</text:p>
      <text:p text:style-name="P536"><text:span text:style-name="T218">Кендзи: А </text:span><text:span text:style-name="T219">что ещё за </text:span><text:span text:style-name="T220">старый</text:span><text:span text:style-name="T219"> разъезд?</text:span></text:p>
      <text:p text:style-name="P537"><text:span text:style-name="T219">Нью: Старая сортировочная станция, сейчас практически заброшена </text:span><text:span text:style-name="T221">хотя раньше была довольно крупная. Потом на этой станции было кладбище старых составов. </text:span><text:span text:style-name="T222">Правда сейчас кладбище ликвидируют, и скоро ничего не будут.</text:span></text:p>
      <text:p text:style-name="P172"/>
      <text:p text:style-name="P538"><text:soft-page-break/><text:span text:style-name="T221">К</text:span><text:span text:style-name="T222">ладбище старых поездов я вспомнил. Наверное это воспоминание из тех времён, что и те разбитые телевизоры телемастера - алкоголика Сато - сана. Правда на самом кладбище я не был, но несколько раз видел его из окна электрички, и всё хотел побывать на нём, полазить по списанным тепловозам. Увы, желание не сбылось, а после я и совсем забыл о нём. Даже когда, позавчера, ехал с Касуми, не вспомнил. Хотя мы проезжали эту станцию.</text:span></text:p>
      <text:p text:style-name="P172"/>
      <text:p text:style-name="P199"><text:span text:style-name="T39">К</text:span><text:span text:style-name="T32">ендзи: А зачем нам туда?</text:span></text:p>
      <text:p text:style-name="P134">Нью: Пока секрет. Посмотрим как будем на месте. Может ничего и не получится.</text:p>
      <text:p text:style-name="P134"/>
      <text:p text:style-name="P135">Ну раз так, пусть секрет на время останется секретом. Я не стал допытывать у Нью причину нашего путешествия на поезде. Я оглядывал перрон, и думал о том, насколько далёкими казались мне события, произошедшие позавчера. Да, только позавчера я стоял тут с Касуми. Мы о чём-то говорили. Кажется мы говорили о моей сестре, дяде Макото. А потом я фотографировал её.</text:p>
      <text:p text:style-name="P135"/>
      <text:p text:style-name="P136">Кендзи: Послушай Нью, это же ты устроила? Ту штуку с телефоном?</text:p>
      <text:p text:style-name="P136">Нью: Ммм?</text:p>
      <text:p text:style-name="P136">Кендзи: Ты как-то взломала мой телефон? Что ты тогда сделала? Это же ты была?</text:p>
      <text:p text:style-name="P295"><text:span text:style-name="T56">Нью: А… телефон. Ну да, есть один способ. </text:span><text:span text:style-name="T157">У тебя старая версия операционки, через которую можно телефон использовать как беспроводной динамик. Заставить его проигрывать звук — дело пяти минут.</text:span></text:p>
      <text:p text:style-name="P137">Кендзи: Вот значит как… А я чуть со страху не помер…</text:p>
      <text:p text:style-name="P138">Нью: Хех! Да, видок у тебя был жуткий!</text:p>
      <text:p text:style-name="P138"/>
      <text:p text:style-name="P138">Я нисколько не злился на Нью. Я думал о другом, о том что вот бы тоже сфотографировать Нью, как Касуми тогда. И с удивлением понял, что совсем не боюсь это сделать. Не было никакого стеснения, спросить её об этом.</text:p>
      <text:p text:style-name="P138"/>
      <text:p text:style-name="P138">Кендзи: Нью… я хочу тебя… сфотографировать.</text:p>
      <text:p text:style-name="P139">Нью: Э?</text:p>
      <text:p text:style-name="P139"/>
      <text:p text:style-name="P139">Нью сначала взглянула на меня с недоверием, но быстро смягчилась.</text:p>
      <text:p text:style-name="P139"/>
      <text:p text:style-name="P139">Нью: Валяй!</text:p>
      <text:p text:style-name="P139"/>
      <text:p text:style-name="P539"><text:span text:style-name="T223">Я вытащил телефон из кармана и</text:span><text:span text:style-name="T224"> направил видоискатель на Нью. </text:span><text:span text:style-name="T226">В видоискателе показалась улыбающееся лицо Нью</text:span><text:span text:style-name="T225">. </text:span><text:span text:style-name="T227">Улыбалась </text:span><text:span text:style-name="T228">она</text:span><text:span text:style-name="T227"> неестественно широко</text:span><text:span text:style-name="T225">, показывая в объектив две «козы». </text:span><text:span text:style-name="T226">Я опустил телефон.</text:span></text:p>
      <text:p text:style-name="P140"/>
      <text:p text:style-name="P140">Кендзи: Ну ты чего! Сделай лицо попроще! <text:span text:style-name="T526">Да и зачем этот жест? Он уже всем приелся.</text:span></text:p>
      <text:p text:style-name="P141">Нью: Чего не нравится? Нормальное лицо. Жизненное! Фоткай!</text:p>
      <text:p text:style-name="P142">Кендзи: Ну ты просто встань. Спокойно. <text:span text:style-name="T525">Я хочу чтобы ты была на фотографии какая есть.</text:span></text:p>
      <text:p text:style-name="P491"><text:span text:style-name="T206">Нью: </text:span><text:span text:style-name="T205">Я такая и есть, дуралей! Фоткай давай!</text:span></text:p>
      <text:p text:style-name="P170"/>
      <text:p text:style-name="P492"><text:span text:style-name="T154">Я вновь направил видоискатель на Нью. </text:span><text:span text:style-name="T212">Но т</text:span><text:span text:style-name="T154">еперь она скорчила </text:span><text:span text:style-name="T207">совсем другую</text:span><text:span text:style-name="T154"> рожу, </text:span><text:span text:style-name="T207">да еще</text:span><text:span text:style-name="T154"> </text:span><text:span text:style-name="T155">держала во рту </text:span><text:span text:style-name="T156">блестящую</text:span><text:span text:style-name="T155"> этикетку. Похоже что это был презерватив.</text:span></text:p>
      <text:p text:style-name="P143"/>
      <text:p text:style-name="P296"><text:span text:style-name="T155">К</text:span><text:span text:style-name="T56">ендзи: Господи! А это ещё что такое! Откуда он у тебя?</text:span></text:p>
      <text:p text:style-name="P144">Нью: Фткй н здржвый!</text:p>
      <text:p text:style-name="P144"><text:soft-page-break/></text:p>
      <text:p text:style-name="P493"><text:span text:style-name="T210">Похоже что Нью требовала, чтобы я её фотографировал и не жаловался. Что поделать, я нажал на спуск. </text:span><text:span text:style-name="T208">Черт знает, что бы она придумала ещё пошлее, если бы я задержался. </text:span><text:span text:style-name="T209">Как только снимок был готов,</text:span><text:span text:style-name="T157"> </text:span><text:span text:style-name="T211">Нью вырвала телефон</text:span><text:span text:style-name="T157"> из моих рук.</text:span></text:p>
      <text:p text:style-name="P145"/>
      <text:p text:style-name="P146">Нью: Ну ка! Ну ка!</text:p>
      <text:p text:style-name="P147">Кендзи: Эй! Я ещё сам не посмотрел!</text:p>
      <text:p text:style-name="P148">Нью: Успеешь! Сейчас отправим эту фотографию всем твоим контактам!</text:p>
      <text:p text:style-name="P148">Кендзи: Эй! Не вздумай!</text:p>
      <text:p text:style-name="P148">Нью: Да шучу я шучу!</text:p>
      <text:p text:style-name="P149"/>
      <text:p text:style-name="P297"><text:span text:style-name="T188">Нью вернула телефон мне. Похоже что она действительно пошутила. Правда теперь </text:span><text:span text:style-name="T187">её</text:span><text:span text:style-name="T188"> фотография красовалась на заставке и рабочем столе телефона.</text:span></text:p>
      <text:p text:style-name="P148"/>
      <text:p text:style-name="P148">Нью: И не вздумай убирать! Завтра проверю, чтобы была на месте!</text:p>
      <text:p text:style-name="P314"><text:span text:style-name="T190">Кендзи: Ладно ладно… откуда ты вообще </text:span><text:span text:style-name="T189">достала</text:span><text:span text:style-name="T190"> этот презерватив? Ты что его, с собой носишь?</text:span></text:p>
      <text:p text:style-name="P298"><text:span text:style-name="T56">Нью: Ну да, ношу, </text:span><text:span text:style-name="T158">в кармашке</text:span><text:span text:style-name="T56">. В хозяйстве всё пригодится знаешь ли!</text:span></text:p>
      <text:p text:style-name="P150">Кендзи: Ужас какой. Даже страшно подумать что там у тебя ещё есть.</text:p>
      <text:p text:style-name="P151">Нью: А что, разве ещё что-то нужно? Разве этого не хватит?</text:p>
      <text:p text:style-name="P151">Кендзи: А?</text:p>
      <text:p text:style-name="P152">Нью: Ты вообще Кендзи, когда-то делал это?</text:p>
      <text:p text:style-name="P153">Кендзи: Это?</text:p>
      <text:p text:style-name="P154">Нью: Это это!</text:p>
      <text:p text:style-name="P154"/>
      <text:p text:style-name="P312"><text:span text:style-name="T184">Нью сложила руки, жестом показывая мне что </text:span><text:span text:style-name="T183">имела</text:span><text:span text:style-name="T184"> ввиду под «этим». Впрочем и без этого жеста я догадался.</text:span></text:p>
      <text:p text:style-name="P155"/>
      <text:p text:style-name="P156">Нью: Ты же девственник? Да, Кендзи-кун?</text:p>
      <text:p text:style-name="P157">Кендзи: Н-нет!</text:p>
      <text:p text:style-name="P157"/>
      <text:p text:style-name="P158">Наверное не стоило врать Нью, но я ответил машинально. Нью многозначительно сузила глаза и улыбнулась.</text:p>
      <text:p text:style-name="P158"/>
      <text:p text:style-name="P301"><text:span text:style-name="T162">Нью: О! Вот как! И когда это было? Кто эт</text:span><text:span text:style-name="T161">а</text:span><text:span text:style-name="T162"> счастливица? Сколько их было? </text:span><text:span text:style-name="T159">Что они говорили? Они </text:span><text:span text:style-name="T161">стонали</text:span><text:span text:style-name="T159">? Ах Кендзи-кун! Да Кендзи-кун! </text:span><text:span text:style-name="T160">Быстрее!</text:span><text:span text:style-name="T159"> Глубже! Кончи в меня!</text:span></text:p>
      <text:p text:style-name="P159"/>
      <text:p text:style-name="P300"><text:span text:style-name="T159">Н</text:span><text:span text:style-name="T56">ью закричала это так громко, что я сквозь землю был готов провалиться. Благо, что на перроне кроме нас никого не было.</text:span></text:p>
      <text:p text:style-name="P158"/>
      <text:p text:style-name="P160">Кендзи: Тссс! Ты чего так орёшь!</text:p>
      <text:p text:style-name="P299"><text:span text:style-name="T56">Нью: </text:span><text:span text:style-name="T160">Ору?</text:span><text:span text:style-name="T56"> А ты меня научи!</text:span></text:p>
      <text:p text:style-name="P158">Кендзи: Чему?</text:p>
      <text:p text:style-name="P158">Нью: Как стонать правильно! Научи!</text:p>
      <text:p text:style-name="P161">Кендзи: Да откуда же я знаю!</text:p>
      <text:p text:style-name="P302"><text:span text:style-name="T164">Нью: Так я и думала! Ты всё наврал! Ты девственник! </text:span><text:span text:style-name="T175">Ой</text:span><text:span text:style-name="T164"> Кендзи-кун! Нет Кендзи-кун! Ты не туда суёшь, </text:span><text:span text:style-name="T163">Кензи-кун</text:span><text:span text:style-name="T164">! У тебя </text:span><text:span text:style-name="T174">упал</text:span><text:span text:style-name="T164">, Кендзи-кун! У тебя отвалился член, Кендзи-кун!</text:span></text:p>
      <text:p text:style-name="P162"/>
      <text:p text:style-name="P304"><text:span text:style-name="T164">Н</text:span><text:span text:style-name="T56">ью опять раскричалась на всю улицу.</text:span></text:p>
      <text:p text:style-name="P162"><text:soft-page-break/></text:p>
      <text:p text:style-name="P303"><text:span text:style-name="T56">Кендзи: Господи! </text:span><text:span text:style-name="T165">Да ч</text:span><text:span text:style-name="T56">то ты мелешь!</text:span></text:p>
      <text:p text:style-name="P305"><text:span text:style-name="T171">Нью: Что? </text:span><text:span text:style-name="T167">Я тренируюсь! </text:span><text:span text:style-name="T166">Что я по твоему должна кричать, когда ты </text:span><text:span text:style-name="T170">будешь </text:span><text:span text:style-name="T176">делать меня женщиной</text:span><text:span text:style-name="T167">?</text:span></text:p>
      <text:p text:style-name="P306"><text:span text:style-name="T167">Кендзи</text:span><text:span text:style-name="T56">: Чего?!</text:span></text:p>
      <text:p text:style-name="P307"><text:span text:style-name="T173">Нью: </text:span><text:span text:style-name="T172">Того</text:span><text:span text:style-name="T168">! </text:span><text:span text:style-name="T173">Поезд </text:span><text:span text:style-name="T169">идёт,</text:span><text:span text:style-name="T173"> балда! Отойди с края!</text:span></text:p>
      <text:p text:style-name="P163"/>
      <text:p text:style-name="P164">Стоя в вагоне, я долго собирался с мыслями, прежде чем решился спросить у Нью, что она имела ввиду под последней фразой.</text:p>
      <text:p text:style-name="P164"/>
      <text:p text:style-name="P308"><text:span text:style-name="T177">Кендзи: Ты это серьёзно? Или снова </text:span><text:span text:style-name="T185">пошутила</text:span><text:span text:style-name="T177">?</text:span></text:p>
      <text:p text:style-name="P165">Нью: Про что? Про то, что ты поимеешь меня?</text:p>
      <text:p text:style-name="P165">Кендзи: Э… ну…</text:p>
      <text:p text:style-name="P548"><text:span text:style-name="T235">Нью: </text:span><text:span text:style-name="T178">Ты думаешь я </text:span><text:span text:style-name="T234">отдамся</text:span><text:span text:style-name="T178"> такому как ты? Сделаю это в первый раз именно с тобой?</text:span></text:p>
      <text:p text:style-name="P166">Кендзи: Эм…</text:p>
      <text:p text:style-name="P166">Нью: И не мечтай, урод!</text:p>
      <text:p text:style-name="P166"/>
      <text:p text:style-name="P311"><text:span text:style-name="T213">Мне осталось только вздохнуть</text:span><text:span text:style-name="T180">.</text:span></text:p>
      <text:p text:style-name="P167"/>
      <text:p text:style-name="P309"><text:span text:style-name="T56">Нью: Ты… </text:span><text:span text:style-name="T191">ты</text:span><text:span text:style-name="T56"> хоть моешься там?</text:span></text:p>
      <text:p text:style-name="P167">Кендзи: <text:span text:style-name="T535">Я</text:span>?</text:p>
      <text:p text:style-name="P309"><text:span text:style-name="T56">Нью: Ты! </text:span><text:span text:style-name="T229">Ты</text:span><text:span text:style-name="T56"> трусы каждый день меняешь? </text:span><text:span text:style-name="T181">А? </text:span><text:span text:style-name="T56">Чтобы с этого дня — каждый день! И сбрей всё там, чтобы никаких зарослей! Ясно?</text:span></text:p>
      <text:p text:style-name="P167">Кендзи: З-зачем?</text:p>
      <text:p text:style-name="P167">Нью: Надо.</text:p>
      <text:p text:style-name="P167">Кендзи: Тебе то зачем? Ты же сказала, чтобы я даже не мечтал?</text:p>
      <text:p text:style-name="P311"><text:span text:style-name="T180">Нью: И правильно! И не мечтай! Но если вдруг это случится, а у тебя там будут дурно пахнущие джунгли — больше меня не увидишь! </text:span><text:span text:style-name="T179">Понял</text:span><text:span text:style-name="T180">?!</text:span></text:p>
      <text:p text:style-name="P310"><text:span text:style-name="T56">Кендзи: П-понял. Значит… значит сбрить? А трусы, какие одеть? </text:span><text:span text:style-name="T182">К</text:span><text:span text:style-name="T181">акого цвета</text:span><text:span text:style-name="T56">?</text:span></text:p>
      <text:p text:style-name="P168">Нью: Всё! Больше не хочу об этом говорить! Проехали!</text:p>
      <text:p text:style-name="P168"/>
      <text:p text:style-name="P313"><text:span text:style-name="T56">Нью скорчила недовольную гримасу и отвернулась от меня. </text:span><text:span text:style-name="T186">До самого конца пути, она не сказала мне ни слова и я сам не решился заговорить с ней. Украдкой от ней, я на всякий случай проинспектировал своё нижнее бельё на наличие посторонних запахов. Чёрт знает, что у этой Нью на уме. Вдруг то, о чём она говорила случится вообще прямо сейчас? Вдруг мы едем именно за этим?</text:span></text:p>
      <text:p text:style-name="P169"/>
      <text:p text:style-name="P171">. . .</text:p>
      <text:p text:style-name="P218"/>
      <text:p text:style-name="P540">#Фон — ЖД столб, вид снизу, на небо</text:p>
      <text:p text:style-name="P218"/>
      <text:p text:style-name="P547"><text:span text:style-name="T229">Наверное, позавчера, я не обратил внимание на кладбище старых поездов просто потому что его не было. </text:span><text:span text:style-name="T232">Так сильно изменилась эта станция за последние пятнадцать — двадцать лет. Я и Нью сошли с поезда и оказались в самом настоящем лесу. Я даже подумал, что Нью ошиблась станцией, </text:span><text:span text:style-name="T230">но похоже что это было не так. По крайней мере, </text:span><text:span text:style-name="T233">она</text:span><text:span text:style-name="T230"> без лишних разговоров отправилась прямиком к зарослям кустов и деревьев, а точнее к неприметной тропе — ведущей куда-то в глубь этого леса.</text:span></text:p>
      <text:p text:style-name="P541"><text:span text:style-name="T230">И только на этой тропе, сомнения меня покинули окончательно. Похоже это действительно был тот самый разъезд, на котором разместили кладбище поездов. Поездов здесь </text:span><text:soft-page-break/><text:span text:style-name="T230">конечно не было, но тропу постоянно пересекали то ржавые рельсы, то сгнившие </text:span><text:span text:style-name="T231">шпалы, то покосившиеся семафоры без стёкол.</text:span></text:p>
      <text:p text:style-name="P541"><text:span text:style-name="T316"><text:s/></text:span><text:span text:style-name="T490">Ш</text:span><text:span text:style-name="T316">ли мы по этой </text:span><text:span text:style-name="T490">лесной </text:span><text:span text:style-name="T316">тропке </text:span><text:span text:style-name="T490">с элементами железнодорожной атрибутики - </text:span><text:span text:style-name="T316">в тишине, но вскоре Нью это похоже наскучило.</text:span></text:p>
      <text:p text:style-name="P328"/>
      <text:p text:style-name="P327">Нью: Так и будешь молчать?</text:p>
      <text:p text:style-name="P494"><text:span text:style-name="T316">Кендзи: </text:span><text:span text:style-name="T491">А? </text:span><text:span text:style-name="T469">Ты же сама сказала что говорить не хочешь.</text:span></text:p>
      <text:p text:style-name="P327">Нью: <text:span text:style-name="T527">А теперь вот захотелось! </text:span>Расскажи хоть что-то!</text:p>
      <text:p text:style-name="P327">Кендзи: Что например?</text:p>
      <text:p text:style-name="P329">Нью: Откуда же я знаю! Чего ты такой скучный, в самом деле? Расскажи хоть… о себе!</text:p>
      <text:p text:style-name="P329">Кендзи: О себе? Что именно?</text:p>
      <text:p text:style-name="P428"><text:span text:style-name="T318">Нью: С кем ты хоть живёшь в доме своём? </text:span><text:span text:style-name="T317">Кто там ещё есть кроме тебя?</text:span></text:p>
      <text:p text:style-name="P330">Кендзи: Зачем тебе это знать?</text:p>
      <text:p text:style-name="P429"><text:span text:style-name="T317">Нью: Как зачем! Ты что туп</text:span><text:span text:style-name="T320">енький</text:span><text:span text:style-name="T317">? Если </text:span><text:span text:style-name="T321">ты </text:span><text:span text:style-name="T319">живёшь</text:span><text:span text:style-name="T317"> с родителями, </text:span><text:span text:style-name="T321">то</text:span><text:span text:style-name="T317"> что, будешь </text:span><text:span text:style-name="T471">трахать</text:span><text:span text:style-name="T317"> меня при них? А, олух?!</text:span></text:p>
      <text:p text:style-name="P330"/>
      <text:p text:style-name="P495"><text:span text:style-name="T317">Я </text:span><text:span text:style-name="T320">только покачал головой в ответ. Все эти фразы, о том что я </text:span><text:span text:style-name="T470">пересплю с</text:span><text:span text:style-name="T320"> Нью, сбивали меня с толку </text:span><text:span text:style-name="T322">совершенно</text:span><text:span text:style-name="T320">.</text:span></text:p>
      <text:p text:style-name="P331"/>
      <text:p text:style-name="P332">Нью: И не думай что я пойду с тобой в отель на один час. Я слишком приличная для такого!</text:p>
      <text:p text:style-name="P332">Кендзи: Да уж, приличная…</text:p>
      <text:p text:style-name="P332">Нью: Чего ты там бурчишь? Так кто там у тебя живёт?</text:p>
      <text:p text:style-name="P333">Кендзи: Нет там родителей. Только сестра.</text:p>
      <text:p text:style-name="P333"/>
      <text:p text:style-name="P334">Нью <text:span text:style-name="T528">удивлённо</text:span> округлила глаза.</text:p>
      <text:p text:style-name="P334"/>
      <text:p text:style-name="P334">Нью: Сестра? А родители где?</text:p>
      <text:p text:style-name="P334">Кендзи: Родители живут в городе. В центре.</text:p>
      <text:p text:style-name="P335">Нью: И ты с сестрой?</text:p>
      <text:p text:style-name="P335"/>
      <text:p text:style-name="P335">Нью опять продемонстрировала неприличный жест.</text:p>
      <text:p text:style-name="P335"/>
      <text:p text:style-name="P431"><text:span text:style-name="T324">Кендзи: Да ты что? Зачем, с сестрой? Она же мелкая! </text:span><text:span text:style-name="T323">Ей двенадцать.</text:span></text:p>
      <text:p text:style-name="P430"><text:span text:style-name="T315">Нью: Погоди-ка. Почему ей двенадцать а тебе уже сорок? Что у вас там за дела </text:span><text:span text:style-name="T326">происходят</text:span><text:span text:style-name="T315">?</text:span></text:p>
      <text:p text:style-name="P432"><text:span text:style-name="T315">Кендзи: Да прекрати уже обзывать меня </text:span><text:span text:style-name="T327">сорокалетним</text:span><text:span text:style-name="T315">! Она мне не родная. Не совсем родная!</text:span></text:p>
      <text:p text:style-name="P336"/>
      <text:p text:style-name="P336">Я пересказал Нью историю моей семьи, и каким образом я стал братом Айко.</text:p>
      <text:p text:style-name="P336"/>
      <text:p text:style-name="P336">Нью: <text:span text:style-name="T512">Хорошая история. Жизненная! </text:span>Значит у тебя нет матери а у неё отца? Это здорово!</text:p>
      <text:p text:style-name="P336">Кендзи: Чего же тут здоровского?</text:p>
      <text:p text:style-name="P461"><text:span text:style-name="T397">Нью: Не знаю… Я вот тоже похожа на тебя, Кендзи-кун. Моя мать </text:span><text:span text:style-name="T396">умерла во время родов</text:span><text:span text:style-name="T397">. Остался только отец, который постоянно работает в городе, </text:span><text:span text:style-name="T325">и мне не мешает</text:span><text:span text:style-name="T397">. Без родителей — не жизнь а малина!</text:span></text:p>
      <text:p text:style-name="P337">Кендзи: Может быть…</text:p>
      <text:p text:style-name="P337"/>
      <text:p text:style-name="P317">Как только речь зашла об <text:span text:style-name="T509">отсутствующих</text:span> родителях, я вспомнил про Касуми.</text:p>
      <text:p text:style-name="P317"><text:soft-page-break/></text:p>
      <text:p text:style-name="P318">Кендзи: А ведь у Касуми совсем родителей нет… Думаешь у неё жизнь — малина?</text:p>
      <text:p text:style-name="P318"/>
      <text:p text:style-name="P319">Нью нахмурилась.</text:p>
      <text:p text:style-name="P319"/>
      <text:p text:style-name="P320">Нью: Опять ты начал про свою Касуми!</text:p>
      <text:p text:style-name="P321">Кендзи: А ты не знаешь? Что стало с её родителями?</text:p>
      <text:p text:style-name="P322">Нью: Тебе зачем? Она что, не рассказывала?</text:p>
      <text:p text:style-name="P323">Кендзи: Сказала только что погибли.</text:p>
      <text:p text:style-name="P323">Нью: Ну да, погибли во время землетрясения.</text:p>
      <text:p text:style-name="P324">Кендзи: Во время землетрясения? Какого ещё землетрясения?</text:p>
      <text:p text:style-name="P496"><text:span text:style-name="T472">Нью: </text:span><text:span text:style-name="T473">У нас что, много было в последнее время землетрясений? </text:span><text:span text:style-name="T472">Ты что не помнишь? Пять лет назад которое прошло. После которого ещё школу забросили и по всему городу мосты </text:span><text:span text:style-name="T508">принялись перестраивать</text:span><text:span text:style-name="T472">. </text:span></text:p>
      <text:p text:style-name="P487"><text:span text:style-name="T457">Кендзи: Э… так оно же совсем незаметное было, не </text:span><text:span text:style-name="T458">слышал</text:span><text:span text:style-name="T457"> что</text:span><text:span text:style-name="T459">бы</text:span><text:span text:style-name="T457"> были жертвы.</text:span></text:p>
      <text:p text:style-name="P325">Нью: <text:span text:style-name="T510">Ну вот всего две жертвы. Её отец и мать.</text:span></text:p>
      <text:p text:style-name="P326">Кендзи: Как такое может быть?</text:p>
      <text:p text:style-name="P434"><text:span text:style-name="T328">Нью: Они у неё то-ли спелеологи, то-ли сейсмологи, то-ли геологи. А может быть всё и сразу. Спустились в шахту, чтобы что-то там </text:span><text:span text:style-name="T474">проверить</text:span><text:span text:style-name="T328">. А вдруг — бах! </text:span><text:span text:style-name="T360">Землетрясение</text:span><text:span text:style-name="T328">! Их видимо и завалило. Даже откапывать не стали, потому что все стволы и штреки </text:span><text:span text:style-name="T357">раздавило наглухо</text:span><text:span text:style-name="T328">. Говорят что это даже не землетрясение было а что-то вроде горного удара.</text:span></text:p>
      <text:p text:style-name="P326">Кендзи: Горного удара?</text:p>
      <text:p text:style-name="P434"><text:span text:style-name="T328">Нью: Ну это техногенное землетрясение, не природное. Вроде как у нас такое было. Так что, возможно его спровоцировали родители Касуми. Возможно что они — террористы, как и она сама. </text:span><text:span text:style-name="T329">Ха — ха — ха!</text:span></text:p>
      <text:p text:style-name="P338">Кендзи: Ну зачем ты так. Ничего смешного, погибли же люди!</text:p>
      <text:p text:style-name="P435"><text:span text:style-name="T330">Нью: Пф-</text:span><text:span text:style-name="T334">ф</text:span><text:span text:style-name="T330">… по своей глупости погибли... и ещё как смешно! Ты представь! Пройдёт пара столетий, человечество начнёт сроить гигантские туннели для подземных </text:span><text:span text:style-name="T335">поездов на магнитной подушке</text:span><text:span text:style-name="T330">. И вдруг наткнётся на останки человека разумного в слоях каменноугольного периода! Ты только представь, какая это будет сенсация! Религия снова поднимет голову! Это же самые настоящие Адам и Ева! Нашлись наконец-</text:span><text:span text:style-name="T333">то родимые</text:span><text:span text:style-name="T330">! Кошачий храм снесут к чертям собачьим, а на его месте построят храм в честь родителей Касуми. Т</text:span><text:span text:style-name="T359">а</text:span><text:span text:style-name="T330">к что не горевать надо по её родителям, а радоваться. Скоро заживём!</text:span></text:p>
      <text:p text:style-name="P436"><text:span text:style-name="T330">К</text:span><text:span text:style-name="T315">ендзи: Да уж… </text:span><text:span text:style-name="T331">заживём</text:span><text:span text:style-name="T315">… а кошачий храм зачем сносить?</text:span></text:p>
      <text:p text:style-name="P437"><text:span text:style-name="T331">Нью: Так их где-то там, </text:span><text:span text:style-name="T460">под храмом</text:span><text:span text:style-name="T331"> и завалило. Последний шахтный ствол на кошачьей горе остался, остальные </text:span><text:span text:style-name="T336">взорвали</text:span><text:span text:style-name="T331"> и</text:span><text:span text:style-name="T336">ли</text:span><text:span text:style-name="T331"> засыпали. А этот видимо </text:span><text:span text:style-name="T358">сохранили</text:span><text:span text:style-name="T332"> для исследований, земной коры или ещё чего. </text:span></text:p>
      <text:p text:style-name="P339">Кендзи: Вот как…</text:p>
      <text:p text:style-name="P339">Нью: Пора бы и его снести, но всё никак не соберутся. Касуми твоя, все рвётся туда <text:span text:style-name="T511">залезть</text:span> да наварить каши! А теперь ещё и ты, придурок ей туда дорогу подсказал!</text:p>
      <text:p text:style-name="P340">Кендзи: Т<text:span text:style-name="T514">а</text:span>к если это место, где погибли её родители…</text:p>
      <text:p text:style-name="P340">Нью: Заткнись уже! <text:span text:style-name="T513">Достал!</text:span></text:p>
      <text:p text:style-name="P340"/>
      <text:p text:style-name="P341">Нью вырвалась вперёд и зашагала с такой прытью, что я еле поспевал за ней. <text:span text:style-name="T515">Заткнуться мне действительно пришлось, да и разговаривать при таком темпе не получилось бы. Благо, что темп этот держать пришлось недолго. Через пару минут мы наконец оказались на месте!</text:span></text:p>
      <text:p text:style-name="P341"/>
      <text:p text:style-name="P438"><text:span text:style-name="T337">Нью: Вот он родимый! </text:span><text:span text:style-name="T339">Е</text:span><text:span text:style-name="T337">щё не распилили на металл!</text:span></text:p>
      <text:p text:style-name="P342"/>
      <text:p text:style-name="P438"><text:soft-page-break/><text:span text:style-name="T337">Очевидно, что слова её были обращены к стоящему на рельсах </text:span><text:span text:style-name="T505">моторному вагону</text:span><text:span text:style-name="T337">. </text:span><text:span text:style-name="T505">Это была старая, дизельная «киха».</text:span><text:span text:style-name="T337"> Списать, и распилить на металлолом так</text:span><text:span text:style-name="T505">ую</text:span><text:span text:style-name="T337"> действительно могли, металлоломом он</text:span><text:span text:style-name="T505">а</text:span><text:span text:style-name="T337"> и был</text:span><text:span text:style-name="T505">а</text:span><text:span text:style-name="T337">. В</text:span><text:span text:style-name="T505">ся</text:span><text:span text:style-name="T337"> ржав</text:span><text:span text:style-name="T505">ая</text:span><text:span text:style-name="T337"> и видимо </text:span><text:span text:style-name="T507">брошенная</text:span><text:span text:style-name="T337"> много лет назад. </text:span></text:p>
      <text:p text:style-name="P426"/>
      <text:p text:style-name="P546"><text:span text:style-name="T338">К</text:span><text:span text:style-name="T506">ендзи: </text:span><text:span text:style-name="T507">М</text:span><text:span text:style-name="T505">ы что, внутрь полезем, да</text:span><text:span text:style-name="T506">?</text:span></text:p>
      <text:p text:style-name="P350">Нью: <text:span text:style-name="T548">Не, м</text:span>ы его подоим.</text:p>
      <text:p text:style-name="P351">Кендзи: Подоим?!</text:p>
      <text:p text:style-name="P351"/>
      <text:p text:style-name="P343">Нью не ответила. Она крутилась возле вагона что-то высматривая под его днищем. <text:span text:style-name="T516">Палкой, подобранной с земли она стучала по ящикам и бакам, подвешенным снизу. Я подошёл к ней поближе, и почувствовал сильный запах мазута или чего-то похожего.</text:span></text:p>
      <text:p text:style-name="P343"/>
      <text:p text:style-name="P344">Нью: Вот! Вот этот кран Кендзи-кун!</text:p>
      <text:p text:style-name="P344"/>
      <text:p text:style-name="P345">Нью указывала мне на кран, торчащий из днища одного из бачков, и похожего на водопроводный, только с длинной плоской ручкой.</text:p>
      <text:p text:style-name="P345"/>
      <text:p text:style-name="P345">Кендзи: И что делать?</text:p>
      <text:p text:style-name="P345">Нью: Открой и набери в бутылку!</text:p>
      <text:p text:style-name="P345"/>
      <text:p text:style-name="P346">Я подлез под днище вагона и рассмотрел кран поближе. Он весь был измазан в мазуте и облеплен дохлыми насекомыми.</text:p>
      <text:p text:style-name="P346"/>
      <text:p text:style-name="P347">Кендзи: Как же взяться за него? Он же грязный весь!</text:p>
      <text:p text:style-name="P348">Нью: У тебя что, ничего нет? Какой-нибудь тряпки?</text:p>
      <text:p text:style-name="P348">Кендзи: Не-а.</text:p>
      <text:p text:style-name="P348">Нью: А платок носовой?</text:p>
      <text:p text:style-name="P348">Кендзи: Откуда он у меня?</text:p>
      <text:p text:style-name="P348">Нью: У каждого дже<text:span text:style-name="T517">н</text:span>т<text:span text:style-name="T517">ль</text:span>мена должен быть! Ты что за мужик такой?</text:p>
      <text:p text:style-name="P349">Кендзи: У меня нет…</text:p>
      <text:p text:style-name="P349">Нью: Эх…</text:p>
      <text:p text:style-name="P349"/>
      <text:p text:style-name="P462"><text:span text:style-name="T398">Со стороны Нью послышалась какая-то возня. Похоже что она полезла под </text:span><text:span text:style-name="T399">вагон</text:span><text:span text:style-name="T398"> вслед за мной.</text:span></text:p>
      <text:p text:style-name="P349"/>
      <text:p text:style-name="P349">Нью: Держи!</text:p>
      <text:p text:style-name="P349"/>
      <text:p text:style-name="P439"><text:span text:style-name="T340">В руках у </text:span><text:span text:style-name="T342">Н</text:span><text:span text:style-name="T340">ью было что-то непонятное, похожее на колечко. Я не сразу понял это, и только когда поднёс поближе к глазам, увидел что это был презерватив.</text:span></text:p>
      <text:p text:style-name="P352"/>
      <text:p text:style-name="P440"><text:span text:style-name="T315">Кендзи: Э?! </text:span><text:span text:style-name="T341">Зачем?</text:span></text:p>
      <text:p text:style-name="P441"><text:span text:style-name="T341">Н</text:span><text:span text:style-name="T315">ью: Что значит зачем? Надень на ручку, и рук не испачкаешь!</text:span></text:p>
      <text:p text:style-name="P353">Кендзи: Л… ладно.</text:p>
      <text:p text:style-name="P353"/>
      <text:p text:style-name="P443"><text:span text:style-name="T342">Я последовал совету Нью, </text:span><text:span text:style-name="T343">и натянул презерватив на ручку крана. Но руки я всё-таки испачкал, какой-то </text:span><text:span text:style-name="T344">белесой</text:span><text:span text:style-name="T343"> жидкостью, которой был измазан весь презерватив.</text:span></text:p>
      <text:p text:style-name="P354"/>
      <text:p text:style-name="P442"><text:span text:style-name="T315">Кендзи: В чём эта резинка измазана? Ты мне что, использованный подсунула? </text:span><text:span text:style-name="T344">В чём он?</text:span></text:p>
      <text:p text:style-name="P497"><text:span text:style-name="T344">В ответ </text:span><text:span text:style-name="T474">В смысле в чём? Это же просто смазка, Кендзи-кун!</text:span></text:p>
      <text:p text:style-name="P498"><text:soft-page-break/><text:span text:style-name="T474">К</text:span><text:span text:style-name="T315">ендзи: Смазка… </text:span><text:span text:style-name="T475">ну ладно.</text:span></text:p>
      <text:p text:style-name="P355"/>
      <text:p text:style-name="P444"><text:span text:style-name="T344">Я </text:span><text:span text:style-name="T315">повернул ручку. Из крана побежала тоненькая как нитка, и черная как зола струйка жидкости. Я схватил бутылку и принялся откручивать крышку.</text:span></text:p>
      <text:p text:style-name="P356"/>
      <text:p text:style-name="P357">Нью: Погоди! Пусть гуща пройдёт! Дальше пожиже будет!</text:p>
      <text:p text:style-name="P356"/>
      <text:p text:style-name="P357">Я последовал совета нью и подождал немного. Действительно, вскоре струйка стала толще и чуть светлее оттенком. Я подставил бутылку и набрал её на две третьи, после чего Нью остановила меня.</text:p>
      <text:p text:style-name="P357"/>
      <text:p text:style-name="P445"><text:span text:style-name="T315">Нью: Достаточно! </text:span><text:span text:style-name="T345">Убирай!</text:span></text:p>
      <text:p text:style-name="P358"/>
      <text:p text:style-name="P358">Я вылез из под днища поезда, вытер капли жидкости с бутылки и своих рук о траву. <text:span text:style-name="T529">Нью встретила меня лучезарной улыбкой.</text:span></text:p>
      <text:p text:style-name="P358"/>
      <text:p text:style-name="P411">Нью: Ты что правда не знал что в презервативах есть смазка?</text:p>
      <text:p text:style-name="P411">Кендзи: Откуда же я должен был это узнать?</text:p>
      <text:p text:style-name="P500"><text:span text:style-name="T475">Нью: Из </text:span><text:span text:style-name="T476">личного</text:span><text:span text:style-name="T475"> опыта конечно! Какой же ты лузер, Кендзи-кун! </text:span><text:span text:style-name="T476">Ты случайно не из этих?</text:span></text:p>
      <text:p text:style-name="P418">Кендзи: Из каких ещё из этих?</text:p>
      <text:p text:style-name="P418">Нью: Альтернативно одарённых?</text:p>
      <text:p text:style-name="P501"><text:span text:style-name="T476">Кендзи: Да пошла ты к чёрту! Сама бы лезла туда и набирала эту грязь в бутылку, раз </text:span><text:span text:style-name="T478">такая опытная.</text:span></text:p>
      <text:p text:style-name="P418"/>
      <text:p text:style-name="P418">Я небрежно протянул Нью бутылку с тёмной жидкостью.</text:p>
      <text:p text:style-name="P418"/>
      <text:p text:style-name="P418">Кендзи: <text:span text:style-name="T547">На, з</text:span>абирай <text:span text:style-name="T547">свою жижу</text:span>.</text:p>
      <text:p text:style-name="P358">Нью: Сам неси!</text:p>
      <text:p text:style-name="P499"><text:span text:style-name="T477">Кендзи: </text:span><text:span text:style-name="T476">Я то почему? Тебе надо было ты и неси.</text:span></text:p>
      <text:p text:style-name="P502"><text:span text:style-name="T476">Н</text:span><text:span text:style-name="T315">ью: Руки не хочу марать!</text:span></text:p>
      <text:p text:style-name="P545"><text:span text:style-name="T479">Кендзи: Вот как? </text:span><text:span text:style-name="T501">А я думаешь </text:span><text:span text:style-name="T502">хотел</text:span><text:span text:style-name="T501">? </text:span><text:span text:style-name="T503">И н</text:span><text:span text:style-name="T479">а кой тебе вообще эта </text:span><text:span text:style-name="T505">дрянь</text:span><text:span text:style-name="T479">, </text:span><text:span text:style-name="T504">р</text:span><text:span text:style-name="T479">аз ты её в руки брать не хочешь?</text:span></text:p>
      <text:p text:style-name="P419">Нью: Мне и не нужно её в руки брать. Это тебе на завтра. Чтобы завтрашнее задание выполнить.</text:p>
      <text:p text:style-name="P419">Кендзи: Какое ещё задание?</text:p>
      <text:p text:style-name="P503"><text:span text:style-name="T479">Н</text:span><text:span text:style-name="T315">ью: Какое-то! Завтра скажу, а пока это секретная информация.</text:span></text:p>
      <text:p text:style-name="P504"><text:span text:style-name="T481">Кендзи: Это же против Касуми да? </text:span><text:span text:style-name="T480">Хочешь намазать ступени перед её домом, чтобы она ещё раз грохнулась?</text:span></text:p>
      <text:p text:style-name="P447"><text:span text:style-name="T346">Нью: </text:span><text:span text:style-name="T400">А что, </text:span><text:span text:style-name="T401">х</text:span><text:span text:style-name="T361">орошая идея! Но я мазать ничего не буду, </text:span><text:span text:style-name="T482">сам</text:span><text:span text:style-name="T361"> и</text:span><text:span text:style-name="T346"> намажешь. </text:span></text:p>
      <text:p text:style-name="P359"/>
      <text:p text:style-name="P359">Я разжал ладонь и бутылка с мазутом грохнулась к моим ногам. Замахнулся как следует чтобы пнуть её как футбольный мяч. </text:p>
      <text:p text:style-name="P359"/>
      <text:p text:style-name="P490"><text:span text:style-name="T346">Нью: </text:span><text:span text:style-name="T467">Сдурел?</text:span><text:span text:style-name="T346">!</text:span></text:p>
      <text:p text:style-name="P360"/>
      <text:p text:style-name="P361">Я промахнулся. Моя нога врезалась не в бутылку, а в твёрдую гальку. Сильная боль пронзила меня так, что отдалась в затылке. Я запрыгал на одной ноге.</text:p>
      <text:p text:style-name="P361"/>
      <text:p text:style-name="P490"><text:soft-page-break/><text:span text:style-name="T496">Кендзи: Чёрт бы тебя побрал и тво</text:span><text:span text:style-name="T497">ё</text:span><text:span text:style-name="T496"> </text:span><text:span text:style-name="T497">задание</text:span><text:span text:style-name="T496">!</text:span></text:p>
      <text:p text:style-name="P361"/>
      <text:p text:style-name="P362">Боль чуть стихла, я сел на ржавые рельсы, снял ботинок и принялся ощупывать пальцы.</text:p>
      <text:p text:style-name="P362"/>
      <text:p text:style-name="P362">Нью: И что это было, придурок? Что ты этим хотел сказать?</text:p>
      <text:p text:style-name="P448"><text:span text:style-name="T315">Кендзи: </text:span><text:span text:style-name="T347">Сама ты… дура! </text:span><text:span text:style-name="T348">И идеи у тебя дурацкие! Я не буду в этом учавствовать больше! Не буду! </text:span><text:span text:style-name="T349">Она инвалид! Она сирота! Зачем это делать? </text:span><text:span text:style-name="T362">Зачем ещё </text:span><text:span text:style-name="T402">сильнее</text:span><text:span text:style-name="T362"> портить ей жизнь? Раз её родители погибли там, пусть идёт </text:span><text:span text:style-name="T386">туда</text:span><text:span text:style-name="T362">, пусть делает что хочет. Зачем издеваться? </text:span><text:span text:style-name="T349">Ты сказала что я лучше и сильнее её. </text:span><text:span text:style-name="T387">Но</text:span><text:span text:style-name="T349"> нет конечно, я хуже неё! Я слабее! Это с твоей колокольни </text:span><text:span text:style-name="T362">кажется, что всё наоборот, но нет. Касуми сильная, Касуми сильнее и лучше нас. Давай отстанем от неё? </text:span><text:span text:style-name="T446">Я не могу больше!</text:span></text:p>
      <text:p text:style-name="P372"/>
      <text:p text:style-name="P449"><text:span text:style-name="T362">Н</text:span><text:span text:style-name="T315">ью улыбнулась, </text:span><text:span text:style-name="T482">и похлопала меня по плечу.</text:span></text:p>
      <text:p text:style-name="P373"/>
      <text:p text:style-name="P449"><text:span text:style-name="T315">Нью: Хорошо! Как скажешь Кендзи-кун! Больше никаких издевательств над бедной слепой сирот</text:span><text:span text:style-name="T387">к</text:span><text:span text:style-name="T315">ой!</text:span></text:p>
      <text:p text:style-name="P373">Кендзи: Правда? Больше не будем?</text:p>
      <text:p text:style-name="P373">Нью: Правда правда! А теперь — вали!</text:p>
      <text:p text:style-name="P373">Кендзи: В смысле, вали?</text:p>
      <text:p text:style-name="P488"><text:span text:style-name="T363">Кендзи: Проваливай с глаз моих долой, девственник </text:span><text:span text:style-name="T461">несчастный</text:span><text:span text:style-name="T363">! Вали к своей Касуми! Стань её собачкой — поводырем, </text:span><text:span text:style-name="T462">раз это</text:span><text:span text:style-name="T363"> </text:span><text:span text:style-name="T462">твоя голубая мечта</text:span><text:span text:style-name="T363">!</text:span></text:p>
      <text:p text:style-name="P374">Кендзи: Ну… ты чего?</text:p>
      <text:p text:style-name="P454"><text:span text:style-name="T364">Нью: </text:span><text:span text:style-name="T463">Ничего! </text:span><text:span text:style-name="T364">Ты ещё здесь, кусок </text:span><text:span text:style-name="T387">засохшего</text:span><text:span text:style-name="T364"> престарелого лузера? Я что, не ясно сказала? </text:span><text:span text:style-name="T374">Исчезни</text:span><text:span text:style-name="T373"> и больше не смей приближаться ко мне!</text:span></text:p>
      <text:p text:style-name="P450"><text:span text:style-name="T366">Кендзи: Да погоди ты, Нью, </text:span><text:span text:style-name="T365">что на тебя нашло</text:span><text:span text:style-name="T366">?</text:span></text:p>
      <text:p text:style-name="P452"><text:span text:style-name="T365">Нью: Заткнись ничтожество! Слушать противно твой козлиный голос! Гундосый, уродливый, </text:span><text:span text:style-name="T387">нищий,</text:span><text:span text:style-name="T365"> </text:span><text:span text:style-name="T447">престарелый</text:span><text:span text:style-name="T365"> хикикомори! Ты мне противен! Ты самое нелепое существо из существующих на свете. </text:span><text:span text:style-name="T368">Лучше бы ты сдох ещё в утробе своей мамаши</text:span><text:span text:style-name="T365">! </text:span><text:span text:style-name="T369">Встань и чеши отсюда, урод!</text:span></text:p>
      <text:p text:style-name="P451"><text:span text:style-name="T315">Кендзи: </text:span><text:span text:style-name="T375">Да я</text:span><text:span text:style-name="T315">…</text:span></text:p>
      <text:p text:style-name="P451"><text:span text:style-name="T315">Нью: Заткни свою пасть! </text:span><text:span text:style-name="T367">Чучело!</text:span></text:p>
      <text:p text:style-name="P375"/>
      <text:p text:style-name="P453"><text:span text:style-name="T315">Я замолчал. Обиженно засопел и вновь принялся ощупывать больные пальцы. Пальцы отзывались тупой болью, но я терпел и продолжал, пытаясь пошевелит</text:span><text:span text:style-name="T370">ь</text:span><text:span text:style-name="T315"> каждым по отдельности, чтобы проверить, нет ли перелома. На Нью я старался не смотреть.</text:span></text:p>
      <text:p text:style-name="P485"><text:span text:style-name="T448">Так продолжалось наверное несколько минут. Несколько минут я тёр сво</text:span><text:span text:style-name="T447">ё больное место</text:span><text:span text:style-name="T448"> и боялся взглянуть на Нью. Но наконец, я решился и поднял глаза. </text:span><text:span text:style-name="T376">Вот только Н</text:span><text:span text:style-name="T448">ью </text:span><text:span text:style-name="T376">рядом</text:span><text:span text:style-name="T448"> не было.</text:span></text:p>
      <text:p text:style-name="P364">Я обернулся, осмотрел окрестности. Но нет, нигде не было видно и следа девушки. Только бутылка с тёмной жидкостью, осталась лежать на земле. Прихрамывая, я прошёлся вокруг вагона, заглянул на под него. Нет никого.</text:p>
      <text:p text:style-name="P364"/>
      <text:p text:style-name="P364">Нью: Что, потерял?</text:p>
      <text:p text:style-name="P365"/>
      <text:p text:style-name="P367">Я поднял голову. Нью сидела на крыше вагона, свесив ноги. Смотрела не на меня а куда-то вверх, в небо. <text:span text:style-name="T522">И молчала. Молчание это продолжалось невероятно долго, пока я наконец не решился и не позвал.</text:span></text:p>
      <text:p text:style-name="P366"/>
      <text:p text:style-name="P371">Кендзи: Нью?</text:p>
      <text:p text:style-name="P371"><text:soft-page-break/></text:p>
      <text:p text:style-name="P412">Нью ответила, но не сразу. Ещё какое-то время она сидела молча, так и не взглянув на меня.</text:p>
      <text:p text:style-name="P371"/>
      <text:p text:style-name="P446"><text:span text:style-name="T315">Нью: Знаеш</text:span><text:span text:style-name="T350">ь что я думаю, </text:span><text:span text:style-name="T449">Кендзи-кун?</text:span></text:p>
      <text:p text:style-name="P363">Кендзи: Мм?</text:p>
      <text:p text:style-name="P455"><text:span text:style-name="T350">Нью: Без резины ведь лучше? </text:span><text:span text:style-name="T351">Зачем она нам? Я слышала что с резинкой — не считается. А мы сделаем всё по настоящему. </text:span><text:span text:style-name="T464">Э</text:span><text:span text:style-name="T385">то важно, это же наш первый раз</text:span><text:span text:style-name="T351">! </text:span><text:span text:style-name="T376">Сейчас так мало осталось настоящего, Кендзи-кун. Зачем нам это искусственный барьер? Займёмся </text:span><text:span text:style-name="T377">натуральным</text:span><text:span text:style-name="T376">, необузданным, животным сексом, как </text:span><text:span text:style-name="T378">это делали </text:span><text:span text:style-name="T376">первобытные люди. Я хочу чтобы ты вошёл в меня </text:span><text:span text:style-name="T379">абсолютно</text:span><text:span text:style-name="T376"> голым, хочу почувствовать в себе каждую жилку твоего члена, </text:span><text:span text:style-name="T379">Кендзи-кун</text:span><text:span text:style-name="T376">.</text:span><text:span text:style-name="T351"> </text:span><text:span text:style-name="T372">Ты в</text:span><text:span text:style-name="T351">ойдёшь в меня, </text:span><text:span text:style-name="T376">войдёшь</text:span><text:span text:style-name="T351"> и накончаешь полную матк</text:span><text:span text:style-name="T380">у</text:span><text:span text:style-name="T351">. Да </text:span><text:span text:style-name="T372">Кендзи-кун,</text:span><text:span text:style-name="T351"> можешь кончать </text:span><text:span text:style-name="T381">в меня</text:span><text:span text:style-name="T351"> сколько хочешь, </text:span><text:span text:style-name="T352">и как хочешь</text:span><text:span text:style-name="T351">, я разрешаю! </text:span><text:span text:style-name="T352">Я не </text:span><text:span text:style-name="T371">забеременею, </text:span><text:span text:style-name="T382">ведь мы</text:span><text:span text:style-name="T380"> купим </text:span><text:span text:style-name="T352">таблетки. Прямо сейчас по</text:span><text:span text:style-name="T468">йдём</text:span><text:span text:style-name="T352"> и купим нужные. </text:span></text:p>
      <text:p text:style-name="P456"><text:span text:style-name="T354">Купим, а </text:span><text:span text:style-name="T353">потом </text:span><text:span text:style-name="T355">ты </text:span><text:span text:style-name="T353">поимеешь меня как следует. Поиздеваешься надо мной, обесчестишь меня. Покажешь сво</text:span><text:span text:style-name="T355">ё</text:span><text:span text:style-name="T353"> место белобрысой полукровке и наполовину сироте. </text:span><text:span text:style-name="T383">Или ты хочешь </text:span><text:span text:style-name="T353">сказать что у тебя стоит </text:span><text:span text:style-name="T356">только </text:span><text:span text:style-name="T353">на круглых сирот, </text:span><text:span text:style-name="T390">Кендзи-кун</text:span><text:span text:style-name="T353">? Или </text:span><text:span text:style-name="T384">только </text:span><text:span text:style-name="T353">на слепых круглых сирот. А? Чем я хуже? </text:span><text:span text:style-name="T395">Ты же х</text:span><text:span text:style-name="T387">очешь чтобы я отдалась тебе? Ты же хочешь чтобы мы трахались с тобой </text:span><text:span text:style-name="T408">всю ночь, </text:span><text:span text:style-name="T387">до потери пульса? </text:span><text:span text:style-name="T388">Хочешь ч</text:span><text:span text:style-name="T387">тобы </text:span><text:span text:style-name="T408">я</text:span><text:span text:style-name="T387"> стонала </text:span><text:span text:style-name="T388">и просила ещё</text:span><text:span text:style-name="T387">? </text:span><text:span text:style-name="T388">Чтобы стояла перед тобой на четвереньках, раздвинув ноги? </text:span><text:span text:style-name="T389">Чтобы ты наполнил меня своим семенем до краёв? Разве ты этого не хочешь?</text:span></text:p>
      <text:p text:style-name="P376"/>
      <text:p text:style-name="P457"><text:span text:style-name="T389">Н</text:span><text:span text:style-name="T315">ью продолжала сидеть на крыше, смотрела в небо и болтала ногами.</text:span></text:p>
      <text:p text:style-name="P377"/>
      <text:p text:style-name="P377">Нью: Чего молчишь?</text:p>
      <text:p text:style-name="P377">Кендзи: А... что? Что сказать?</text:p>
      <text:p text:style-name="P460"><text:span text:style-name="T394">Нью: Отвечай! Ты хочешь </text:span><text:span text:style-name="T393">засадить</text:span><text:span text:style-name="T394"> мне?</text:span></text:p>
      <text:p text:style-name="P377"/>
      <text:p text:style-name="P459"><text:span text:style-name="T391">По моему, ответ был очевиден. От слов Нью, то, что я должен был «</text:span><text:span text:style-name="T450">засадить</text:span><text:span text:style-name="T391">» неудобно упёрлось у меня в джинсах, и я засунул руку в карман, чтобы поправить </text:span><text:span text:style-name="T450">положение</text:span><text:span text:style-name="T391">. </text:span><text:span text:style-name="T408">Ответил </text:span><text:span text:style-name="T450">Нью я</text:span><text:span text:style-name="T408"> хрипло и неуверенно.</text:span></text:p>
      <text:p text:style-name="P378"/>
      <text:p text:style-name="P458"><text:span text:style-name="T315">Кендзи: </text:span><text:span text:style-name="T392">А кто же не хочет?</text:span></text:p>
      <text:p text:style-name="P378"/>
      <text:p text:style-name="P379">Нью, оттолкнулась ногами и руками от крыши вагона, и ловко, как кошка спрыгнула вниз, ко мне.</text:p>
      <text:p text:style-name="P379"/>
      <text:p text:style-name="P379">Нью: Молодец, соображаешь правильно. А теперь подними бутылку.</text:p>
      <text:p text:style-name="P379"/>
      <text:p text:style-name="P380">Я наклонился и поднял бутылку с тёмной жидкостью.</text:p>
      <text:p text:style-name="P380"/>
      <text:p text:style-name="P380">Кендзи: И что? Я в самом деле должен намазать ступеньки возле дома?</text:p>
      <text:p text:style-name="P380">Нью: Да не надо ничего мазать. Просто принеси это завтра в наш штаб. А там уже скажу что делать.</text:p>
      <text:p text:style-name="P380">Кендзи: Завтра?</text:p>
      <text:p text:style-name="P380">Нью: Завтра. Завтра днём.</text:p>
      <text:p text:style-name="P380"/>
      <text:p text:style-name="P380">Я проверил как хорошо закручена пробка на бутылке, помял её в руках.</text:p>
      <text:p text:style-name="P380"/>
      <text:p text:style-name="P380"><text:soft-page-break/>Кендзи: А... сегодня?</text:p>
      <text:p text:style-name="P381">Нью: Что сегодня?</text:p>
      <text:p text:style-name="P381"/>
      <text:p text:style-name="P381">Нью, сначала с удивлением посмотрела на меня, а затем хитро улыбнулась.</text:p>
      <text:p text:style-name="P381"/>
      <text:p text:style-name="P381">Нью: Не терпится, да? Так сильно хочешь меня, да?</text:p>
      <text:p text:style-name="P381">Кендзи: Да нет же… просто спросил.</text:p>
      <text:p text:style-name="P463"><text:span text:style-name="T315">Нью: </text:span><text:span text:style-name="T403">Да конечно, просто ты спросил! Хочется тебе засунуть свои причиндалы туда где тепло и влажно! Да? Говори!</text:span></text:p>
      <text:p text:style-name="P382">Кендзи: Ну…</text:p>
      <text:p text:style-name="P382"/>
      <text:p text:style-name="P382">Я не успел договорить. Вдруг Нью схватила мою правую руку, открыла рот и высунула язык. Я и опомниться не успел как она погрузила мой палец в свой рот и принялась облизывать его. Я поспешил высвободить свою руку.</text:p>
      <text:p text:style-name="P382"/>
      <text:p text:style-name="P382">Кендзи: Ужас! Что ты делаешь?</text:p>
      <text:p text:style-name="P382">Нью: Ну как? Тепло? Влажно?</text:p>
      <text:p text:style-name="P464"><text:span text:style-name="T315">Кендзи: Руки же грязные! </text:span><text:span text:style-name="T404">Я ими что только сегодня не трогал, мазут это твой, презерватив…</text:span></text:p>
      <text:p text:style-name="P466"><text:span text:style-name="T404">Нью: И член свой трогал! Только что! </text:span><text:span text:style-name="T409">Я видела!</text:span><text:span text:style-name="T404"> И сегодня утром наверное дрочил моими трусами, да? </text:span><text:span text:style-name="T405">А теперь молекулы твоего члена и засохшей спермы у меня во рту! Глянь!</text:span></text:p>
      <text:p text:style-name="P383"/>
      <text:p text:style-name="P465"><text:span text:style-name="T405">Н</text:span><text:span text:style-name="T315">ью высунула язык на невероятную длину, словно хотела мне показать эти самые молекулы, будто бы их и в самом деле можно было увидеть.</text:span></text:p>
      <text:p text:style-name="P384"/>
      <text:p text:style-name="P465"><text:span text:style-name="T315">Нью: Это был самый настоящий косвенный оральный секс! </text:span><text:span text:style-name="T406">Можешь записать его в свои достижения, </text:span><text:span text:style-name="T410">Кендзи-кун</text:span><text:span text:style-name="T406">! А там! </text:span><text:span text:style-name="T451">Там</text:span><text:span text:style-name="T406"> будет ещё теплее и ещё влажнее! И лучше в сто раз, обещаю! </text:span><text:span text:style-name="T407">Ха — ха!</text:span></text:p>
      <text:p text:style-name="P385"/>
      <text:p text:style-name="P489"><text:span text:style-name="T406">Н</text:span><text:span text:style-name="T466">ью, </text:span><text:span text:style-name="T411">смеясь,</text:span><text:span text:style-name="T466"> хлопнула себя ладонью </text:span><text:span text:style-name="T465">ниже живота</text:span><text:span text:style-name="T466">.</text:span></text:p>
      <text:p text:style-name="P386"/>
      <text:p text:style-name="P467"><text:span text:style-name="T315">Нью: Но это позже, ладно? Не надо торопиться Кендзи-кун. Нам нужно немного привыкнуть друг к другу. Я не могу так сразу. Сразу могут только какие-то потаскухи. Я же совсем невинная Кендзи, </text:span><text:span text:style-name="T465">я </text:span><text:span text:style-name="T315">самый настоящий ангел</text:span><text:span text:style-name="T451">очек</text:span><text:span text:style-name="T315">. Придёт время и ты спустишь. </text:span><text:span text:style-name="T451">Спустишь</text:span><text:span text:style-name="T315"> меня на землю. Вот только познакомимся с тобой поближе.</text:span></text:p>
      <text:p text:style-name="P387"/>
      <text:p text:style-name="P388">Не знаю, насколько ближе можно было познакомиться с Нью. И суток не прошло с того момента как я её в первый раз увидел, но уже успел столько с ней попробовать.</text:p>
      <text:p text:style-name="P388"/>
      <text:p text:style-name="P388">Нью: Я же совсем не знаю тебя, Кендзи-кун. Ты расскажи о себе? Расскажи о себе ещё что-то.</text:p>
      <text:p text:style-name="P388"/>
      <text:p text:style-name="P468"><text:span text:style-name="T315">Всё то время, что мы стояли в ожидании поезда и ехали обратно — я рассказывал Нью истории о себе. Вообще, интересных моментов было не много, </text:span><text:span text:style-name="T431">но нашлось</text:span><text:span text:style-name="T315">. Я рассказывал ей про свои школьные годы, про нашу жизнь с Айко сейчас, про свою работу и заказчиков, и про остальные моменты из своей жизни.</text:span></text:p>
      <text:p text:style-name="P389"/>
      <text:p text:style-name="P389">Нью: Стоять!</text:p>
      <text:p text:style-name="P390"/>
      <text:p text:style-name="P390"><text:soft-page-break/>Мы шли со станции, когда Нью вдруг остановила меня.</text:p>
      <text:p text:style-name="P390"/>
      <text:p text:style-name="P390">Кендзи: Чего?</text:p>
      <text:p text:style-name="P390">Нью: Нам сюда!</text:p>
      <text:p text:style-name="P390"/>
      <text:p text:style-name="P390">Нью указала на круглосуточный магазинчик. А точнее — на круглосуточную аптеку.</text:p>
      <text:p text:style-name="P390"/>
      <text:p text:style-name="P469"><text:span text:style-name="T315">Нью: </text:span><text:span text:style-name="T431">А теперь б</text:span><text:span text:style-name="T315">ери меня за руку!</text:span></text:p>
      <text:p text:style-name="P390">Кендзи: Зачем?</text:p>
      <text:p text:style-name="P390">Нью: Бери! Так надо!</text:p>
      <text:p text:style-name="P390"/>
      <text:p text:style-name="P412">Нью настойчиво замахала своей пятерней, приветливо растопырив пальцы. Я протянул свою ладонь навстречу, неумело пытаясь взять её за руку.</text:p>
      <text:p text:style-name="P412"/>
      <text:p text:style-name="P412">Нью: <text:span text:style-name="T536">Д</text:span>а не так! Вот так!</text:p>
      <text:p text:style-name="P412"/>
      <text:p text:style-name="P505"><text:span text:style-name="T483">Не с первой попытки, но наши пальцы сплелись в замок. </text:span><text:span text:style-name="T484">Только сейчас, я приметил какая аккуратная и маленькая была ладонь Нью. И при этом мягкая и тёплая.</text:span></text:p>
      <text:p text:style-name="P420"/>
      <text:p text:style-name="P233"><text:span text:style-name="T38">#</text:span><text:span text:style-name="T32">Первый раз подержался за ручку, надо расписать.</text:span></text:p>
      <text:p text:style-name="P420"/>
      <text:p text:style-name="P506"><text:span text:style-name="T486">Так, держась за руки мы и вошли за двери аптеки. </text:span><text:span text:style-name="T489">Моё</text:span><text:span text:style-name="T486"> тело сразу же окутала приятная прохлада а нос заполнил запах медикаментов. Нью повела меня вдоль белых прилавков в дальний угол. Именно здесь мы нашли </text:span><text:span text:style-name="T495">противозачаточные средства</text:span><text:span text:style-name="T486">.</text:span></text:p>
      <text:p text:style-name="P391"/>
      <text:p text:style-name="P391">Нью: У тебя деньги есть?</text:p>
      <text:p text:style-name="P506"><text:span text:style-name="T486">Кендзи: </text:span><text:span text:style-name="T412">Ты что? Прямо сейчас будешь покупать? Давай я сам, </text:span><text:span text:style-name="T485">позже</text:span><text:span text:style-name="T412">?</text:span></text:p>
      <text:p text:style-name="P392">Нью: Никаких потом! Деньги есть я спрашиваю?</text:p>
      <text:p text:style-name="P392">Кендзи: Карта…</text:p>
      <text:p text:style-name="P392"/>
      <text:p text:style-name="P472"><text:span text:style-name="T412">Удовлетворившись моим ответом, Нью схватила пачку каких-то таблеток, </text:span><text:span text:style-name="T452">а к ней ещё в пару</text:span><text:span text:style-name="T412">.</text:span></text:p>
      <text:p text:style-name="P392"/>
      <text:p text:style-name="P392">Кендзи: К - куда столько?</text:p>
      <text:p text:style-name="P392">Нью: На будущее!</text:p>
      <text:p text:style-name="P392"/>
      <text:p text:style-name="P472"><text:span text:style-name="T412">Кроме того, Нью схватила ещё и </text:span><text:span text:style-name="T415">тюбик</text:span><text:span text:style-name="T412"> какого-то лубриканта.</text:span></text:p>
      <text:p text:style-name="P392"/>
      <text:p text:style-name="P392">Кендзи: А это то зачем?</text:p>
      <text:p text:style-name="P392"/>
      <text:p text:style-name="P471"><text:span text:style-name="T414">Нью: </text:span><text:span text:style-name="T413">Да не лезь ты! Вдруг у меня случится вагинизм! Как ты мне вставишь тогда, придурок?</text:span></text:p>
      <text:p text:style-name="P393"/>
      <text:p text:style-name="P394">Нью похоже опять нарочно крикнула это громко, на всю аптеку.</text:p>
      <text:p text:style-name="P394"/>
      <text:p text:style-name="P394">Кендзи: Тсс… ты чего так кричишь? Что ещё за вагинизм? Ты что, чем-то болеешь?</text:p>
      <text:p text:style-name="P470"><text:span text:style-name="T413">Нью: Сам ты </text:span><text:span text:style-name="T453">болеешь!</text:span><text:span text:style-name="T413"> Это же мой первый раз будет, балда. Вдруг я от страха вся сожмусь, и ты не сможешь войти! Что будем делать? Нужно больше смазки!</text:span></text:p>
      <text:p text:style-name="P394"/>
      <text:p text:style-name="P395"><text:soft-page-break/>Нью подумала немного, и прихватила ещё пару тюбиков. Я только крякнул от удивления.</text:p>
      <text:p text:style-name="P395"/>
      <text:p text:style-name="P395">Нью: А тебе что взять?</text:p>
      <text:p text:style-name="P395">Кендзи: Мне?</text:p>
      <text:p text:style-name="P395">Нью: Ну да. Вдруг у тебя не встанет? Ты же старенький уже! Может виагру?</text:p>
      <text:p text:style-name="P395">Кендзи: Ничего мне не надо!</text:p>
      <text:p text:style-name="P396"/>
      <text:p text:style-name="P476"><text:span text:style-name="T419">Нью только пожала плечами. Прижимая к груди пачки с таблетками и тюбики она отправилась в сторону кассы. Но не дошла. </text:span><text:span text:style-name="T423">О</text:span><text:span text:style-name="T419">становилась возле полки с какими-то медицинскими приспособлениями.</text:span></text:p>
      <text:p text:style-name="P396"/>
      <text:p text:style-name="P473"><text:span text:style-name="T315">Нью: Это тоже возьмём. Бери </text:span><text:span text:style-name="T424">ты</text:span><text:span text:style-name="T315">, у меня руки заняты.</text:span></text:p>
      <text:p text:style-name="P476"><text:span text:style-name="T419">Кендзи: </text:span><text:span text:style-name="T418">Чего</text:span><text:span text:style-name="T419"> брать?</text:span></text:p>
      <text:p text:style-name="P396"/>
      <text:p text:style-name="P397">Нью громко и чётко прочитала описание на ценнике товара. Отстукивая каждое слово сво<text:span text:style-name="T523">ими сандалиями</text:span> по кафел<text:span text:style-name="T523">ьному полу</text:span>.</text:p>
      <text:p text:style-name="P396"/>
      <text:p text:style-name="P474"><text:span text:style-name="T416">Нью: Груша резиновая для промывания прямой кишки</text:span><text:span text:style-name="T415">. </text:span><text:span text:style-name="T417">Вот это.</text:span><text:span text:style-name="T415"> </text:span><text:span text:style-name="T416">Бери!</text:span></text:p>
      <text:p text:style-name="P475"><text:span text:style-name="T416">К</text:span><text:span text:style-name="T315">ендзи: Господи! Да говори ты потише! И зачем тебе груша то эта?</text:span></text:p>
      <text:p text:style-name="P398"/>
      <text:p text:style-name="P399">Нью нахмурилась.</text:p>
      <text:p text:style-name="P399"/>
      <text:p text:style-name="P399">Нью: Дурочка не включай, ладно? Бери!</text:p>
      <text:p text:style-name="P399"/>
      <text:p text:style-name="P479"><text:span text:style-name="T426">Я послушно взял одну синюю грушу из кучи других. Нью немедленно потянула м</text:span><text:span text:style-name="T432">еня за руку,</text:span><text:span text:style-name="T426"> к выходу из магазина, на кассу.</text:span></text:p>
      <text:p text:style-name="P400"/>
      <text:p text:style-name="P400">Кендзи: Слушай, мы же не вместе на кассу пойдём? Давай это всё мне? Я оплачу, один. Или возьми мою карточку и купи сама? А?</text:p>
      <text:p text:style-name="P400"/>
      <text:p text:style-name="P217">#Расширит и углубить. Выразить переживания героя через всякую хуйню, типа «скрипящей товарной ленты», «коробка с таблетками никак не хотела пропикиваться», «клизма укатилась под стол блять, или на ней не оказалось штрихкода»» и подобное.</text:p>
      <text:p text:style-name="P400"/>
      <text:p text:style-name="P479"><text:span text:style-name="T426">Нью ничего не ответила. Только крепче сжала мою руку, так что заскрипели костяшки на пальцах. Возле кассы мы оказались вдвоём. Благо других покупателей не было, только кассир наблюдал, как Нью </text:span><text:span text:style-name="T425">выкладывала</text:span><text:span text:style-name="T426"> коробки и тюбики на ленту. Я осторожно положил </text:span><text:span text:style-name="T425">рядышком</text:span><text:span text:style-name="T426"> резиновую грушу, </text:span><text:span text:style-name="T420">стараясь не смотреть в глаза кассиру.</text:span></text:p>
      <text:p text:style-name="P401"/>
      <text:p text:style-name="P477"><text:span text:style-name="T420">К</text:span><text:span text:style-name="T315">ассир: Что ещё молодые люди? Пакет?</text:span></text:p>
      <text:p text:style-name="P402"/>
      <text:p text:style-name="P478"><text:span text:style-name="T422">Пока я трясся и переваривал фразу «молодые люди», Нью </text:span><text:span text:style-name="T421">промычала что-то и кивнула кассирше</text:span><text:span text:style-name="T422">. Затем, протянула руку к стопке презервативов на кассе. Одна, вторая, третья… на ленте выросла башня из шести пачек презервативов! </text:span><text:span text:style-name="T425">Я, расширенными от страха глазами, </text:span><text:span text:style-name="T430">только и успевал,</text:span><text:span text:style-name="T425"> </text:span><text:span text:style-name="T430">что</text:span><text:span text:style-name="T425"> читать яркие этикетки. «Ультра тонкие», «</text:span><text:span text:style-name="T427">Супер прочные</text:span><text:span text:style-name="T425">», «</text:span><text:span text:style-name="T427">Со вкусом</text:span><text:span text:style-name="T425">», «</text:span><text:span text:style-name="T427">С анестетиком</text:span><text:span text:style-name="T425">», «</text:span><text:span text:style-name="T428">Анти аллергенные</text:span><text:span text:style-name="T425">»… с</text:span><text:span text:style-name="T422"> каждой новой пачкой, волна мурашек пробегала по моей спине, а Нью словно сильнее сжимала мою руку, мокрую от пота, несмотря на прохладу </text:span><text:span text:style-name="T429">в магазине</text:span><text:span text:style-name="T422">.</text:span></text:p>
      <text:p text:style-name="P403"><text:soft-page-break/>Отпустила мою руку она только тогда, когда кассирша отбила коробочки с товаром и уложила в пакет. Я воспользовался этим и расплатился за покупки. Тут же, Нью вновь схватила меня за руку и потянула за собой так сильно что я буквально побежал вслед за ней.</text:p>
      <text:p text:style-name="P403"/>
      <text:p text:style-name="P480"><text:span text:style-name="T433">Н</text:span><text:span text:style-name="T315">ью: Фуф! Хорошо было там! Прохладно!</text:span></text:p>
      <text:p text:style-name="P404">Кендзи: Прохладно…</text:p>
      <text:p text:style-name="P404"/>
      <text:p text:style-name="P481"><text:span text:style-name="T435">Несмотря на прохладу я вспотел как вол на пашне. Этот поход в аптеку многого мне стоил, включая большого количества </text:span><text:span text:style-name="T436">потраченных </text:span><text:span text:style-name="T435">денег. Нью весело улыбалась, и </text:span><text:span text:style-name="T434">теребила пакет с покупками, который зажала между ног.</text:span></text:p>
      <text:p text:style-name="P404"/>
      <text:p text:style-name="P404">Нью: Эй, Кендзи-кун? А у тебя есть надувной матрац?</text:p>
      <text:p text:style-name="P404">Кендзи: Не помню. Может и есть. А зачем тебе ещё и матрац надувной?</text:p>
      <text:p text:style-name="P482"><text:span text:style-name="T434">Нью: Если у тебя сестра дома, то перепихнуться не получится же. А если есть надувной матрац — мы можем прямо в нашем штабе его разложить. </text:span><text:span text:style-name="T436">Или в другой комнате, просторнее… </text:span><text:span text:style-name="T437">или... </text:span><text:span text:style-name="T455">идея!</text:span><text:span text:style-name="T437"> </text:span><text:span text:style-name="T455">М</text:span><text:span text:style-name="T437">ожно на крыше его расстелить! Прямо на школьной крыше! Ты только представь каково это будет? </text:span><text:span text:style-name="T438">Здорово будет! </text:span><text:span text:style-name="T439">Или нет! Ещё лучше! Принесём его на кошачью гору! Поднимем на башню! И потрахаемся от души, за родителей Касуми! Помянем их так сказать! </text:span><text:span text:style-name="T440">Ты запустишь салют в их честь! </text:span><text:span text:style-name="T442">Запустишь прямо в меня!</text:span><text:span text:style-name="T440"> Много салютов! А я их торжественно приму. </text:span><text:span text:style-name="T442">Приму</text:span><text:span text:style-name="T440"> </text:span><text:span text:style-name="T442">куда ты </text:span><text:span text:style-name="T456">захочешь</text:span><text:span text:style-name="T440">! </text:span><text:span text:style-name="T441">Ха — ха!</text:span></text:p>
      <text:p text:style-name="P405"/>
      <text:p text:style-name="P544"><text:span text:style-name="T498">Мне оставалось только криво улыбаться, слушая этот </text:span><text:span text:style-name="T499">идиотский </text:span><text:span text:style-name="T500">план</text:span><text:span text:style-name="T498">.</text:span></text:p>
      <text:p text:style-name="P368"/>
      <text:p text:style-name="P368">Нью: Так что если найдёшь — тащи его завтра в наш штаб. Понял?</text:p>
      <text:p text:style-name="P369">Кендзи: Понял! Я поищу.</text:p>
      <text:p text:style-name="P369">Нью: Ну тогда до завтра Кендзи-кун! Пока!</text:p>
      <text:p text:style-name="P369"/>
      <text:p text:style-name="P370">Нью сорвалась с место и убежала от меня прочь, размахивая пакетом. <text:span text:style-name="T518">Я остался один. </text:span><text:span text:style-name="T519">И</text:span><text:span text:style-name="T518"> как вчера ночью, вновь мне хотелось сказать, закричать, спросить у кого-то. Что это произошло со мной сегодня, правда ли всё это? Не сон?</text:span></text:p>
      <text:p text:style-name="P483"><text:span text:style-name="T443">Я ощущал себя, как школьник, который нашёл родительскую кассету с порнографией и </text:span><text:span text:style-name="T445">собирался</text:span><text:span text:style-name="T443"> её посмотреть. Я чувствовал себя очень странно. Лицо горело от загара, руки </text:span><text:span text:style-name="T444">чесались</text:span><text:span text:style-name="T443"> от укусов насекомых и </text:span><text:span text:style-name="T445">колючек</text:span><text:span text:style-name="T443"> растений, ныла правая нога. А все внутренности трясло от перевозбуждения. </text:span><text:span text:style-name="T444">Я шагал домой, прихрамывая и каждые несколько шагов поправляя свой хозяйство через карманы </text:span><text:span text:style-name="T445">джинсов</text:span><text:span text:style-name="T444">. </text:span><text:span text:style-name="T445">А хозяйство, упрямо</text:span><text:span text:style-name="T444"> лезло наружу, только в памяти всплывали события, что мы пережили с Нью сегодня. Её слова. Её обещания.</text:span></text:p>
      <text:p text:style-name="P484"><text:span text:style-name="T444">Н</text:span><text:span text:style-name="T315">о под этими сладостными и радостными мыслями, притаилась одна. Которую я тщательно игнорировал. Но о которой я услышал сразу же, как переступил порог дома.</text:span></text:p>
      <text:p text:style-name="P406"/>
      <text:p text:style-name="P406">Айко: Касуми!</text:p>
      <text:p text:style-name="P407">Кендзи: А? Чего?</text:p>
      <text:p text:style-name="P407">Айко: Ватанабэ!</text:p>
      <text:p text:style-name="P507"><text:span text:style-name="T488">Кендзи: </text:span><text:span text:style-name="T487">Кто</text:span><text:span text:style-name="T454">?</text:span></text:p>
      <text:p text:style-name="P408"/>
      <text:p text:style-name="P409">Толи я плохо соображал, толи Айко разучилась говорить связно. Но только на третий раз, я понял что она пыталась мне сказать.</text:p>
      <text:p text:style-name="P409"/>
      <text:p text:style-name="P409">Айко: Ватанабэ-сан, сказал что видел тебя и Касуми.</text:p>
      <text:p text:style-name="P410">Кендзи: А… Ватанабэ. Да, видел… <text:span text:style-name="T524">меня и </text:span>Ка… суми.</text:p>
      <text:p text:style-name="P413"><text:soft-page-break/>Айко: Вы целовались? Да?</text:p>
      <text:p text:style-name="P414">Кендзи: А? Что за вопросы?</text:p>
      <text:p text:style-name="P414">Айко: Ватанабэ-сан сказал что вы целовались. <text:span text:style-name="T530">Это так? Или он пошутил?</text:span></text:p>
      <text:p text:style-name="P414">Кендзи: Ну раз Ватанабэ <text:span text:style-name="T531">так</text:span> сказал, значит правда.</text:p>
      <text:p text:style-name="P415">Айко: Вот значит как…</text:p>
      <text:p text:style-name="P415"/>
      <text:p text:style-name="P416">Пока Айко молчала я сел за стол. <text:span text:style-name="T532">Айко догадалась что я собирался поужинать, и принялась расставлять тарелки перед столом.</text:span></text:p>
      <text:p text:style-name="P416"/>
      <text:p text:style-name="P417">Айко: Он сказал что она красивая. Это тоже правда?</text:p>
      <text:p text:style-name="P417">Кендзи: Ну да. Вполне <text:span text:style-name="T537">себе красивая.</text:span></text:p>
      <text:p text:style-name="P421">Айко: Вот значит как… <text:span text:style-name="T538">А она разве блондинка? Касуми разве блондинка? Ватанабе сказал, что у неё светлые волосы.</text:span></text:p>
      <text:p text:style-name="P424">Кендзи: Ну да, светлые.</text:p>
      <text:p text:style-name="P424">Айко: А на фотографии?</text:p>
      <text:p text:style-name="P424">Конечно же, на фотографии, которую видела Айка, была ещё та «настоящая» Касуми. И волосы у неё были <text:span text:style-name="T546">совсем не</text:span> светлые.</text:p>
      <text:p text:style-name="P424"/>
      <text:p text:style-name="P424">Кендзи: Она… покрасилась. Вчера покрасилась. Говорит, так сейчас модно.</text:p>
      <text:p text:style-name="P424">Айко: Модно?</text:p>
      <text:p text:style-name="P542"><text:span text:style-name="T493">Кендзи: </text:span><text:span text:style-name="T492">Модно </text:span><text:span text:style-name="T494">да, а</text:span><text:span text:style-name="T493">… </text:span><text:span text:style-name="T492">ты</text:span><text:span text:style-name="T493"> </text:span><text:span text:style-name="T492">лучше скажи</text:span><text:span text:style-name="T493">? </text:span><text:span text:style-name="T492">Ты не помнишь,</text:span><text:span text:style-name="T493"> </text:span><text:span text:style-name="T492">г</text:span><text:span text:style-name="T493">де наш надувной матрац лежит?</text:span></text:p>
      <text:p text:style-name="P422">Айко: Надувной? Зачем он тебе?</text:p>
      <text:p text:style-name="P422">Кендзи: Нужен. Мы с Н… мы с Касуми на море хотим съездить. Вот и спрашиваю, был же у нас?</text:p>
      <text:p text:style-name="P423">Айко: На море…</text:p>
      <text:p text:style-name="P423"/>
      <text:p text:style-name="P423">Айко рассеяно уставилась на бумажного журавлика, стоящего на столе.</text:p>
      <text:p text:style-name="P423"/>
      <text:p text:style-name="P220">Айко: Я помню… вроде. <text:span text:style-name="T539">Я</text:span> сейчас!</text:p>
      <text:p text:style-name="P221"/>
      <text:p text:style-name="P222">Айко убежала с кухни. Очевидно в кладовку, искать наш старый надувной матрац. Я же, оставшись один, жалел о том, что позволил ей увидеть фотографию с Касуми тогда, позавчера. Наверное не так страшно, но вдруг она встретит Касуми, ту самую Касуми? Начнёт её расспрашивать, в самом деле ли я её парень? Как бы чего не вышло.</text:p>
      <text:p text:style-name="P222">Наверное я зря себя накручива<text:span text:style-name="T540">л</text:span>. Вряд-ли Айко <text:span text:style-name="T540">точно помнит, как выглядит Касуми, она же не успела эту фотографию нормально рассмотреть.</text:span></text:p>
      <text:p text:style-name="P223">Я думал об этом и рылся в кармане. Достал телефон криво усмехнулся, глядя на рабочий стол с Нью, держащей во рту презерватив. После я открыл галерею чтобы ещё раз взглянуть на фотографию Касуми. Но на фотографию взглянуть не получилось. Не было фотографии. Да и вообще, галерея была абсолютно пуста, только фотография Нью, и больше ничего.</text:p>
      <text:p text:style-name="P223"/>
      <text:p text:style-name="P223">Голос: А как же парень?</text:p>
      <text:p text:style-name="P222"/>
      <text:p text:style-name="P223">Я вздрогнул и <text:span text:style-name="T541">поднял голову. Айко совсем бесшумно вернулась в комнату. В руках у неё был сложенный в рулон матрац.</text:span></text:p>
      <text:p text:style-name="P223"/>
      <text:p text:style-name="P219">#Написать, что запах матраца напомнил Кендзи о каких-то моментах из прошлого, когда он ездил с Айко на море.</text:p>
      <text:p text:style-name="P223"><text:soft-page-break/></text:p>
      <text:p text:style-name="P223">Айко: Парень Касуми? С ним что?</text:p>
      <text:p text:style-name="P223"/>
      <text:p text:style-name="P224">Я не сразу понял о чём говорит Айко. За сегодняшний день, я и позабыл о мнимом парне Касуми, которого так сильно боялся ещё вчера.</text:p>
      <text:p text:style-name="P224"/>
      <text:p text:style-name="P224">Кендзи: Да нет <text:span text:style-name="T542">у неё</text:span> никакого парня.</text:p>
      <text:p text:style-name="P225">Айко: Нет? А кто записку написал, кто объявления расклеил?</text:p>
      <text:p text:style-name="P225">Кендзи: А это… это дурачок какой-то! Не волнуйся, я ему по шее надавал, и больше он так делать не будет.</text:p>
      <text:p text:style-name="P225"/>
      <text:p text:style-name="P226">Не знаю, нужно ли было говорить, что я надавал по шее какому-то несуществующему сталкеру. <text:span text:style-name="T543">Сказал бы лучше, что поговорил с ним </text:span><text:span text:style-name="T545">как мужчина с мужчиной или просто поговорил</text:span><text:span text:style-name="T543">. Но Айко подробностей расспрашивать не стала. Сложила матрац на стол.</text:span></text:p>
      <text:p text:style-name="P226"/>
      <text:p text:style-name="P227">Айко: Только пожалуйста, будь аккуратнее, не заплывай далеко. Ладно?</text:p>
      <text:p text:style-name="P227">Кендзи: <text:span text:style-name="T544">Угу</text:span>.</text:p>
      <text:p text:style-name="P227"/>
      <text:p text:style-name="P228">Айко оставила меня на кухне одного.</text:p>
      <text:p text:style-name="P425"/>
      <text:p text:style-name="P229">#Кендзи вспоминает как готовился ко второй встрече с Касуми, и готовится к встрече с Хоши</text:p>
      <text:p text:style-name="P229"/>
      <text:p text:style-name="P549"><text:span text:style-name="T236">В кладовке всё лежало так, как я оставил. Как в тот день, когда я встретил Касуми. Касуми… зря я позволил Айко залезть в мой телефон. А вдруг Айко встретит её на улице? Ту, настоящую Касуми. Хотя, </text:span><text:span text:style-name="T237">т</text:span><text:span text:style-name="T236">ак ли хорошо </text:span><text:span text:style-name="T237">моя сестра </text:span><text:span text:style-name="T236">рассмотрела </text:span><text:span text:style-name="T237">ту</text:span><text:span text:style-name="T236"> фотографи</text:span><text:span text:style-name="T237">ю</text:span><text:span text:style-name="T236">? </text:span><text:span text:style-name="T237">Так ли хорошо запомнила </text:span><text:span text:style-name="T241">её внешность</text:span><text:span text:style-name="T237">?</text:span></text:p>
      <text:p text:style-name="P550"><text:span text:style-name="T237">Мне и самому показалось, что я почти не помню Касуми. Единственное что всплыло в памяти, это её тонкая загорелая рука, перебинтованная ослепительно белым бинтом. А потом, кровь. Опять капли крови и испачканная в крови матроска. </text:span><text:span text:style-name="T238">И за бинтами, за пятнами крови ничего больше.</text:span></text:p>
      <text:p text:style-name="P551"><text:span text:style-name="T56">Я достал телефон, криво усмехнулся, глядя на </text:span><text:span text:style-name="T239">фотографию Нью на рабочем столе</text:span><text:span text:style-name="T56">. Открыл галерею. Вот только галерея была п</text:span><text:span text:style-name="T239">рактически пуста. Ничего в ней кроме снимка Нью не было. Ни моих старых снимков, ни того, с Касуми, который я хотел увидеть.</text:span></text:p>
      <text:p text:style-name="P173"/>
      <text:p text:style-name="P552"><text:span text:style-name="T239">К</text:span><text:span text:style-name="T56">ендзи: Надо же…</text:span></text:p>
      <text:p text:style-name="P174"/>
      <text:p text:style-name="P554"><text:span text:style-name="T240">Я вздохнул. Единственное доказательство того, что когда-то я дружил с реальной Касуми — пропал. Похоже что Нью времени зря не теряла, пока рылась в моем телефоне и стёрла все фотографии </text:span><text:span text:style-name="T242">начисто</text:span><text:span text:style-name="T240">. </text:span><text:span text:style-name="T242">Осталась только сама Нью. Похабно улыбающаяся и держащая в зубах презерватив в обёртке.</text:span></text:p>
      <text:p text:style-name="P553"><text:span text:style-name="T237">Г</text:span><text:span text:style-name="T56">оревать по утраченной фотографии я не стал. Пусть будет так, ничего не поделаешь, раз уж у Нью такая к Касуми неприязнь. Так уж мне нужна была эта фотография, ведь ничего в итоге не получилось.</text:span></text:p>
      <text:p text:style-name="P175">Я отогнал мысли о Касуми подальше, и приступил к поискам матраца. Правда искать долго не пришлось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9" meta:paragraph-count="688" meta:word-count="10302" meta:character-count="61195" meta:non-whitespace-character-count="51518"/>
  </office:meta>
</office:document-meta>
</file>